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16285c05" officeooo:paragraph-rsid="16285c05"/>
    </style:style>
    <style:style style:name="P2" style:family="paragraph" style:parent-style-name="Text_20_body">
      <style:text-properties fo:language="cs" fo:country="CZ" officeooo:rsid="16a28e73" officeooo:paragraph-rsid="16a28e73"/>
    </style:style>
    <style:style style:name="P3" style:family="paragraph" style:parent-style-name="Text_20_body">
      <style:text-properties fo:language="cs" fo:country="CZ" officeooo:rsid="16c196cf" officeooo:paragraph-rsid="177111fe"/>
    </style:style>
    <style:style style:name="P4" style:family="paragraph" style:parent-style-name="Text_20_body">
      <style:text-properties fo:language="cs" fo:country="CZ" officeooo:rsid="16e692ef" officeooo:paragraph-rsid="16e692ef"/>
    </style:style>
    <style:style style:name="P5" style:family="paragraph" style:parent-style-name="Text_20_body">
      <style:text-properties fo:language="cs" fo:country="CZ" officeooo:rsid="176c7497" officeooo:paragraph-rsid="176c7497"/>
    </style:style>
    <style:style style:name="P6" style:family="paragraph" style:parent-style-name="Text_20_body">
      <style:text-properties fo:language="cs" fo:country="CZ" officeooo:rsid="177c18a6" officeooo:paragraph-rsid="177c18a6"/>
    </style:style>
    <style:style style:name="P7" style:family="paragraph" style:parent-style-name="Text_20_body">
      <style:text-properties fo:language="cs" fo:country="CZ" officeooo:rsid="17658b8f" officeooo:paragraph-rsid="17658b8f"/>
    </style:style>
    <style:style style:name="P8" style:family="paragraph" style:parent-style-name="Text_20_body">
      <style:text-properties fo:language="cs" fo:country="CZ" officeooo:rsid="16cf1883" officeooo:paragraph-rsid="16feebf3"/>
    </style:style>
    <style:style style:name="P9" style:family="paragraph" style:parent-style-name="Text_20_body">
      <style:text-properties fo:language="cs" fo:country="CZ" officeooo:rsid="16cf1883" officeooo:paragraph-rsid="16cf1883"/>
    </style:style>
    <style:style style:name="P10" style:family="paragraph" style:parent-style-name="Text_20_body">
      <style:text-properties fo:language="cs" fo:country="CZ" officeooo:rsid="16cf1883" officeooo:paragraph-rsid="186bd5fd"/>
    </style:style>
    <style:style style:name="P11" style:family="paragraph" style:parent-style-name="Text_20_body">
      <style:text-properties fo:language="cs" fo:country="CZ" officeooo:rsid="16d8872a" officeooo:paragraph-rsid="16d8872a"/>
    </style:style>
    <style:style style:name="P12" style:family="paragraph" style:parent-style-name="Text_20_body">
      <style:text-properties fo:language="cs" fo:country="CZ" officeooo:rsid="176e35c4" officeooo:paragraph-rsid="176e35c4"/>
    </style:style>
    <style:style style:name="P13" style:family="paragraph" style:parent-style-name="Text_20_body">
      <style:text-properties officeooo:rsid="167553eb" officeooo:paragraph-rsid="16a554bf"/>
    </style:style>
    <style:style style:name="P14" style:family="paragraph" style:parent-style-name="Text_20_body">
      <style:text-properties fo:font-style="italic" officeooo:rsid="1687ad29" officeooo:paragraph-rsid="1687ad29" style:font-style-asian="italic" style:font-style-complex="italic"/>
    </style:style>
    <style:style style:name="P15" style:family="paragraph" style:parent-style-name="Text_20_body">
      <style:text-properties fo:font-style="italic" officeooo:rsid="16e126ee" officeooo:paragraph-rsid="16e126ee" style:font-style-asian="italic" style:font-style-complex="italic"/>
    </style:style>
    <style:style style:name="P16" style:family="paragraph" style:parent-style-name="Text_20_body">
      <style:text-properties fo:font-style="normal" officeooo:rsid="14bd3906" officeooo:paragraph-rsid="16d46c53" style:font-style-asian="normal" style:font-style-complex="normal"/>
    </style:style>
    <style:style style:name="P17" style:family="paragraph" style:parent-style-name="Text_20_body">
      <style:text-properties fo:font-style="normal" officeooo:rsid="149e3598" officeooo:paragraph-rsid="16d97bd0" style:font-style-asian="normal" style:font-style-complex="normal"/>
    </style:style>
    <style:style style:name="P18" style:family="paragraph" style:parent-style-name="Text_20_body">
      <style:text-properties fo:font-style="normal" officeooo:rsid="1718fe83" officeooo:paragraph-rsid="1718fe83" style:font-style-asian="normal" style:font-style-complex="normal"/>
    </style:style>
    <style:style style:name="P19" style:family="paragraph" style:parent-style-name="Text_20_body">
      <style:text-properties fo:font-style="normal" officeooo:rsid="17dd539a" officeooo:paragraph-rsid="17dd539a" style:font-style-asian="normal" style:font-style-complex="normal"/>
    </style:style>
    <style:style style:name="P20" style:family="paragraph" style:parent-style-name="Text_20_body">
      <style:text-properties fo:font-style="normal" officeooo:rsid="17e39e46" officeooo:paragraph-rsid="17e4e207" style:font-style-asian="normal" style:font-style-complex="normal"/>
    </style:style>
    <style:style style:name="P21" style:family="paragraph" style:parent-style-name="Text_20_body">
      <style:text-properties officeooo:rsid="17551639" officeooo:paragraph-rsid="17551639"/>
    </style:style>
    <style:style style:name="P22" style:family="paragraph" style:parent-style-name="Text_20_body">
      <style:text-properties officeooo:rsid="1757dccf" officeooo:paragraph-rsid="1757dccf"/>
    </style:style>
    <style:style style:name="P23" style:family="paragraph" style:parent-style-name="Text_20_body">
      <style:text-properties officeooo:rsid="1763e6a9" officeooo:paragraph-rsid="1763e6a9"/>
    </style:style>
    <style:style style:name="P24" style:family="paragraph" style:parent-style-name="Text_20_body">
      <style:text-properties officeooo:rsid="17778bfb" officeooo:paragraph-rsid="17778bfb"/>
    </style:style>
    <style:style style:name="P25" style:family="paragraph" style:parent-style-name="Text_20_body">
      <style:text-properties officeooo:rsid="17885be7" officeooo:paragraph-rsid="17885be7"/>
    </style:style>
    <style:style style:name="P26" style:family="paragraph" style:parent-style-name="Text_20_body">
      <style:text-properties officeooo:rsid="178e2684" officeooo:paragraph-rsid="178e2684"/>
    </style:style>
    <style:style style:name="P27" style:family="paragraph" style:parent-style-name="Text_20_body">
      <style:text-properties officeooo:rsid="178e2684" officeooo:paragraph-rsid="16b1fcdd"/>
    </style:style>
    <style:style style:name="P28" style:family="paragraph" style:parent-style-name="Text_20_body">
      <style:text-properties officeooo:rsid="1790fa7b" officeooo:paragraph-rsid="1790fa7b"/>
    </style:style>
    <style:style style:name="P29" style:family="paragraph" style:parent-style-name="Text_20_body">
      <style:text-properties officeooo:paragraph-rsid="17f8c1ed"/>
    </style:style>
    <style:style style:name="P30" style:family="paragraph" style:parent-style-name="Text_20_body">
      <style:text-properties officeooo:rsid="183c9e40" officeooo:paragraph-rsid="183c9e40"/>
    </style:style>
    <style:style style:name="P31" style:family="paragraph" style:parent-style-name="Text_20_body">
      <style:text-properties officeooo:rsid="16676a25" officeooo:paragraph-rsid="189a8824"/>
    </style:style>
    <style:style style:name="P32" style:family="paragraph" style:parent-style-name="Text_20_body">
      <style:text-properties officeooo:rsid="16673a8b" officeooo:paragraph-rsid="189a8824"/>
    </style:style>
    <style:style style:name="P33" style:family="paragraph" style:parent-style-name="Text_20_body">
      <style:text-properties officeooo:rsid="14091d82" officeooo:paragraph-rsid="189a8824"/>
    </style:style>
    <style:style style:name="P34" style:family="paragraph" style:parent-style-name="Text_20_body">
      <style:text-properties officeooo:rsid="17a09bd5" officeooo:paragraph-rsid="189a8824"/>
    </style:style>
    <style:style style:name="P35" style:family="paragraph" style:parent-style-name="Text_20_body">
      <style:text-properties officeooo:rsid="16210454" officeooo:paragraph-rsid="189a8824"/>
    </style:style>
    <style:style style:name="P36" style:family="paragraph" style:parent-style-name="Text_20_body">
      <style:text-properties officeooo:rsid="161d70e8" officeooo:paragraph-rsid="189a8824"/>
    </style:style>
    <style:style style:name="P37" style:family="paragraph" style:parent-style-name="Text_20_body">
      <style:text-properties officeooo:rsid="167e90ce" officeooo:paragraph-rsid="189a8824"/>
    </style:style>
    <style:style style:name="P38" style:family="paragraph" style:parent-style-name="Text_20_body">
      <style:text-properties officeooo:rsid="16180751" officeooo:paragraph-rsid="189a8824"/>
    </style:style>
    <style:style style:name="P39" style:family="paragraph" style:parent-style-name="Text_20_body">
      <style:text-properties officeooo:rsid="167777b8" officeooo:paragraph-rsid="189a8824"/>
    </style:style>
    <style:style style:name="P40" style:family="paragraph" style:parent-style-name="Text_20_body">
      <style:text-properties officeooo:rsid="18a86c4e" officeooo:paragraph-rsid="18a86c4e"/>
    </style:style>
    <style:style style:name="P41" style:family="paragraph" style:parent-style-name="Text_20_body">
      <style:text-properties officeooo:rsid="18c345ae" officeooo:paragraph-rsid="18c345ae"/>
    </style:style>
    <style:style style:name="P42" style:family="paragraph" style:parent-style-name="Text_20_body">
      <style:text-properties officeooo:rsid="18c5c4b0" officeooo:paragraph-rsid="18c5c4b0"/>
    </style:style>
    <style:style style:name="P43" style:family="paragraph" style:parent-style-name="Text_20_body">
      <style:text-properties officeooo:rsid="18a4dbb4" officeooo:paragraph-rsid="18a4dbb4"/>
    </style:style>
    <style:style style:name="P44" style:family="paragraph" style:parent-style-name="Text_20_body">
      <style:text-properties officeooo:rsid="18cfd7b6" officeooo:paragraph-rsid="18cfd7b6"/>
    </style:style>
    <style:style style:name="P45" style:family="paragraph" style:parent-style-name="Text_20_body">
      <style:text-properties officeooo:rsid="18d38c5c" officeooo:paragraph-rsid="18d38c5c"/>
    </style:style>
    <style:style style:name="P46" style:family="paragraph" style:parent-style-name="Example">
      <style:text-properties fo:font-style="italic" style:font-style-asian="italic" style:font-style-complex="italic"/>
    </style:style>
    <style:style style:name="P47" style:family="paragraph" style:parent-style-name="Text_20_body" style:master-page-name="Standard">
      <style:paragraph-properties style:page-number="auto"/>
      <style:text-properties officeooo:rsid="18cc549a" officeooo:paragraph-rsid="18cfd7b6"/>
    </style:style>
    <style:style style:name="P48" style:family="paragraph" style:parent-style-name="Text_20_body" style:list-style-name="L1">
      <style:text-properties officeooo:rsid="18a4dbb4" officeooo:paragraph-rsid="18a4dbb4"/>
    </style:style>
    <style:style style:name="P49" style:family="paragraph" style:parent-style-name="Text_20_body" style:list-style-name="L2">
      <style:text-properties officeooo:rsid="18aacb64" officeooo:paragraph-rsid="18aacb64"/>
    </style:style>
    <style:style style:name="P50" style:family="paragraph" style:parent-style-name="Text_20_body" style:list-style-name="L2">
      <style:text-properties officeooo:rsid="18acbd33" officeooo:paragraph-rsid="18acbd33"/>
    </style:style>
    <style:style style:name="P51" style:family="paragraph" style:parent-style-name="Text_20_body" style:list-style-name="L2">
      <style:text-properties officeooo:rsid="18afabcd" officeooo:paragraph-rsid="18afabcd"/>
    </style:style>
    <style:style style:name="P52" style:family="paragraph" style:parent-style-name="Text_20_body" style:list-style-name="L3"/>
    <style:style style:name="P53" style:family="paragraph" style:parent-style-name="Text_20_body" style:list-style-name="L3">
      <style:text-properties fo:font-style="italic" style:font-style-asian="italic" style:font-style-complex="italic"/>
    </style:style>
    <style:style style:name="P54" style:family="paragraph" style:parent-style-name="Text_20_body" style:list-style-name="L7">
      <style:text-properties fo:font-style="italic" officeooo:rsid="16108a97" officeooo:paragraph-rsid="189a8824" style:font-style-asian="italic" style:font-style-complex="italic"/>
    </style:style>
    <style:style style:name="P55" style:family="paragraph" style:parent-style-name="Text_20_body" style:list-style-name="L10">
      <style:text-properties fo:font-style="italic" officeooo:rsid="17b84c62" officeooo:paragraph-rsid="189a8824" style:font-style-asian="italic" style:font-style-complex="italic"/>
    </style:style>
    <style:style style:name="P56" style:family="paragraph" style:parent-style-name="Text_20_body" style:list-style-name="L25">
      <style:text-properties fo:font-style="italic" officeooo:rsid="1396453c" officeooo:paragraph-rsid="16b1fcdd" style:font-style-asian="italic" style:font-style-complex="italic"/>
    </style:style>
    <style:style style:name="P57" style:family="paragraph" style:parent-style-name="Text_20_body" style:list-style-name="L25">
      <style:text-properties fo:font-style="italic" officeooo:rsid="139833c5" officeooo:paragraph-rsid="16b1fcdd" style:font-style-asian="italic" style:font-style-complex="italic"/>
    </style:style>
    <style:style style:name="P58" style:family="paragraph" style:parent-style-name="Text_20_body" style:list-style-name="L25">
      <style:text-properties fo:font-style="italic" officeooo:rsid="139de8b1" officeooo:paragraph-rsid="16b1fcdd" style:font-style-asian="italic" style:font-style-complex="italic"/>
    </style:style>
    <style:style style:name="P59" style:family="paragraph" style:parent-style-name="Text_20_body" style:list-style-name="L4"/>
    <style:style style:name="P60" style:family="paragraph" style:parent-style-name="Text_20_body" style:list-style-name="L5">
      <style:text-properties officeooo:rsid="16676a25" officeooo:paragraph-rsid="189a8824"/>
    </style:style>
    <style:style style:name="P61" style:family="paragraph" style:parent-style-name="Text_20_body" style:list-style-name="L5">
      <style:text-properties officeooo:rsid="1460b6cf" officeooo:paragraph-rsid="189a8824"/>
    </style:style>
    <style:style style:name="P62" style:family="paragraph" style:parent-style-name="Text_20_body" style:list-style-name="L6">
      <style:text-properties officeooo:rsid="16673a8b" officeooo:paragraph-rsid="189a8824"/>
    </style:style>
    <style:style style:name="P63" style:family="paragraph" style:parent-style-name="Text_20_body" style:list-style-name="L7">
      <style:text-properties officeooo:rsid="14091d82" officeooo:paragraph-rsid="189a8824"/>
    </style:style>
    <style:style style:name="P64" style:family="paragraph" style:parent-style-name="Text_20_body" style:list-style-name="L10">
      <style:text-properties officeooo:rsid="14091d82" officeooo:paragraph-rsid="189a8824"/>
    </style:style>
    <style:style style:name="P65" style:family="paragraph" style:parent-style-name="Text_20_body" style:list-style-name="L7">
      <style:text-properties officeooo:rsid="140ebb8c" officeooo:paragraph-rsid="189a8824"/>
    </style:style>
    <style:style style:name="P66" style:family="paragraph" style:parent-style-name="Text_20_body" style:list-style-name="L7">
      <style:text-properties officeooo:rsid="141070ec" officeooo:paragraph-rsid="189a8824"/>
    </style:style>
    <style:style style:name="P67" style:family="paragraph" style:parent-style-name="Text_20_body" style:list-style-name="L7">
      <style:text-properties officeooo:rsid="141c1ecf" officeooo:paragraph-rsid="189a8824"/>
    </style:style>
    <style:style style:name="P68" style:family="paragraph" style:parent-style-name="Text_20_body" style:list-style-name="L7">
      <style:text-properties officeooo:rsid="141c3c61" officeooo:paragraph-rsid="189a8824"/>
    </style:style>
    <style:style style:name="P69" style:family="paragraph" style:parent-style-name="Text_20_body" style:list-style-name="L7">
      <style:text-properties officeooo:rsid="142849c5" officeooo:paragraph-rsid="189a8824"/>
    </style:style>
    <style:style style:name="P70" style:family="paragraph" style:parent-style-name="Text_20_body" style:list-style-name="L8">
      <style:text-properties officeooo:rsid="17a09bd5" officeooo:paragraph-rsid="189a8824"/>
    </style:style>
    <style:style style:name="P71" style:family="paragraph" style:parent-style-name="Text_20_body" style:list-style-name="L9">
      <style:text-properties officeooo:rsid="166552ca" officeooo:paragraph-rsid="189a8824"/>
    </style:style>
    <style:style style:name="P72" style:family="paragraph" style:parent-style-name="Text_20_body" style:list-style-name="L10">
      <style:text-properties officeooo:rsid="16210454" officeooo:paragraph-rsid="189a8824"/>
    </style:style>
    <style:style style:name="P73" style:family="paragraph" style:parent-style-name="Text_20_body" style:list-style-name="L10">
      <style:text-properties officeooo:rsid="16484712" officeooo:paragraph-rsid="189a8824"/>
    </style:style>
    <style:style style:name="P74" style:family="paragraph" style:parent-style-name="Text_20_body" style:list-style-name="L10">
      <style:text-properties officeooo:rsid="17ba284b" officeooo:paragraph-rsid="189a8824"/>
    </style:style>
    <style:style style:name="P75" style:family="paragraph" style:parent-style-name="Text_20_body" style:list-style-name="L10">
      <style:text-properties officeooo:rsid="17d6a150" officeooo:paragraph-rsid="189a8824"/>
    </style:style>
    <style:style style:name="P76" style:family="paragraph" style:parent-style-name="Text_20_body" style:list-style-name="L10">
      <style:text-properties officeooo:rsid="1848a3d6" officeooo:paragraph-rsid="189a8824"/>
    </style:style>
    <style:style style:name="P77" style:family="paragraph" style:parent-style-name="Text_20_body" style:list-style-name="L10">
      <style:text-properties officeooo:rsid="16117e3a" officeooo:paragraph-rsid="189a8824"/>
    </style:style>
    <style:style style:name="P78" style:family="paragraph" style:parent-style-name="Text_20_body" style:list-style-name="L11">
      <style:text-properties officeooo:rsid="1662baa7" officeooo:paragraph-rsid="189a8824"/>
    </style:style>
    <style:style style:name="P79" style:family="paragraph" style:parent-style-name="Text_20_body" style:list-style-name="L12">
      <style:text-properties officeooo:rsid="161d70e8" officeooo:paragraph-rsid="189a8824"/>
    </style:style>
    <style:style style:name="P80" style:family="paragraph" style:parent-style-name="Text_20_body" style:list-style-name="L13">
      <style:text-properties officeooo:rsid="16236782" officeooo:paragraph-rsid="189a8824"/>
    </style:style>
    <style:style style:name="P81" style:family="paragraph" style:parent-style-name="Text_20_body" style:list-style-name="L13">
      <style:text-properties officeooo:rsid="1623b5ae" officeooo:paragraph-rsid="189a8824"/>
    </style:style>
    <style:style style:name="P82" style:family="paragraph" style:parent-style-name="Text_20_body" style:list-style-name="L13">
      <style:text-properties officeooo:rsid="163a6862" officeooo:paragraph-rsid="189a8824"/>
    </style:style>
    <style:style style:name="P83" style:family="paragraph" style:parent-style-name="Text_20_body" style:list-style-name="L14">
      <style:text-properties officeooo:rsid="167ad067" officeooo:paragraph-rsid="189a8824"/>
    </style:style>
    <style:style style:name="P84" style:family="paragraph" style:parent-style-name="Text_20_body" style:list-style-name="L15">
      <style:text-properties officeooo:rsid="1391e2e8" officeooo:paragraph-rsid="16b1fcdd"/>
    </style:style>
    <style:style style:name="P85" style:family="paragraph" style:parent-style-name="Text_20_body" style:list-style-name="L15">
      <style:text-properties fo:language="cs" fo:country="CZ" officeooo:rsid="13a96633" officeooo:paragraph-rsid="16b1fcdd"/>
    </style:style>
    <style:style style:name="P86" style:family="paragraph" style:parent-style-name="Text_20_body" style:list-style-name="L16">
      <style:text-properties fo:language="cs" fo:country="CZ" fo:font-style="normal" officeooo:rsid="1844da99" officeooo:paragraph-rsid="1844da99" style:font-style-asian="normal" style:font-style-complex="normal"/>
    </style:style>
    <style:style style:name="P87" style:family="paragraph" style:parent-style-name="Text_20_body" style:list-style-name="L16">
      <style:text-properties fo:language="cs" fo:country="CZ" fo:font-style="normal" officeooo:rsid="18311038" officeooo:paragraph-rsid="18311038" style:font-style-asian="normal" style:font-style-complex="normal"/>
    </style:style>
    <style:style style:name="P88" style:family="paragraph" style:parent-style-name="Text_20_body" style:list-style-name="L22">
      <style:text-properties fo:language="cs" fo:country="CZ" fo:font-style="normal" officeooo:rsid="18915e91" officeooo:paragraph-rsid="18915e91" style:font-style-asian="normal" style:font-style-complex="normal"/>
    </style:style>
    <style:style style:name="P89" style:family="paragraph" style:parent-style-name="Text_20_body" style:list-style-name="L25">
      <style:text-properties fo:language="cs" fo:country="CZ" fo:font-style="normal" officeooo:rsid="17874a96" officeooo:paragraph-rsid="17874a96" style:font-style-asian="normal" style:font-style-complex="normal"/>
    </style:style>
    <style:style style:name="P90" style:family="paragraph" style:parent-style-name="Text_20_body" style:list-style-name="L38">
      <style:text-properties fo:language="cs" fo:country="CZ" fo:font-style="normal" officeooo:rsid="174c4651" officeooo:paragraph-rsid="174cb062" style:font-style-asian="normal" style:font-style-complex="normal"/>
    </style:style>
    <style:style style:name="P91" style:family="paragraph" style:parent-style-name="Text_20_body" style:list-style-name="L25">
      <style:text-properties fo:language="cs" fo:country="CZ" fo:font-style="normal" officeooo:rsid="174c4651" officeooo:paragraph-rsid="17513b04" style:font-style-asian="normal" style:font-style-complex="normal"/>
    </style:style>
    <style:style style:name="P92" style:family="paragraph" style:parent-style-name="Text_20_body" style:list-style-name="L38">
      <style:text-properties fo:language="cs" fo:country="CZ" fo:font-style="normal" officeooo:rsid="174cb062" officeooo:paragraph-rsid="174cb062" style:font-style-asian="normal" style:font-style-complex="normal"/>
    </style:style>
    <style:style style:name="P93" style:family="paragraph" style:parent-style-name="Text_20_body" style:list-style-name="L25">
      <style:text-properties fo:language="cs" fo:country="CZ" fo:font-style="normal" officeooo:rsid="174cb062" officeooo:paragraph-rsid="17513b04" style:font-style-asian="normal" style:font-style-complex="normal"/>
    </style:style>
    <style:style style:name="P94" style:family="paragraph" style:parent-style-name="Text_20_body" style:list-style-name="L25">
      <style:text-properties fo:language="cs" fo:country="CZ" fo:font-style="normal" officeooo:rsid="172e45c1" officeooo:paragraph-rsid="172ec3b2" style:font-style-asian="normal" style:font-style-complex="normal"/>
    </style:style>
    <style:style style:name="P95" style:family="paragraph" style:parent-style-name="Text_20_body" style:list-style-name="L25">
      <style:text-properties fo:language="cs" fo:country="CZ" fo:font-style="normal" officeooo:rsid="16ff71d1" officeooo:paragraph-rsid="16ff71d1" style:font-style-asian="normal" style:font-style-complex="normal"/>
    </style:style>
    <style:style style:name="P96" style:family="paragraph" style:parent-style-name="Text_20_body" style:list-style-name="L25">
      <style:text-properties fo:language="cs" fo:country="CZ" fo:font-style="normal" officeooo:rsid="174889a0" officeooo:paragraph-rsid="17513b04" style:font-style-asian="normal" style:font-style-complex="normal"/>
    </style:style>
    <style:style style:name="P97" style:family="paragraph" style:parent-style-name="Text_20_body" style:list-style-name="L25">
      <style:text-properties fo:language="cs" fo:country="CZ" fo:font-style="normal" officeooo:rsid="175f8fd7" officeooo:paragraph-rsid="175f8fd7" style:font-style-asian="normal" style:font-style-complex="normal"/>
    </style:style>
    <style:style style:name="P98" style:family="paragraph" style:parent-style-name="Text_20_body" style:list-style-name="L25">
      <style:text-properties fo:language="cs" fo:country="CZ" fo:font-style="normal" officeooo:rsid="175fdb30" officeooo:paragraph-rsid="175fdb30" style:font-style-asian="normal" style:font-style-complex="normal"/>
    </style:style>
    <style:style style:name="P99" style:family="paragraph" style:parent-style-name="Text_20_body" style:list-style-name="L25">
      <style:text-properties fo:language="cs" fo:country="CZ" fo:font-style="normal" officeooo:rsid="175bee0e" officeooo:paragraph-rsid="175bee0e" style:font-style-asian="normal" style:font-style-complex="normal"/>
    </style:style>
    <style:style style:name="P100" style:family="paragraph" style:parent-style-name="Text_20_body" style:list-style-name="L25">
      <style:text-properties fo:language="cs" fo:country="CZ" fo:font-style="normal" officeooo:rsid="16285c05" officeooo:paragraph-rsid="17513b04" style:font-style-asian="normal" style:font-style-complex="normal"/>
    </style:style>
    <style:style style:name="P101" style:family="paragraph" style:parent-style-name="Text_20_body" style:list-style-name="L25">
      <style:text-properties fo:language="cs" fo:country="CZ" fo:font-style="normal" officeooo:rsid="175f854b" officeooo:paragraph-rsid="175f854b" style:font-style-asian="normal" style:font-style-complex="normal"/>
    </style:style>
    <style:style style:name="P102" style:family="paragraph" style:parent-style-name="Text_20_body" style:list-style-name="L22">
      <style:text-properties fo:language="cs" fo:country="CZ" fo:font-style="normal" fo:font-weight="normal" officeooo:rsid="15fec5c2" officeooo:paragraph-rsid="16b3a0a7" style:font-style-asian="normal" style:font-weight-asian="normal" style:font-style-complex="normal" style:font-weight-complex="normal"/>
    </style:style>
    <style:style style:name="P103" style:family="paragraph" style:parent-style-name="Text_20_body" style:list-style-name="L45">
      <style:text-properties fo:language="cs" fo:country="CZ" fo:font-style="normal" fo:font-weight="normal" officeooo:rsid="14b708d1" officeooo:paragraph-rsid="16d8872a" style:font-style-asian="normal" style:font-weight-asian="normal" style:font-style-complex="normal" style:font-weight-complex="normal"/>
    </style:style>
    <style:style style:name="P104" style:family="paragraph" style:parent-style-name="Text_20_body" style:list-style-name="L20">
      <style:text-properties fo:language="cs" fo:country="CZ" officeooo:rsid="161e8dc2" officeooo:paragraph-rsid="161e8dc2"/>
    </style:style>
    <style:style style:name="P105" style:family="paragraph" style:parent-style-name="Text_20_body" style:list-style-name="L20">
      <style:text-properties fo:language="cs" fo:country="CZ" officeooo:rsid="1620cf8e" officeooo:paragraph-rsid="1620cf8e"/>
    </style:style>
    <style:style style:name="P106" style:family="paragraph" style:parent-style-name="Text_20_body" style:list-style-name="L20">
      <style:text-properties fo:language="cs" fo:country="CZ" officeooo:rsid="161f030c" officeooo:paragraph-rsid="161f030c"/>
    </style:style>
    <style:style style:name="P107" style:family="paragraph" style:parent-style-name="Text_20_body" style:list-style-name="L22">
      <style:text-properties fo:language="cs" fo:country="CZ" officeooo:rsid="16285c05" officeooo:paragraph-rsid="16285c05"/>
    </style:style>
    <style:style style:name="P108" style:family="paragraph" style:parent-style-name="Text_20_body" style:list-style-name="L36">
      <style:text-properties fo:language="cs" fo:country="CZ" officeooo:rsid="16285c05" officeooo:paragraph-rsid="1718fe83"/>
    </style:style>
    <style:style style:name="P109" style:family="paragraph" style:parent-style-name="Text_20_body" style:list-style-name="L25">
      <style:text-properties fo:language="cs" fo:country="CZ" officeooo:rsid="16285c05" officeooo:paragraph-rsid="1881f6d2"/>
    </style:style>
    <style:style style:name="P110" style:family="paragraph" style:parent-style-name="Text_20_body" style:list-style-name="L25">
      <style:text-properties fo:language="cs" fo:country="CZ" officeooo:rsid="16285c05" officeooo:paragraph-rsid="187fef51"/>
    </style:style>
    <style:style style:name="P111" style:family="paragraph" style:parent-style-name="Text_20_body" style:list-style-name="L22">
      <style:text-properties fo:language="cs" fo:country="CZ" officeooo:rsid="1815bf1b" officeooo:paragraph-rsid="1815bf1b"/>
    </style:style>
    <style:style style:name="P112" style:family="paragraph" style:parent-style-name="Text_20_body" style:list-style-name="L22">
      <style:text-properties fo:language="cs" fo:country="CZ" officeooo:rsid="1815bf1b" officeooo:paragraph-rsid="1816c665"/>
    </style:style>
    <style:style style:name="P113" style:family="paragraph" style:parent-style-name="Text_20_body" style:list-style-name="L22">
      <style:text-properties fo:language="cs" fo:country="CZ" officeooo:rsid="180b49fc" officeooo:paragraph-rsid="180b49fc"/>
    </style:style>
    <style:style style:name="P114" style:family="paragraph" style:parent-style-name="Text_20_body" style:list-style-name="L22">
      <style:text-properties fo:language="cs" fo:country="CZ" officeooo:rsid="16326db9" officeooo:paragraph-rsid="16326db9"/>
    </style:style>
    <style:style style:name="P115" style:family="paragraph" style:parent-style-name="Text_20_body" style:list-style-name="L22">
      <style:text-properties fo:language="cs" fo:country="CZ" officeooo:rsid="184d7413" officeooo:paragraph-rsid="184d7413"/>
    </style:style>
    <style:style style:name="P116" style:family="paragraph" style:parent-style-name="Text_20_body" style:list-style-name="L22">
      <style:text-properties fo:language="cs" fo:country="CZ" officeooo:rsid="184d7413" officeooo:paragraph-rsid="184f4abc"/>
    </style:style>
    <style:style style:name="P117" style:family="paragraph" style:parent-style-name="Text_20_body" style:list-style-name="L22">
      <style:text-properties fo:language="cs" fo:country="CZ" officeooo:rsid="188e59a3" officeooo:paragraph-rsid="188e59a3"/>
    </style:style>
    <style:style style:name="P118" style:family="paragraph" style:parent-style-name="Text_20_body" style:list-style-name="L22">
      <style:text-properties fo:language="cs" fo:country="CZ" officeooo:rsid="188a035e" officeooo:paragraph-rsid="188a035e"/>
    </style:style>
    <style:style style:name="P119" style:family="paragraph" style:parent-style-name="Text_20_body" style:list-style-name="L22">
      <style:text-properties fo:language="cs" fo:country="CZ" officeooo:rsid="188c9c8b" officeooo:paragraph-rsid="188c9c8b"/>
    </style:style>
    <style:style style:name="P120" style:family="paragraph" style:parent-style-name="Text_20_body" style:list-style-name="L22">
      <style:text-properties fo:language="cs" fo:country="CZ" officeooo:rsid="189327ba" officeooo:paragraph-rsid="189327ba"/>
    </style:style>
    <style:style style:name="P121" style:family="paragraph" style:parent-style-name="Text_20_body" style:list-style-name="L22">
      <style:text-properties fo:language="cs" fo:country="CZ" fo:font-style="italic" officeooo:rsid="16bbf6e7" officeooo:paragraph-rsid="16bbf6e7" style:font-style-asian="italic" style:font-style-complex="italic"/>
    </style:style>
    <style:style style:name="P122" style:family="paragraph" style:parent-style-name="Text_20_body" style:list-style-name="L22">
      <style:text-properties fo:language="cs" fo:country="CZ" fo:font-style="italic" officeooo:rsid="16bd4392" officeooo:paragraph-rsid="16bd4392" style:font-style-asian="italic" style:font-style-complex="italic"/>
    </style:style>
    <style:style style:name="P123" style:family="paragraph" style:parent-style-name="Text_20_body" style:list-style-name="L52">
      <style:text-properties fo:language="cs" fo:country="CZ" fo:font-style="italic" officeooo:rsid="16c32597" officeooo:paragraph-rsid="177111fe" style:font-style-asian="italic" style:font-style-complex="italic"/>
    </style:style>
    <style:style style:name="P124" style:family="paragraph" style:parent-style-name="Text_20_body" style:list-style-name="L22">
      <style:text-properties fo:language="cs" fo:country="CZ" officeooo:rsid="16b548bb" officeooo:paragraph-rsid="16b548bb"/>
    </style:style>
    <style:style style:name="P125" style:family="paragraph" style:parent-style-name="Text_20_body" style:list-style-name="L22">
      <style:text-properties fo:language="cs" fo:country="CZ" officeooo:rsid="18917736" officeooo:paragraph-rsid="18917736"/>
    </style:style>
    <style:style style:name="P126" style:family="paragraph" style:parent-style-name="Text_20_body" style:list-style-name="L22">
      <style:text-properties fo:language="cs" fo:country="CZ" officeooo:rsid="180db852" officeooo:paragraph-rsid="180db852"/>
    </style:style>
    <style:style style:name="P127" style:family="paragraph" style:parent-style-name="Text_20_body" style:list-style-name="L22">
      <style:text-properties fo:language="cs" fo:country="CZ" officeooo:rsid="16bb4f6a" officeooo:paragraph-rsid="16bb4f6a"/>
    </style:style>
    <style:style style:name="P128" style:family="paragraph" style:parent-style-name="Text_20_body" style:list-style-name="L23">
      <style:text-properties fo:language="cs" fo:country="CZ" officeooo:rsid="179255d4" officeooo:paragraph-rsid="179255d4"/>
    </style:style>
    <style:style style:name="P129" style:family="paragraph" style:parent-style-name="Text_20_body" style:list-style-name="L27">
      <style:text-properties fo:language="cs" fo:country="CZ" officeooo:rsid="179255d4" officeooo:paragraph-rsid="1797396c"/>
    </style:style>
    <style:style style:name="P130" style:family="paragraph" style:parent-style-name="Text_20_body" style:list-style-name="L24">
      <style:text-properties fo:language="cs" fo:country="CZ" officeooo:rsid="177a995c" officeooo:paragraph-rsid="177a995c"/>
    </style:style>
    <style:style style:name="P131" style:family="paragraph" style:parent-style-name="Text_20_body" style:list-style-name="L25">
      <style:text-properties fo:language="cs" fo:country="CZ" officeooo:rsid="177dfee5" officeooo:paragraph-rsid="177dfee5"/>
    </style:style>
    <style:style style:name="P132" style:family="paragraph" style:parent-style-name="Text_20_body" style:list-style-name="L26">
      <style:text-properties fo:language="cs" fo:country="CZ" officeooo:rsid="17c2b91d" officeooo:paragraph-rsid="17c2b91d"/>
    </style:style>
    <style:style style:name="P133" style:family="paragraph" style:parent-style-name="Text_20_body" style:list-style-name="L27">
      <style:text-properties fo:language="cs" fo:country="CZ" officeooo:rsid="17a6653a" officeooo:paragraph-rsid="17a6653a"/>
    </style:style>
    <style:style style:name="P134" style:family="paragraph" style:parent-style-name="Text_20_body" style:list-style-name="L27">
      <style:text-properties fo:language="cs" fo:country="CZ" officeooo:rsid="17a724f6" officeooo:paragraph-rsid="17a879d9"/>
    </style:style>
    <style:style style:name="P135" style:family="paragraph" style:parent-style-name="Text_20_body" style:list-style-name="L27">
      <style:text-properties fo:language="cs" fo:country="CZ" officeooo:rsid="1797396c" officeooo:paragraph-rsid="1797396c"/>
    </style:style>
    <style:style style:name="P136" style:family="paragraph" style:parent-style-name="Text_20_body" style:list-style-name="L27">
      <style:text-properties fo:language="cs" fo:country="CZ" officeooo:rsid="16778ad4" officeooo:paragraph-rsid="17ab7ee7"/>
    </style:style>
    <style:style style:name="P137" style:family="paragraph" style:parent-style-name="Text_20_body" style:list-style-name="L28">
      <style:text-properties fo:language="cs" fo:country="CZ" officeooo:rsid="1794ff5f" officeooo:paragraph-rsid="1794ff5f"/>
    </style:style>
    <style:style style:name="P138" style:family="paragraph" style:parent-style-name="Text_20_body" style:list-style-name="L28">
      <style:text-properties fo:language="cs" fo:country="CZ" officeooo:rsid="17959289" officeooo:paragraph-rsid="17959289"/>
    </style:style>
    <style:style style:name="P139" style:family="paragraph" style:parent-style-name="Text_20_body" style:list-style-name="L28">
      <style:text-properties fo:language="cs" fo:country="CZ" officeooo:rsid="179c278a" officeooo:paragraph-rsid="179c278a"/>
    </style:style>
    <style:style style:name="P140" style:family="paragraph" style:parent-style-name="Text_20_body" style:list-style-name="L29">
      <style:text-properties fo:language="cs" fo:country="CZ" officeooo:rsid="17959b48" officeooo:paragraph-rsid="17959b48"/>
    </style:style>
    <style:style style:name="P141" style:family="paragraph" style:parent-style-name="Text_20_body" style:list-style-name="L29">
      <style:text-properties fo:language="cs" fo:country="CZ" officeooo:rsid="179b1ec3" officeooo:paragraph-rsid="179b1ec3"/>
    </style:style>
    <style:style style:name="P142" style:family="paragraph" style:parent-style-name="Text_20_body" style:list-style-name="L29">
      <style:text-properties fo:language="cs" fo:country="CZ" officeooo:rsid="179a1ce5" officeooo:paragraph-rsid="179a1ce5"/>
    </style:style>
    <style:style style:name="P143" style:family="paragraph" style:parent-style-name="Text_20_body" style:list-style-name="L29">
      <style:text-properties fo:language="cs" fo:country="CZ" officeooo:rsid="177c18a6" officeooo:paragraph-rsid="17959b48"/>
    </style:style>
    <style:style style:name="P144" style:family="paragraph" style:parent-style-name="Text_20_body" style:list-style-name="L30">
      <style:text-properties fo:language="cs" fo:country="CZ" officeooo:rsid="17658b8f" officeooo:paragraph-rsid="17658b8f"/>
    </style:style>
    <style:style style:name="P145" style:family="paragraph" style:parent-style-name="Text_20_body" style:list-style-name="L30">
      <style:text-properties fo:language="cs" fo:country="CZ" officeooo:rsid="17670368" officeooo:paragraph-rsid="17670368"/>
    </style:style>
    <style:style style:name="P146" style:family="paragraph" style:parent-style-name="Text_20_body" style:list-style-name="L36">
      <style:text-properties fo:language="cs" fo:country="CZ" officeooo:rsid="17ebc552" officeooo:paragraph-rsid="17ebc552"/>
    </style:style>
    <style:style style:name="P147" style:family="paragraph" style:parent-style-name="Text_20_body" style:list-style-name="L37">
      <style:text-properties fo:language="cs" fo:country="CZ" officeooo:rsid="174889a0" officeooo:paragraph-rsid="174889a0"/>
    </style:style>
    <style:style style:name="P148" style:family="paragraph" style:parent-style-name="Text_20_body" style:list-style-name="L25">
      <style:text-properties fo:language="cs" fo:country="CZ" officeooo:rsid="16d382dc" officeooo:paragraph-rsid="16d382dc"/>
    </style:style>
    <style:style style:name="P149" style:family="paragraph" style:parent-style-name="Text_20_body" style:list-style-name="L25">
      <style:text-properties fo:language="cs" fo:country="CZ" officeooo:rsid="17433029" officeooo:paragraph-rsid="17433029"/>
    </style:style>
    <style:style style:name="P150" style:family="paragraph" style:parent-style-name="Text_20_body" style:list-style-name="L25">
      <style:text-properties fo:language="cs" fo:country="CZ" officeooo:rsid="1871c10e" officeooo:paragraph-rsid="1871c10e"/>
    </style:style>
    <style:style style:name="P151" style:family="paragraph" style:parent-style-name="Text_20_body" style:list-style-name="L25">
      <style:text-properties fo:language="cs" fo:country="CZ" officeooo:rsid="1871c10e" officeooo:paragraph-rsid="187fef51"/>
    </style:style>
    <style:style style:name="P152" style:family="paragraph" style:parent-style-name="Text_20_body" style:list-style-name="L25">
      <style:text-properties fo:language="cs" fo:country="CZ" officeooo:rsid="187670de" officeooo:paragraph-rsid="187670de"/>
    </style:style>
    <style:style style:name="P153" style:family="paragraph" style:parent-style-name="Text_20_body" style:list-style-name="L41">
      <style:text-properties fo:language="cs" fo:country="CZ" officeooo:rsid="178998af" officeooo:paragraph-rsid="178998af"/>
    </style:style>
    <style:style style:name="P154" style:family="paragraph" style:parent-style-name="Text_20_body" style:list-style-name="L25">
      <style:text-properties fo:language="cs" fo:country="CZ" officeooo:rsid="18833211" officeooo:paragraph-rsid="18833211"/>
    </style:style>
    <style:style style:name="P155" style:family="paragraph" style:parent-style-name="Text_20_body" style:list-style-name="L43">
      <style:text-properties fo:language="cs" fo:country="CZ" officeooo:rsid="164d86f3" officeooo:paragraph-rsid="164d86f3"/>
    </style:style>
    <style:style style:name="P156" style:family="paragraph" style:parent-style-name="Text_20_body" style:list-style-name="L48">
      <style:text-properties fo:language="cs" fo:country="CZ" officeooo:rsid="176fc009" officeooo:paragraph-rsid="176fc009"/>
    </style:style>
    <style:style style:name="P157" style:family="paragraph" style:parent-style-name="Text_20_body" style:list-style-name="L49">
      <style:text-properties fo:language="cs" fo:country="CZ" officeooo:rsid="1687ad29" officeooo:paragraph-rsid="176c7497"/>
    </style:style>
    <style:style style:name="P158" style:family="paragraph" style:parent-style-name="Text_20_body" style:list-style-name="L49">
      <style:text-properties fo:language="cs" fo:country="CZ" officeooo:rsid="1687ad29" officeooo:paragraph-rsid="1687ad29"/>
    </style:style>
    <style:style style:name="P159" style:family="paragraph" style:parent-style-name="Text_20_body" style:list-style-name="L50">
      <style:text-properties fo:language="cs" fo:country="CZ" officeooo:rsid="16e81372" officeooo:paragraph-rsid="16e81372"/>
    </style:style>
    <style:style style:name="P160" style:family="paragraph" style:parent-style-name="Text_20_body" style:list-style-name="L50">
      <style:text-properties fo:language="cs" fo:country="CZ" officeooo:rsid="16ea7f20" officeooo:paragraph-rsid="16ea7f20"/>
    </style:style>
    <style:style style:name="P161" style:family="paragraph" style:parent-style-name="Text_20_body" style:list-style-name="L50">
      <style:text-properties fo:language="cs" fo:country="CZ" officeooo:rsid="16ebd2ee" officeooo:paragraph-rsid="16ebd2ee"/>
    </style:style>
    <style:style style:name="P162" style:family="paragraph" style:parent-style-name="Text_20_body" style:list-style-name="L52">
      <style:text-properties fo:language="cs" fo:country="CZ" officeooo:rsid="16510f02" officeooo:paragraph-rsid="16510f02"/>
    </style:style>
    <style:style style:name="P163" style:family="paragraph" style:parent-style-name="Text_20_body" style:list-style-name="L52">
      <style:text-properties fo:language="cs" fo:country="CZ" officeooo:rsid="16510f02" officeooo:paragraph-rsid="165734c1"/>
    </style:style>
    <style:style style:name="P164" style:family="paragraph" style:parent-style-name="Text_20_body" style:list-style-name="L52">
      <style:text-properties fo:language="cs" fo:country="CZ" officeooo:rsid="1829444c" officeooo:paragraph-rsid="1829444c"/>
    </style:style>
    <style:style style:name="P165" style:family="paragraph" style:parent-style-name="Text_20_body" style:list-style-name="L53">
      <style:text-properties fo:language="cs" fo:country="CZ" officeooo:rsid="16728ae5" officeooo:paragraph-rsid="16a554bf"/>
    </style:style>
    <style:style style:name="P166" style:family="paragraph" style:parent-style-name="Text_20_body" style:list-style-name="L53">
      <style:text-properties fo:language="cs" fo:country="CZ" officeooo:rsid="183e0553" officeooo:paragraph-rsid="183e0553"/>
    </style:style>
    <style:style style:name="P167" style:family="paragraph" style:parent-style-name="Text_20_body" style:list-style-name="L53">
      <style:text-properties fo:language="cs" fo:country="CZ" officeooo:rsid="1810185b" officeooo:paragraph-rsid="183e0553"/>
    </style:style>
    <style:style style:name="P168" style:family="paragraph" style:parent-style-name="Text_20_body" style:list-style-name="L52">
      <style:text-properties fo:language="cs" fo:country="CZ" officeooo:rsid="1810185b" officeooo:paragraph-rsid="1810185b"/>
    </style:style>
    <style:style style:name="P169" style:family="paragraph" style:parent-style-name="Text_20_body" style:list-style-name="L57">
      <style:text-properties fo:language="cs" fo:country="CZ" officeooo:rsid="1810185b" officeooo:paragraph-rsid="183c9e40"/>
    </style:style>
    <style:style style:name="P170" style:family="paragraph" style:parent-style-name="Text_20_body" style:list-style-name="L53">
      <style:text-properties fo:language="cs" fo:country="CZ" officeooo:rsid="184a4ed9" officeooo:paragraph-rsid="184a4ed9"/>
    </style:style>
    <style:style style:name="P171" style:family="paragraph" style:parent-style-name="Text_20_body" style:list-style-name="L52">
      <style:text-properties fo:language="cs" fo:country="CZ" officeooo:rsid="17fe1d68" officeooo:paragraph-rsid="17fe1d68"/>
    </style:style>
    <style:style style:name="P172" style:family="paragraph" style:parent-style-name="Text_20_body" style:list-style-name="L52">
      <style:text-properties fo:language="cs" fo:country="CZ" officeooo:rsid="16c32597" officeooo:paragraph-rsid="177111fe"/>
    </style:style>
    <style:style style:name="P173" style:family="paragraph" style:parent-style-name="Text_20_body" style:list-style-name="L52">
      <style:text-properties fo:language="cs" fo:country="CZ" officeooo:rsid="16c3e26a" officeooo:paragraph-rsid="177111fe"/>
    </style:style>
    <style:style style:name="P174" style:family="paragraph" style:parent-style-name="Text_20_body" style:list-style-name="L52">
      <style:text-properties fo:language="cs" fo:country="CZ" officeooo:rsid="16c4ef48" officeooo:paragraph-rsid="177111fe"/>
    </style:style>
    <style:style style:name="P175" style:family="paragraph" style:parent-style-name="Text_20_body" style:list-style-name="L54">
      <style:text-properties fo:language="cs" fo:country="CZ" officeooo:rsid="1652c90b" officeooo:paragraph-rsid="1652c90b"/>
    </style:style>
    <style:style style:name="P176" style:family="paragraph" style:parent-style-name="Text_20_body" style:list-style-name="L54">
      <style:text-properties fo:language="cs" fo:country="CZ" officeooo:rsid="1652c90b" officeooo:paragraph-rsid="165617a9"/>
    </style:style>
    <style:style style:name="P177" style:family="paragraph" style:parent-style-name="Text_20_body" style:list-style-name="L55">
      <style:text-properties fo:language="cs" fo:country="CZ" fo:font-weight="normal" officeooo:rsid="185ed530" officeooo:paragraph-rsid="185ed530" style:font-weight-asian="normal" style:font-weight-complex="normal"/>
    </style:style>
    <style:style style:name="P178" style:family="paragraph" style:parent-style-name="Text_20_body" style:list-style-name="L55">
      <style:text-properties fo:language="cs" fo:country="CZ" fo:font-weight="normal" officeooo:rsid="16320e63" officeooo:paragraph-rsid="1859b565" style:font-weight-asian="normal" style:font-weight-complex="normal"/>
    </style:style>
    <style:style style:name="P179" style:family="paragraph" style:parent-style-name="Text_20_body" style:list-style-name="L57">
      <style:text-properties fo:language="cs" fo:country="CZ" officeooo:rsid="184184da" officeooo:paragraph-rsid="184184da"/>
    </style:style>
    <style:style style:name="P180" style:family="paragraph" style:parent-style-name="Text_20_body" style:list-style-name="L16">
      <style:text-properties officeooo:paragraph-rsid="16d5168d"/>
    </style:style>
    <style:style style:name="P181" style:family="paragraph" style:parent-style-name="Text_20_body" style:list-style-name="L16">
      <style:text-properties officeooo:paragraph-rsid="1844da99"/>
    </style:style>
    <style:style style:name="P182" style:family="paragraph" style:parent-style-name="Text_20_body" style:list-style-name="L16">
      <style:text-properties fo:font-style="normal" officeooo:rsid="1405abdd" officeooo:paragraph-rsid="16d5168d" style:font-style-asian="normal" style:font-style-complex="normal"/>
    </style:style>
    <style:style style:name="P183" style:family="paragraph" style:parent-style-name="Text_20_body" style:list-style-name="L25">
      <style:text-properties fo:font-style="normal" officeooo:rsid="177fd7e7" officeooo:paragraph-rsid="177fd7e7" style:font-style-asian="normal" style:font-style-complex="normal"/>
    </style:style>
    <style:style style:name="P184" style:family="paragraph" style:parent-style-name="Text_20_body" style:list-style-name="L32">
      <style:text-properties fo:font-style="normal" officeooo:rsid="17ee99fb" officeooo:paragraph-rsid="17ee99fb" style:font-style-asian="normal" style:font-style-complex="normal"/>
    </style:style>
    <style:style style:name="P185" style:family="paragraph" style:parent-style-name="Text_20_body" style:list-style-name="L32">
      <style:text-properties fo:font-style="normal" officeooo:rsid="17f0fb78" officeooo:paragraph-rsid="17f3e879" style:font-style-asian="normal" style:font-style-complex="normal"/>
    </style:style>
    <style:style style:name="P186" style:family="paragraph" style:parent-style-name="Text_20_body" style:list-style-name="L32">
      <style:text-properties fo:font-style="normal" officeooo:rsid="17f3e879" officeooo:paragraph-rsid="17f3e879" style:font-style-asian="normal" style:font-style-complex="normal"/>
    </style:style>
    <style:style style:name="P187" style:family="paragraph" style:parent-style-name="Text_20_body" style:list-style-name="L32">
      <style:text-properties fo:font-style="normal" officeooo:rsid="17dfcd0e" officeooo:paragraph-rsid="17dd539a" style:font-style-asian="normal" style:font-style-complex="normal"/>
    </style:style>
    <style:style style:name="P188" style:family="paragraph" style:parent-style-name="Text_20_body" style:list-style-name="L34">
      <style:text-properties fo:font-style="normal" officeooo:rsid="17dfcd0e" officeooo:paragraph-rsid="17eb20d9" style:font-style-asian="normal" style:font-style-complex="normal"/>
    </style:style>
    <style:style style:name="P189" style:family="paragraph" style:parent-style-name="Text_20_body" style:list-style-name="L33">
      <style:text-properties fo:font-style="normal" officeooo:rsid="17e1baac" officeooo:paragraph-rsid="17eb543c" style:font-style-asian="normal" style:font-style-complex="normal"/>
    </style:style>
    <style:style style:name="P190" style:family="paragraph" style:parent-style-name="Text_20_body" style:list-style-name="L33">
      <style:text-properties fo:font-style="normal" officeooo:rsid="17dd539a" officeooo:paragraph-rsid="17dd539a" style:font-style-asian="normal" style:font-style-complex="normal"/>
    </style:style>
    <style:style style:name="P191" style:family="paragraph" style:parent-style-name="Text_20_body" style:list-style-name="L35">
      <style:text-properties fo:font-style="normal" officeooo:rsid="17e4e207" officeooo:paragraph-rsid="17eaa513" style:font-style-asian="normal" style:font-style-complex="normal"/>
    </style:style>
    <style:style style:name="P192" style:family="paragraph" style:parent-style-name="Text_20_body" style:list-style-name="L38">
      <style:text-properties fo:font-style="normal" officeooo:rsid="15ec65fa" officeooo:paragraph-rsid="174889a0" style:font-style-asian="normal" style:font-style-complex="normal"/>
    </style:style>
    <style:style style:name="P193" style:family="paragraph" style:parent-style-name="Text_20_body" style:list-style-name="L38">
      <style:text-properties fo:font-style="normal" officeooo:rsid="174b0605" officeooo:paragraph-rsid="174b0605" style:font-style-asian="normal" style:font-style-complex="normal"/>
    </style:style>
    <style:style style:name="P194" style:family="paragraph" style:parent-style-name="Text_20_body" style:list-style-name="L25">
      <style:text-properties fo:font-style="normal" officeooo:rsid="174b0605" officeooo:paragraph-rsid="17513b04" style:font-style-asian="normal" style:font-style-complex="normal"/>
    </style:style>
    <style:style style:name="P195" style:family="paragraph" style:parent-style-name="Text_20_body" style:list-style-name="L25">
      <style:text-properties fo:font-style="normal" officeooo:rsid="187670de" officeooo:paragraph-rsid="187670de" style:font-style-asian="normal" style:font-style-complex="normal"/>
    </style:style>
    <style:style style:name="P196" style:family="paragraph" style:parent-style-name="Text_20_body" style:list-style-name="L25">
      <style:text-properties fo:font-style="normal" officeooo:rsid="187a6863" officeooo:paragraph-rsid="187a6863" style:font-style-asian="normal" style:font-style-complex="normal"/>
    </style:style>
    <style:style style:name="P197" style:family="paragraph" style:parent-style-name="Text_20_body" style:list-style-name="L25">
      <style:text-properties fo:font-style="normal" officeooo:rsid="139adf95" officeooo:paragraph-rsid="16b1fcdd" style:font-style-asian="normal" style:font-style-complex="normal"/>
    </style:style>
    <style:style style:name="P198" style:family="paragraph" style:parent-style-name="Text_20_body" style:list-style-name="L25">
      <style:text-properties fo:font-style="normal" officeooo:rsid="139de8b1" officeooo:paragraph-rsid="16b1fcdd" style:font-style-asian="normal" style:font-style-complex="normal"/>
    </style:style>
    <style:style style:name="P199" style:family="paragraph" style:parent-style-name="Text_20_body" style:list-style-name="L25">
      <style:text-properties fo:font-style="normal" officeooo:rsid="13aab1a1" officeooo:paragraph-rsid="16b1fcdd" style:font-style-asian="normal" style:font-style-complex="normal"/>
    </style:style>
    <style:style style:name="P200" style:family="paragraph" style:parent-style-name="Text_20_body" style:list-style-name="L25">
      <style:text-properties fo:font-style="normal" officeooo:rsid="13a4854e" officeooo:paragraph-rsid="16b1fcdd" style:font-style-asian="normal" style:font-style-complex="normal"/>
    </style:style>
    <style:style style:name="P201" style:family="paragraph" style:parent-style-name="Text_20_body" style:list-style-name="L25">
      <style:text-properties fo:font-style="normal" officeooo:rsid="13abdba5" officeooo:paragraph-rsid="16b1fcdd" style:font-style-asian="normal" style:font-style-complex="normal"/>
    </style:style>
    <style:style style:name="P202" style:family="paragraph" style:parent-style-name="Text_20_body" style:list-style-name="L25">
      <style:text-properties fo:font-style="normal" officeooo:rsid="175fdb30" officeooo:paragraph-rsid="175fdb30" style:font-style-asian="normal" style:font-style-complex="normal"/>
    </style:style>
    <style:style style:name="P203" style:family="paragraph" style:parent-style-name="Text_20_body" style:list-style-name="L25">
      <style:text-properties fo:font-style="normal" officeooo:rsid="175bee0e" officeooo:paragraph-rsid="175bee0e" style:font-style-asian="normal" style:font-style-complex="normal"/>
    </style:style>
    <style:style style:name="P204" style:family="paragraph" style:parent-style-name="Text_20_body" style:list-style-name="L25">
      <style:text-properties fo:font-style="normal" officeooo:rsid="1531dda9" officeooo:paragraph-rsid="17b27e83" style:font-style-asian="normal" style:font-style-complex="normal"/>
    </style:style>
    <style:style style:name="P205" style:family="paragraph" style:parent-style-name="Text_20_body" style:list-style-name="L46">
      <style:text-properties fo:font-style="normal" officeooo:rsid="14abd71e" officeooo:paragraph-rsid="16d9d8f6" style:font-style-asian="normal" style:font-style-complex="normal"/>
    </style:style>
    <style:style style:name="P206" style:family="paragraph" style:parent-style-name="Text_20_body" style:list-style-name="L46">
      <style:text-properties fo:font-style="normal" officeooo:rsid="152a7377" officeooo:paragraph-rsid="16d9d8f6" style:font-style-asian="normal" style:font-style-complex="normal"/>
    </style:style>
    <style:style style:name="P207" style:family="paragraph" style:parent-style-name="Text_20_body" style:list-style-name="L46">
      <style:text-properties fo:font-style="normal" officeooo:rsid="16da552f" officeooo:paragraph-rsid="16da552f" style:font-style-asian="normal" style:font-style-complex="normal"/>
    </style:style>
    <style:style style:name="P208" style:family="paragraph" style:parent-style-name="Text_20_body" style:list-style-name="L47">
      <style:text-properties fo:font-style="normal" officeooo:rsid="152d58bb" officeooo:paragraph-rsid="16e126ee" style:font-style-asian="normal" style:font-style-complex="normal"/>
    </style:style>
    <style:style style:name="P209" style:family="paragraph" style:parent-style-name="Text_20_body" style:list-style-name="L47">
      <style:text-properties fo:font-style="normal" officeooo:rsid="152eecef" officeooo:paragraph-rsid="16e126ee" style:font-style-asian="normal" style:font-style-complex="normal"/>
    </style:style>
    <style:style style:name="P210" style:family="paragraph" style:parent-style-name="Text_20_body" style:list-style-name="L47">
      <style:text-properties fo:font-style="normal" officeooo:rsid="16ef105a" officeooo:paragraph-rsid="16ef105a" style:font-style-asian="normal" style:font-style-complex="normal"/>
    </style:style>
    <style:style style:name="P211" style:family="paragraph" style:parent-style-name="Text_20_body" style:list-style-name="L22">
      <style:text-properties fo:font-style="normal" fo:font-weight="normal" officeooo:rsid="15fec5c2" officeooo:paragraph-rsid="16b3a0a7" style:font-style-asian="normal" style:font-weight-asian="normal" style:font-style-complex="normal" style:font-weight-complex="normal"/>
    </style:style>
    <style:style style:name="P212" style:family="paragraph" style:parent-style-name="Text_20_body" style:list-style-name="L44">
      <style:text-properties fo:font-style="normal" fo:font-weight="normal" officeooo:rsid="14bc7f23" officeooo:paragraph-rsid="16d8872a" style:font-style-asian="normal" style:font-weight-asian="normal" style:font-style-complex="normal" style:font-weight-complex="normal"/>
    </style:style>
    <style:style style:name="P213" style:family="paragraph" style:parent-style-name="Text_20_body" style:list-style-name="L45">
      <style:text-properties fo:font-style="normal" fo:font-weight="normal" officeooo:rsid="14b5431e" officeooo:paragraph-rsid="16d8872a" style:font-style-asian="normal" style:font-weight-asian="normal" style:font-style-complex="normal" style:font-weight-complex="normal"/>
    </style:style>
    <style:style style:name="P214" style:family="paragraph" style:parent-style-name="Text_20_body" style:list-style-name="L46">
      <style:text-properties fo:font-style="normal" fo:font-weight="normal" officeooo:rsid="154e4168" officeooo:paragraph-rsid="16bf210b" style:font-style-asian="normal" style:font-weight-asian="normal" style:font-style-complex="normal" style:font-weight-complex="normal"/>
    </style:style>
    <style:style style:name="P215" style:family="paragraph" style:parent-style-name="Text_20_body" style:list-style-name="L46">
      <style:text-properties fo:font-style="normal" fo:font-weight="normal" officeooo:rsid="154e4168" officeooo:paragraph-rsid="16be9449" style:font-style-asian="normal" style:font-weight-asian="normal" style:font-style-complex="normal" style:font-weight-complex="normal"/>
    </style:style>
    <style:style style:name="P216" style:family="paragraph" style:parent-style-name="Text_20_body" style:list-style-name="L46">
      <style:text-properties fo:font-style="normal" fo:font-weight="normal" officeooo:rsid="152aac8e" officeooo:paragraph-rsid="16db208d" style:font-style-asian="normal" style:font-weight-asian="normal" style:font-style-complex="normal" style:font-weight-complex="normal"/>
    </style:style>
    <style:style style:name="P217" style:family="paragraph" style:parent-style-name="Text_20_body" style:list-style-name="L16">
      <style:text-properties officeooo:rsid="1844da99" officeooo:paragraph-rsid="1844da99"/>
    </style:style>
    <style:style style:name="P218" style:family="paragraph" style:parent-style-name="Text_20_body" style:list-style-name="L16">
      <style:text-properties officeooo:rsid="182f6da8" officeooo:paragraph-rsid="182f6da8"/>
    </style:style>
    <style:style style:name="P219" style:family="paragraph" style:parent-style-name="Text_20_body" style:list-style-name="L17">
      <style:text-properties officeooo:rsid="17f5b7a4" officeooo:paragraph-rsid="17f5b7a4"/>
    </style:style>
    <style:style style:name="P220" style:family="paragraph" style:parent-style-name="Text_20_body" style:list-style-name="L17">
      <style:text-properties officeooo:rsid="17fc0d97" officeooo:paragraph-rsid="17fc0d97"/>
    </style:style>
    <style:style style:name="P221" style:family="paragraph" style:parent-style-name="Text_20_body" style:list-style-name="L17">
      <style:text-properties officeooo:rsid="17f5161b" officeooo:paragraph-rsid="17f5161b"/>
    </style:style>
    <style:style style:name="P222" style:family="paragraph" style:parent-style-name="Text_20_body" style:list-style-name="L17">
      <style:text-properties officeooo:rsid="17f64bf6" officeooo:paragraph-rsid="17f64bf6"/>
    </style:style>
    <style:style style:name="P223" style:family="paragraph" style:parent-style-name="Text_20_body" style:list-style-name="L18">
      <style:text-properties officeooo:rsid="17dbfc0e" officeooo:paragraph-rsid="17f8c1ed"/>
    </style:style>
    <style:style style:name="P224" style:family="paragraph" style:parent-style-name="Text_20_body" style:list-style-name="L18">
      <style:text-properties officeooo:rsid="17f96a8c" officeooo:paragraph-rsid="17f96a8c"/>
    </style:style>
    <style:style style:name="P225" style:family="paragraph" style:parent-style-name="Text_20_body" style:list-style-name="L19">
      <style:text-properties officeooo:rsid="161810a4" officeooo:paragraph-rsid="161810a4"/>
    </style:style>
    <style:style style:name="P226" style:family="paragraph" style:parent-style-name="Text_20_body" style:list-style-name="L21">
      <style:text-properties officeooo:rsid="17a9f86d" officeooo:paragraph-rsid="17a9f86d"/>
    </style:style>
    <style:style style:name="P227" style:family="paragraph" style:parent-style-name="Text_20_body" style:list-style-name="L24">
      <style:text-properties officeooo:rsid="17778bfb" officeooo:paragraph-rsid="17778bfb"/>
    </style:style>
    <style:style style:name="P228" style:family="paragraph" style:parent-style-name="Text_20_body" style:list-style-name="L24">
      <style:text-properties officeooo:rsid="177936e5" officeooo:paragraph-rsid="177936e5"/>
    </style:style>
    <style:style style:name="P229" style:family="paragraph" style:parent-style-name="Text_20_body" style:list-style-name="L25">
      <style:text-properties officeooo:paragraph-rsid="16285c05"/>
    </style:style>
    <style:style style:name="P230" style:family="paragraph" style:parent-style-name="Text_20_body" style:list-style-name="L25">
      <style:text-properties officeooo:paragraph-rsid="16b1fcdd"/>
    </style:style>
    <style:style style:name="P231" style:family="paragraph" style:parent-style-name="Text_20_body" style:list-style-name="L25">
      <style:text-properties officeooo:paragraph-rsid="1696ca35"/>
    </style:style>
    <style:style style:name="P232" style:family="paragraph" style:parent-style-name="Text_20_body" style:list-style-name="L25">
      <style:text-properties officeooo:rsid="177dfee5" officeooo:paragraph-rsid="177dfee5"/>
    </style:style>
    <style:style style:name="P233" style:family="paragraph" style:parent-style-name="Text_20_body" style:list-style-name="L27">
      <style:text-properties officeooo:rsid="1797396c" officeooo:paragraph-rsid="1797396c"/>
    </style:style>
    <style:style style:name="P234" style:family="paragraph" style:parent-style-name="Text_20_body" style:list-style-name="L27">
      <style:text-properties officeooo:rsid="179255d4" officeooo:paragraph-rsid="1797396c"/>
    </style:style>
    <style:style style:name="P235" style:family="paragraph" style:parent-style-name="Text_20_body" style:list-style-name="L25">
      <style:text-properties officeooo:rsid="1647fa0e" officeooo:paragraph-rsid="1647fa0e"/>
    </style:style>
    <style:style style:name="P236" style:family="paragraph" style:parent-style-name="Text_20_body" style:list-style-name="L30">
      <style:text-properties officeooo:rsid="17658b8f" officeooo:paragraph-rsid="17658b8f"/>
    </style:style>
    <style:style style:name="P237" style:family="paragraph" style:parent-style-name="Text_20_body" style:list-style-name="L30">
      <style:text-properties officeooo:rsid="17670368" officeooo:paragraph-rsid="17670368"/>
    </style:style>
    <style:style style:name="P238" style:family="paragraph" style:parent-style-name="Text_20_body" style:list-style-name="L32">
      <style:text-properties officeooo:paragraph-rsid="17eb543c"/>
    </style:style>
    <style:style style:name="P239" style:family="paragraph" style:parent-style-name="Text_20_body" style:list-style-name="L33">
      <style:text-properties officeooo:paragraph-rsid="17e1baac"/>
    </style:style>
    <style:style style:name="P240" style:family="paragraph" style:parent-style-name="Text_20_body" style:list-style-name="L33">
      <style:text-properties officeooo:paragraph-rsid="17dfcd0e"/>
    </style:style>
    <style:style style:name="P241" style:family="paragraph" style:parent-style-name="Text_20_body" style:list-style-name="L34">
      <style:text-properties officeooo:paragraph-rsid="17eb20d9"/>
    </style:style>
    <style:style style:name="P242" style:family="paragraph" style:parent-style-name="Text_20_body" style:list-style-name="L35">
      <style:text-properties officeooo:paragraph-rsid="17eaa513"/>
    </style:style>
    <style:style style:name="P243" style:family="paragraph" style:parent-style-name="Text_20_body" style:list-style-name="L38">
      <style:text-properties officeooo:paragraph-rsid="174889a0"/>
    </style:style>
    <style:style style:name="P244" style:family="paragraph" style:parent-style-name="Text_20_body" style:list-style-name="L25">
      <style:text-properties officeooo:rsid="16b14f61" officeooo:paragraph-rsid="16feebf3"/>
    </style:style>
    <style:style style:name="P245" style:family="paragraph" style:parent-style-name="Text_20_body" style:list-style-name="L25">
      <style:text-properties officeooo:rsid="172e45c1" officeooo:paragraph-rsid="172ec3b2"/>
    </style:style>
    <style:style style:name="P246" style:family="paragraph" style:parent-style-name="Text_20_body" style:list-style-name="L25">
      <style:text-properties officeooo:rsid="1734d7e1" officeooo:paragraph-rsid="1734d7e1"/>
    </style:style>
    <style:style style:name="P247" style:family="paragraph" style:parent-style-name="Text_20_body" style:list-style-name="L25">
      <style:text-properties officeooo:rsid="17360b77" officeooo:paragraph-rsid="17360b77"/>
    </style:style>
    <style:style style:name="P248" style:family="paragraph" style:parent-style-name="Text_20_body" style:list-style-name="L25">
      <style:text-properties officeooo:rsid="17015cdc" officeooo:paragraph-rsid="1753ac8c"/>
    </style:style>
    <style:style style:name="P249" style:family="paragraph" style:parent-style-name="Text_20_body" style:list-style-name="L39">
      <style:text-properties officeooo:rsid="16c87448" officeooo:paragraph-rsid="186bd5fd"/>
    </style:style>
    <style:style style:name="P250" style:family="paragraph" style:parent-style-name="Text_20_body" style:list-style-name="L39">
      <style:paragraph-properties fo:text-align="end" style:justify-single-word="false"/>
      <style:text-properties officeooo:rsid="186db6b1" officeooo:paragraph-rsid="186db6b1"/>
    </style:style>
    <style:style style:name="P251" style:family="paragraph" style:parent-style-name="Text_20_body" style:list-style-name="L25">
      <style:text-properties officeooo:rsid="162e1df5" officeooo:paragraph-rsid="16d01dd2"/>
    </style:style>
    <style:style style:name="P252" style:family="paragraph" style:parent-style-name="Text_20_body" style:list-style-name="L25">
      <style:text-properties officeooo:rsid="162e1df5" officeooo:paragraph-rsid="162faa0f"/>
    </style:style>
    <style:style style:name="P253" style:family="paragraph" style:parent-style-name="Text_20_body" style:list-style-name="L25">
      <style:text-properties officeooo:rsid="162e1df5" officeooo:paragraph-rsid="1759c2f4"/>
    </style:style>
    <style:style style:name="P254" style:family="paragraph" style:parent-style-name="Text_20_body" style:list-style-name="L25">
      <style:text-properties officeooo:rsid="162e1df5" officeooo:paragraph-rsid="162fbbc7"/>
    </style:style>
    <style:style style:name="P255" style:family="paragraph" style:parent-style-name="Text_20_body" style:list-style-name="L25">
      <style:text-properties officeooo:rsid="16d24aac" officeooo:paragraph-rsid="186a9f34"/>
    </style:style>
    <style:style style:name="P256" style:family="paragraph" style:parent-style-name="Text_20_body" style:list-style-name="L25">
      <style:text-properties officeooo:rsid="16d24aac" officeooo:paragraph-rsid="16d01dd2"/>
    </style:style>
    <style:style style:name="P257" style:family="paragraph" style:parent-style-name="Text_20_body" style:list-style-name="L25">
      <style:text-properties officeooo:rsid="178fb403" officeooo:paragraph-rsid="178fb403"/>
    </style:style>
    <style:style style:name="P258" style:family="paragraph" style:parent-style-name="Text_20_body" style:list-style-name="L25">
      <style:text-properties officeooo:rsid="1871c10e" officeooo:paragraph-rsid="187a7a80"/>
    </style:style>
    <style:style style:name="P259" style:family="paragraph" style:parent-style-name="Text_20_body" style:list-style-name="L25">
      <style:text-properties officeooo:rsid="1871c10e" officeooo:paragraph-rsid="18724090"/>
    </style:style>
    <style:style style:name="P260" style:family="paragraph" style:parent-style-name="Text_20_body" style:list-style-name="L25">
      <style:text-properties officeooo:rsid="1871c10e" officeooo:paragraph-rsid="187fef51"/>
    </style:style>
    <style:style style:name="P261" style:family="paragraph" style:parent-style-name="Text_20_body" style:list-style-name="L25">
      <style:text-properties officeooo:rsid="187b39c8" officeooo:paragraph-rsid="187b39c8"/>
    </style:style>
    <style:style style:name="P262" style:family="paragraph" style:parent-style-name="Text_20_body" style:list-style-name="L25">
      <style:text-properties officeooo:rsid="187b39c8" officeooo:paragraph-rsid="187fef51"/>
    </style:style>
    <style:style style:name="P263" style:family="paragraph" style:parent-style-name="Text_20_body" style:list-style-name="L25">
      <style:text-properties officeooo:rsid="18866c02" officeooo:paragraph-rsid="188881f9"/>
    </style:style>
    <style:style style:name="P264" style:family="paragraph" style:parent-style-name="Text_20_body" style:list-style-name="L25">
      <style:text-properties officeooo:rsid="18866c02" officeooo:paragraph-rsid="18866c02"/>
    </style:style>
    <style:style style:name="P265" style:family="paragraph" style:parent-style-name="Text_20_body" style:list-style-name="L25">
      <style:text-properties officeooo:rsid="18783125" officeooo:paragraph-rsid="18783125"/>
    </style:style>
    <style:style style:name="P266" style:family="paragraph" style:parent-style-name="Text_20_body" style:list-style-name="L40">
      <style:text-properties officeooo:rsid="1835ecbc" officeooo:paragraph-rsid="1835ecbc"/>
    </style:style>
    <style:style style:name="P267" style:family="paragraph" style:parent-style-name="Text_20_body" style:list-style-name="L25">
      <style:text-properties officeooo:rsid="13955c73" officeooo:paragraph-rsid="16b1fcdd"/>
    </style:style>
    <style:style style:name="P268" style:family="paragraph" style:parent-style-name="Text_20_body" style:list-style-name="L25">
      <style:text-properties officeooo:rsid="139ee90c" officeooo:paragraph-rsid="16b1fcdd"/>
    </style:style>
    <style:style style:name="P269" style:family="paragraph" style:parent-style-name="Text_20_body" style:list-style-name="L25">
      <style:text-properties officeooo:rsid="139adf95" officeooo:paragraph-rsid="16b1fcdd"/>
    </style:style>
    <style:style style:name="P270" style:family="paragraph" style:parent-style-name="Text_20_body" style:list-style-name="L41">
      <style:text-properties officeooo:rsid="178998af" officeooo:paragraph-rsid="178998af"/>
    </style:style>
    <style:style style:name="P271" style:family="paragraph" style:parent-style-name="Text_20_body" style:list-style-name="L25">
      <style:text-properties officeooo:rsid="1562510d" officeooo:paragraph-rsid="1696ca35"/>
    </style:style>
    <style:style style:name="P272" style:family="paragraph" style:parent-style-name="Text_20_body" style:list-style-name="L25">
      <style:text-properties officeooo:rsid="15630cea" officeooo:paragraph-rsid="1696ca35"/>
    </style:style>
    <style:style style:name="P273" style:family="paragraph" style:parent-style-name="Text_20_body" style:list-style-name="L25">
      <style:text-properties officeooo:rsid="169919c5" officeooo:paragraph-rsid="169919c5"/>
    </style:style>
    <style:style style:name="P274" style:family="paragraph" style:parent-style-name="Text_20_body" style:list-style-name="L42">
      <style:text-properties officeooo:rsid="1377e80d" officeooo:paragraph-rsid="169919c5"/>
    </style:style>
    <style:style style:name="P275" style:family="paragraph" style:parent-style-name="Text_20_body" style:list-style-name="L25">
      <style:text-properties officeooo:rsid="17b27e83" officeooo:paragraph-rsid="187fef51"/>
    </style:style>
    <style:style style:name="P276" style:family="paragraph" style:parent-style-name="Text_20_body" style:list-style-name="L43">
      <style:text-properties officeooo:rsid="164f851f" officeooo:paragraph-rsid="164f851f"/>
    </style:style>
    <style:style style:name="P277" style:family="paragraph" style:parent-style-name="Text_20_body" style:list-style-name="L46"/>
    <style:style style:name="P278" style:family="paragraph" style:parent-style-name="Text_20_body" style:list-style-name="L46">
      <style:text-properties style:text-line-through-style="solid" style:text-line-through-type="single" fo:font-style="normal" fo:font-weight="normal" officeooo:rsid="152aac8e" officeooo:paragraph-rsid="16db208d" style:font-style-asian="normal" style:font-weight-asian="normal" style:font-style-complex="normal" style:font-weight-complex="normal"/>
    </style:style>
    <style:style style:name="P279" style:family="paragraph" style:parent-style-name="Text_20_body" style:list-style-name="L51">
      <style:text-properties officeooo:paragraph-rsid="16e692ef"/>
    </style:style>
    <style:style style:name="P280" style:family="paragraph" style:parent-style-name="Text_20_body" style:list-style-name="L52">
      <style:text-properties officeooo:rsid="1658d273" officeooo:paragraph-rsid="1658d273"/>
    </style:style>
    <style:style style:name="P281" style:family="paragraph" style:parent-style-name="Text_20_body" style:list-style-name="L53">
      <style:text-properties officeooo:rsid="16728ae5" officeooo:paragraph-rsid="16a554bf"/>
    </style:style>
    <style:style style:name="P282" style:family="paragraph" style:parent-style-name="Text_20_body" style:list-style-name="L54">
      <style:text-properties officeooo:rsid="169bfb82" officeooo:paragraph-rsid="169bfb82"/>
    </style:style>
    <style:style style:name="P283" style:family="paragraph" style:parent-style-name="Text_20_body" style:list-style-name="L49">
      <style:text-properties officeooo:rsid="16880ec0" officeooo:paragraph-rsid="16880ec0"/>
    </style:style>
    <style:style style:name="P284" style:family="paragraph" style:parent-style-name="Text_20_body" style:list-style-name="L55">
      <style:text-properties officeooo:rsid="1858717d" officeooo:paragraph-rsid="1858717d"/>
    </style:style>
    <style:style style:name="P285" style:family="paragraph" style:parent-style-name="Text_20_body" style:list-style-name="L55">
      <style:text-properties fo:font-weight="normal" officeooo:rsid="13e00c07" officeooo:paragraph-rsid="18601a76" style:font-weight-asian="normal" style:font-weight-complex="normal"/>
    </style:style>
    <style:style style:name="P286" style:family="paragraph" style:parent-style-name="Text_20_body" style:list-style-name="L55">
      <style:text-properties fo:font-weight="normal" officeooo:rsid="14d17fec" officeooo:paragraph-rsid="1859b565" style:font-weight-asian="normal" style:font-weight-complex="normal"/>
    </style:style>
    <style:style style:name="P287" style:family="paragraph" style:parent-style-name="Text_20_body" style:list-style-name="L55">
      <style:text-properties fo:font-weight="normal" officeooo:rsid="13e22af5" officeooo:paragraph-rsid="1859b565" style:font-weight-asian="normal" style:font-weight-complex="normal"/>
    </style:style>
    <style:style style:name="P288" style:family="paragraph" style:parent-style-name="Text_20_body" style:list-style-name="L55">
      <style:text-properties fo:font-weight="normal" officeooo:rsid="13e85011" officeooo:paragraph-rsid="1859b565" style:font-weight-asian="normal" style:font-weight-complex="normal"/>
    </style:style>
    <style:style style:name="P289" style:family="paragraph" style:parent-style-name="Text_20_body" style:list-style-name="L55">
      <style:text-properties fo:font-weight="normal" officeooo:rsid="13e39d76" officeooo:paragraph-rsid="1859b565" style:font-weight-asian="normal" style:font-weight-complex="normal"/>
    </style:style>
    <style:style style:name="P290" style:family="paragraph" style:parent-style-name="Text_20_body" style:list-style-name="L56">
      <style:text-properties officeooo:rsid="183c9e40" officeooo:paragraph-rsid="183c9e40"/>
    </style:style>
    <style:style style:name="P291" style:family="paragraph" style:parent-style-name="Text_20_body">
      <style:text-properties officeooo:rsid="18d5b4aa" officeooo:paragraph-rsid="18d5b4aa"/>
    </style:style>
    <style:style style:name="P292" style:family="paragraph" style:parent-style-name="Text_20_body">
      <style:text-properties officeooo:rsid="18d7ef40" officeooo:paragraph-rsid="18d7ef40"/>
    </style:style>
    <style:style style:name="P293" style:family="paragraph" style:parent-style-name="Heading_20_2">
      <style:text-properties officeooo:rsid="18a86c4e" officeooo:paragraph-rsid="18a86c4e"/>
    </style:style>
    <style:style style:name="P294" style:family="paragraph" style:parent-style-name="Heading_20_2">
      <style:text-properties officeooo:rsid="18b5ed69" officeooo:paragraph-rsid="18b5ed69"/>
    </style:style>
    <style:style style:name="P295" style:family="paragraph" style:parent-style-name="Heading_20_4">
      <style:text-properties officeooo:rsid="18a376f6" officeooo:paragraph-rsid="18a376f6"/>
    </style:style>
    <style:style style:name="P296" style:family="paragraph" style:parent-style-name="Heading_20_4">
      <style:text-properties officeooo:rsid="18c3f480" officeooo:paragraph-rsid="189a8824"/>
    </style:style>
    <style:style style:name="P297" style:family="paragraph" style:parent-style-name="Heading_20_4">
      <style:text-properties officeooo:paragraph-rsid="189a8824"/>
    </style:style>
    <style:style style:name="P298" style:family="paragraph" style:parent-style-name="Heading_20_4">
      <style:text-properties officeooo:rsid="17a9f86d" officeooo:paragraph-rsid="17a9f86d"/>
    </style:style>
    <style:style style:name="P299" style:family="paragraph" style:parent-style-name="Heading_20_4">
      <style:text-properties officeooo:paragraph-rsid="16a554bf"/>
    </style:style>
    <style:style style:name="P300" style:family="paragraph" style:parent-style-name="Example" style:list-style-name="L31">
      <style:text-properties fo:font-style="italic" style:font-style-asian="italic" style:font-style-complex="italic"/>
    </style:style>
    <style:style style:name="P301" style:family="paragraph" style:parent-style-name="List_20_of_20_Items" style:list-style-name="L25">
      <style:text-properties officeooo:rsid="1871c10e" officeooo:paragraph-rsid="1873d262"/>
    </style:style>
    <style:style style:name="T1" style:family="text">
      <style:text-properties style:text-line-through-style="none" style:text-line-through-type="none" officeooo:rsid="16db208d"/>
    </style:style>
    <style:style style:name="T2" style:family="text">
      <style:text-properties fo:font-style="italic" style:font-style-asian="italic" style:font-style-complex="italic"/>
    </style:style>
    <style:style style:name="T3" style:family="text">
      <style:text-properties fo:font-style="italic" officeooo:rsid="13a5b786" style:font-style-asian="italic" style:font-style-complex="italic"/>
    </style:style>
    <style:style style:name="T4" style:family="text">
      <style:text-properties fo:font-style="italic" officeooo:rsid="139de8b1" style:font-style-asian="italic" style:font-style-complex="italic"/>
    </style:style>
    <style:style style:name="T5" style:family="text">
      <style:text-properties fo:font-style="italic" officeooo:rsid="13a3fb64" style:font-style-asian="italic" style:font-style-complex="italic"/>
    </style:style>
    <style:style style:name="T6" style:family="text">
      <style:text-properties fo:font-style="italic" officeooo:rsid="139ee90c" style:font-style-asian="italic" style:font-style-complex="italic"/>
    </style:style>
    <style:style style:name="T7" style:family="text">
      <style:text-properties fo:font-style="italic" officeooo:rsid="13adc6e1" style:font-style-asian="italic" style:font-style-complex="italic"/>
    </style:style>
    <style:style style:name="T8" style:family="text">
      <style:text-properties fo:font-style="italic" officeooo:rsid="1793c1f9"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language="cs" fo:country="CZ"/>
    </style:style>
    <style:style style:name="T11" style:family="text">
      <style:text-properties fo:language="cs" fo:country="CZ" fo:font-style="italic" style:font-style-asian="italic" style:font-style-complex="italic"/>
    </style:style>
    <style:style style:name="T12" style:family="text">
      <style:text-properties fo:language="cs" fo:country="CZ" fo:font-style="italic" officeooo:rsid="170442f1" style:font-style-asian="italic" style:font-style-complex="italic"/>
    </style:style>
    <style:style style:name="T13" style:family="text">
      <style:text-properties fo:language="cs" fo:country="CZ" fo:font-style="italic" officeooo:rsid="178a6aef" style:font-style-asian="italic" style:font-style-complex="italic"/>
    </style:style>
    <style:style style:name="T14" style:family="text">
      <style:text-properties fo:language="cs" fo:country="CZ" fo:font-style="italic" officeooo:rsid="186bd5fd" style:font-style-asian="italic" style:font-style-complex="italic"/>
    </style:style>
    <style:style style:name="T15" style:family="text">
      <style:text-properties fo:language="cs" fo:country="CZ" fo:font-style="italic" officeooo:rsid="186d5dc6" style:font-style-asian="italic" style:font-style-complex="italic"/>
    </style:style>
    <style:style style:name="T16" style:family="text">
      <style:text-properties fo:language="cs" fo:country="CZ" fo:font-style="italic" officeooo:rsid="186e5850" style:font-style-asian="italic" style:font-style-complex="italic"/>
    </style:style>
    <style:style style:name="T17" style:family="text">
      <style:text-properties fo:language="cs" fo:country="CZ" fo:font-style="italic" officeooo:rsid="186f9d8d" style:font-style-asian="italic" style:font-style-complex="italic"/>
    </style:style>
    <style:style style:name="T18" style:family="text">
      <style:text-properties fo:language="cs" fo:country="CZ" fo:font-style="italic" officeooo:rsid="18724090" style:font-style-asian="italic" style:font-style-complex="italic"/>
    </style:style>
    <style:style style:name="T19" style:family="text">
      <style:text-properties fo:language="cs" fo:country="CZ" fo:font-style="italic" officeooo:rsid="18849f05" style:font-style-asian="italic" style:font-style-complex="italic"/>
    </style:style>
    <style:style style:name="T20" style:family="text">
      <style:text-properties fo:language="cs" fo:country="CZ" fo:font-style="italic" fo:font-weight="normal" officeooo:rsid="16793100" style:font-style-asian="italic" style:font-weight-asian="normal" style:font-style-complex="italic" style:font-weight-complex="normal"/>
    </style:style>
    <style:style style:name="T21" style:family="text">
      <style:text-properties fo:language="cs" fo:country="CZ" fo:font-style="italic" fo:font-weight="normal" officeooo:rsid="17b27e83" style:font-style-asian="italic" style:font-weight-asian="normal" style:font-style-complex="italic" style:font-weight-complex="normal"/>
    </style:style>
    <style:style style:name="T22" style:family="text">
      <style:text-properties fo:language="cs" fo:country="CZ" fo:font-style="italic" fo:font-weight="normal" officeooo:rsid="15e0ae31" style:font-style-asian="italic" style:font-weight-asian="normal" style:font-style-complex="italic" style:font-weight-complex="normal"/>
    </style:style>
    <style:style style:name="T23" style:family="text">
      <style:text-properties fo:language="cs" fo:country="CZ" officeooo:rsid="16199303"/>
    </style:style>
    <style:style style:name="T24" style:family="text">
      <style:text-properties fo:language="cs" fo:country="CZ" officeooo:rsid="161a8c7c"/>
    </style:style>
    <style:style style:name="T25" style:family="text">
      <style:text-properties fo:language="cs" fo:country="CZ" officeooo:rsid="161ba9c4"/>
    </style:style>
    <style:style style:name="T26" style:family="text">
      <style:text-properties fo:language="cs" fo:country="CZ" officeooo:rsid="162549de"/>
    </style:style>
    <style:style style:name="T27" style:family="text">
      <style:text-properties fo:language="cs" fo:country="CZ" officeooo:rsid="1626b18d"/>
    </style:style>
    <style:style style:name="T28" style:family="text">
      <style:text-properties fo:language="cs" fo:country="CZ" officeooo:rsid="162b2938"/>
    </style:style>
    <style:style style:name="T29" style:family="text">
      <style:text-properties fo:language="cs" fo:country="CZ" officeooo:rsid="162c9e36"/>
    </style:style>
    <style:style style:name="T30" style:family="text">
      <style:text-properties fo:language="cs" fo:country="CZ" officeooo:rsid="16285c05"/>
    </style:style>
    <style:style style:name="T31" style:family="text">
      <style:text-properties fo:language="cs" fo:country="CZ" officeooo:rsid="162faa0f"/>
    </style:style>
    <style:style style:name="T32" style:family="text">
      <style:text-properties fo:language="cs" fo:country="CZ" officeooo:rsid="163132ac"/>
    </style:style>
    <style:style style:name="T33" style:family="text">
      <style:text-properties fo:language="cs" fo:country="CZ" officeooo:rsid="16320e63"/>
    </style:style>
    <style:style style:name="T34" style:family="text">
      <style:text-properties fo:language="cs" fo:country="CZ" officeooo:rsid="164946d6"/>
    </style:style>
    <style:style style:name="T35" style:family="text">
      <style:text-properties fo:language="cs" fo:country="CZ" officeooo:rsid="164d86f3"/>
    </style:style>
    <style:style style:name="T36" style:family="text">
      <style:text-properties fo:language="cs" fo:country="CZ" officeooo:rsid="1654b773"/>
    </style:style>
    <style:style style:name="T37" style:family="text">
      <style:text-properties fo:language="cs" fo:country="CZ" officeooo:rsid="1652c90b"/>
    </style:style>
    <style:style style:name="T38" style:family="text">
      <style:text-properties fo:language="cs" fo:country="CZ" officeooo:rsid="165bc8e6"/>
    </style:style>
    <style:style style:name="T39" style:family="text">
      <style:text-properties fo:language="cs" fo:country="CZ" fo:font-style="normal" style:font-style-asian="normal" style:font-style-complex="normal"/>
    </style:style>
    <style:style style:name="T40" style:family="text">
      <style:text-properties fo:language="cs" fo:country="CZ" fo:font-style="normal" officeooo:rsid="13b59e5e" style:font-style-asian="normal" style:font-style-complex="normal"/>
    </style:style>
    <style:style style:name="T41" style:family="text">
      <style:text-properties fo:language="cs" fo:country="CZ" fo:font-style="normal" officeooo:rsid="16285c05" style:font-style-asian="normal" style:font-style-complex="normal"/>
    </style:style>
    <style:style style:name="T42" style:family="text">
      <style:text-properties fo:language="cs" fo:country="CZ" fo:font-style="normal" officeooo:rsid="13b61afd" style:font-style-asian="normal" style:font-style-complex="normal"/>
    </style:style>
    <style:style style:name="T43" style:family="text">
      <style:text-properties fo:language="cs" fo:country="CZ" fo:font-style="normal" officeooo:rsid="1406f884" style:font-style-asian="normal" style:font-style-complex="normal"/>
    </style:style>
    <style:style style:name="T44" style:family="text">
      <style:text-properties fo:language="cs" fo:country="CZ" fo:font-style="normal" officeooo:rsid="14ba9e03" style:font-style-asian="normal" style:font-style-complex="normal"/>
    </style:style>
    <style:style style:name="T45" style:family="text">
      <style:text-properties fo:language="cs" fo:country="CZ" fo:font-style="normal" officeooo:rsid="17020a8d" style:font-style-asian="normal" style:font-style-complex="normal"/>
    </style:style>
    <style:style style:name="T46" style:family="text">
      <style:text-properties fo:language="cs" fo:country="CZ" fo:font-style="normal" officeooo:rsid="170442f1" style:font-style-asian="normal" style:font-style-complex="normal"/>
    </style:style>
    <style:style style:name="T47" style:family="text">
      <style:text-properties fo:language="cs" fo:country="CZ" fo:font-style="normal" officeooo:rsid="172f357e" style:font-style-asian="normal" style:font-style-complex="normal"/>
    </style:style>
    <style:style style:name="T48" style:family="text">
      <style:text-properties fo:language="cs" fo:country="CZ" fo:font-style="normal" officeooo:rsid="17324bda" style:font-style-asian="normal" style:font-style-complex="normal"/>
    </style:style>
    <style:style style:name="T49" style:family="text">
      <style:text-properties fo:language="cs" fo:country="CZ" fo:font-style="normal" officeooo:rsid="1733090d" style:font-style-asian="normal" style:font-style-complex="normal"/>
    </style:style>
    <style:style style:name="T50" style:family="text">
      <style:text-properties fo:language="cs" fo:country="CZ" fo:font-style="normal" officeooo:rsid="1735d0d8" style:font-style-asian="normal" style:font-style-complex="normal"/>
    </style:style>
    <style:style style:name="T51" style:family="text">
      <style:text-properties fo:language="cs" fo:country="CZ" fo:font-style="normal" officeooo:rsid="17360b77" style:font-style-asian="normal" style:font-style-complex="normal"/>
    </style:style>
    <style:style style:name="T52" style:family="text">
      <style:text-properties fo:language="cs" fo:country="CZ" fo:font-style="normal" officeooo:rsid="1737b75b" style:font-style-asian="normal" style:font-style-complex="normal"/>
    </style:style>
    <style:style style:name="T53" style:family="text">
      <style:text-properties fo:language="cs" fo:country="CZ" fo:font-style="normal" officeooo:rsid="17386966" style:font-style-asian="normal" style:font-style-complex="normal"/>
    </style:style>
    <style:style style:name="T54" style:family="text">
      <style:text-properties fo:language="cs" fo:country="CZ" fo:font-style="normal" officeooo:rsid="173a5343" style:font-style-asian="normal" style:font-style-complex="normal"/>
    </style:style>
    <style:style style:name="T55" style:family="text">
      <style:text-properties fo:language="cs" fo:country="CZ" fo:font-style="normal" officeooo:rsid="173b4895" style:font-style-asian="normal" style:font-style-complex="normal"/>
    </style:style>
    <style:style style:name="T56" style:family="text">
      <style:text-properties fo:language="cs" fo:country="CZ" fo:font-style="normal" officeooo:rsid="173d0847" style:font-style-asian="normal" style:font-style-complex="normal"/>
    </style:style>
    <style:style style:name="T57" style:family="text">
      <style:text-properties fo:language="cs" fo:country="CZ" fo:font-style="normal" officeooo:rsid="1740a2f8" style:font-style-asian="normal" style:font-style-complex="normal"/>
    </style:style>
    <style:style style:name="T58" style:family="text">
      <style:text-properties fo:language="cs" fo:country="CZ" fo:font-style="normal" officeooo:rsid="17424762" style:font-style-asian="normal" style:font-style-complex="normal"/>
    </style:style>
    <style:style style:name="T59" style:family="text">
      <style:text-properties fo:language="cs" fo:country="CZ" fo:font-style="normal" officeooo:rsid="1753ac8c" style:font-style-asian="normal" style:font-style-complex="normal"/>
    </style:style>
    <style:style style:name="T60" style:family="text">
      <style:text-properties fo:language="cs" fo:country="CZ" fo:font-style="normal" officeooo:rsid="17edd613" style:font-style-asian="normal" style:font-style-complex="normal"/>
    </style:style>
    <style:style style:name="T61" style:family="text">
      <style:text-properties fo:language="cs" fo:country="CZ" fo:font-style="normal" officeooo:rsid="1844da99" style:font-style-asian="normal" style:font-style-complex="normal"/>
    </style:style>
    <style:style style:name="T62" style:family="text">
      <style:text-properties fo:language="cs" fo:country="CZ" fo:font-style="normal" officeooo:rsid="18480374" style:font-style-asian="normal" style:font-style-complex="normal"/>
    </style:style>
    <style:style style:name="T63" style:family="text">
      <style:text-properties fo:language="cs" fo:country="CZ" officeooo:rsid="167414e2"/>
    </style:style>
    <style:style style:name="T64" style:family="text">
      <style:text-properties fo:language="cs" fo:country="CZ" officeooo:rsid="16774500"/>
    </style:style>
    <style:style style:name="T65" style:family="text">
      <style:text-properties fo:language="cs" fo:country="CZ" officeooo:rsid="1677621d"/>
    </style:style>
    <style:style style:name="T66" style:family="text">
      <style:text-properties fo:language="cs" fo:country="CZ" officeooo:rsid="168d177e"/>
    </style:style>
    <style:style style:name="T67" style:family="text">
      <style:text-properties fo:language="cs" fo:country="CZ" fo:font-weight="normal" officeooo:rsid="17b27e83" style:font-weight-asian="normal" style:font-weight-complex="normal"/>
    </style:style>
    <style:style style:name="T68" style:family="text">
      <style:text-properties fo:language="cs" fo:country="CZ" officeooo:rsid="169d8464"/>
    </style:style>
    <style:style style:name="T69" style:family="text">
      <style:text-properties fo:language="cs" fo:country="CZ" officeooo:rsid="16a6165f"/>
    </style:style>
    <style:style style:name="T70" style:family="text">
      <style:text-properties fo:language="cs" fo:country="CZ" officeooo:rsid="16aa20e2"/>
    </style:style>
    <style:style style:name="T71" style:family="text">
      <style:text-properties fo:language="cs" fo:country="CZ" officeooo:rsid="16ab7e43"/>
    </style:style>
    <style:style style:name="T72" style:family="text">
      <style:text-properties fo:language="cs" fo:country="CZ" officeooo:rsid="16acab1b"/>
    </style:style>
    <style:style style:name="T73" style:family="text">
      <style:text-properties fo:language="cs" fo:country="CZ" officeooo:rsid="16acaebd"/>
    </style:style>
    <style:style style:name="T74" style:family="text">
      <style:text-properties fo:language="cs" fo:country="CZ" officeooo:rsid="16ae7195"/>
    </style:style>
    <style:style style:name="T75" style:family="text">
      <style:text-properties fo:language="cs" fo:country="CZ" officeooo:rsid="16d43b90"/>
    </style:style>
    <style:style style:name="T76" style:family="text">
      <style:text-properties fo:language="cs" fo:country="CZ" officeooo:rsid="15cd6873"/>
    </style:style>
    <style:style style:name="T77" style:family="text">
      <style:text-properties fo:language="cs" fo:country="CZ" officeooo:rsid="16e9d3ca"/>
    </style:style>
    <style:style style:name="T78" style:family="text">
      <style:text-properties fo:language="cs" fo:country="CZ" officeooo:rsid="174889a0"/>
    </style:style>
    <style:style style:name="T79" style:family="text">
      <style:text-properties fo:language="cs" fo:country="CZ" officeooo:rsid="1749de71"/>
    </style:style>
    <style:style style:name="T80" style:family="text">
      <style:text-properties fo:language="cs" fo:country="CZ" officeooo:rsid="174f3ecb"/>
    </style:style>
    <style:style style:name="T81" style:family="text">
      <style:text-properties fo:language="cs" fo:country="CZ" officeooo:rsid="1753ee7f"/>
    </style:style>
    <style:style style:name="T82" style:family="text">
      <style:text-properties fo:language="cs" fo:country="CZ" officeooo:rsid="1696ca35"/>
    </style:style>
    <style:style style:name="T83" style:family="text">
      <style:text-properties fo:language="cs" fo:country="CZ" officeooo:rsid="175a1d92"/>
    </style:style>
    <style:style style:name="T84" style:family="text">
      <style:text-properties fo:language="cs" fo:country="CZ" officeooo:rsid="175db8e9"/>
    </style:style>
    <style:style style:name="T85" style:family="text">
      <style:text-properties fo:language="cs" fo:country="CZ" officeooo:rsid="17616907"/>
    </style:style>
    <style:style style:name="T86" style:family="text">
      <style:text-properties fo:language="cs" fo:country="CZ" officeooo:rsid="1763e6a9"/>
    </style:style>
    <style:style style:name="T87" style:family="text">
      <style:text-properties fo:language="cs" fo:country="CZ" officeooo:rsid="1765fb94"/>
    </style:style>
    <style:style style:name="T88" style:family="text">
      <style:text-properties fo:language="cs" fo:country="CZ" officeooo:rsid="176ac095"/>
    </style:style>
    <style:style style:name="T89" style:family="text">
      <style:text-properties fo:language="cs" fo:country="CZ" officeooo:rsid="176b2509"/>
    </style:style>
    <style:style style:name="T90" style:family="text">
      <style:text-properties fo:language="cs" fo:country="CZ" officeooo:rsid="17779775"/>
    </style:style>
    <style:style style:name="T91" style:family="text">
      <style:text-properties fo:language="cs" fo:country="CZ" officeooo:rsid="177cf853"/>
    </style:style>
    <style:style style:name="T92" style:family="text">
      <style:text-properties fo:language="cs" fo:country="CZ" officeooo:rsid="1780a891"/>
    </style:style>
    <style:style style:name="T93" style:family="text">
      <style:text-properties fo:language="cs" fo:country="CZ" officeooo:rsid="17874a96"/>
    </style:style>
    <style:style style:name="T94" style:family="text">
      <style:text-properties fo:language="cs" fo:country="CZ" officeooo:rsid="178e2684"/>
    </style:style>
    <style:style style:name="T95" style:family="text">
      <style:text-properties fo:language="cs" fo:country="CZ" officeooo:rsid="1793c1f9"/>
    </style:style>
    <style:style style:name="T96" style:family="text">
      <style:text-properties fo:language="cs" fo:country="CZ" officeooo:rsid="17979980"/>
    </style:style>
    <style:style style:name="T97" style:family="text">
      <style:text-properties fo:language="cs" fo:country="CZ" officeooo:rsid="17992fd8"/>
    </style:style>
    <style:style style:name="T98" style:family="text">
      <style:text-properties fo:language="cs" fo:country="CZ" officeooo:rsid="17fc4727"/>
    </style:style>
    <style:style style:name="T99" style:family="text">
      <style:text-properties fo:language="cs" fo:country="CZ" officeooo:rsid="18601a76"/>
    </style:style>
    <style:style style:name="T100" style:family="text">
      <style:text-properties fo:language="cs" fo:country="CZ" officeooo:rsid="18621213"/>
    </style:style>
    <style:style style:name="T101" style:family="text">
      <style:text-properties fo:language="cs" fo:country="CZ" officeooo:rsid="186a9f34"/>
    </style:style>
    <style:style style:name="T102" style:family="text">
      <style:text-properties fo:language="cs" fo:country="CZ" officeooo:rsid="18724090"/>
    </style:style>
    <style:style style:name="T103" style:family="text">
      <style:text-properties fo:language="cs" fo:country="CZ" officeooo:rsid="0f5de008"/>
    </style:style>
    <style:style style:name="T104" style:family="text">
      <style:text-properties fo:language="cs" fo:country="CZ" officeooo:rsid="1873d262"/>
    </style:style>
    <style:style style:name="T105" style:family="text">
      <style:text-properties fo:language="cs" fo:country="CZ" officeooo:rsid="18757b65"/>
    </style:style>
    <style:style style:name="T106" style:family="text">
      <style:text-properties fo:language="cs" fo:country="CZ" officeooo:rsid="1876c7df"/>
    </style:style>
    <style:style style:name="T107" style:family="text">
      <style:text-properties fo:language="cs" fo:country="CZ" officeooo:rsid="1877d91f"/>
    </style:style>
    <style:style style:name="T108" style:family="text">
      <style:text-properties fo:language="cs" fo:country="CZ" officeooo:rsid="18780559"/>
    </style:style>
    <style:style style:name="T109" style:family="text">
      <style:text-properties fo:language="cs" fo:country="CZ" officeooo:rsid="18783311"/>
    </style:style>
    <style:style style:name="T110" style:family="text">
      <style:text-properties fo:language="cs" fo:country="CZ" officeooo:rsid="18791a29"/>
    </style:style>
    <style:style style:name="T111" style:family="text">
      <style:text-properties fo:language="cs" fo:country="CZ" officeooo:rsid="187c3ada"/>
    </style:style>
    <style:style style:name="T112" style:family="text">
      <style:text-properties fo:language="cs" fo:country="CZ" officeooo:rsid="18833211"/>
    </style:style>
    <style:style style:name="T113" style:family="text">
      <style:text-properties fo:language="cs" fo:country="CZ" officeooo:rsid="18849f05"/>
    </style:style>
    <style:style style:name="T114" style:family="text">
      <style:text-properties fo:language="cs" fo:country="CZ" officeooo:rsid="18883982"/>
    </style:style>
    <style:style style:name="T115" style:family="text">
      <style:text-properties fo:language="cs" fo:country="CZ" officeooo:rsid="188881f9"/>
    </style:style>
    <style:style style:name="T116" style:family="text">
      <style:text-properties officeooo:rsid="162297ea"/>
    </style:style>
    <style:style style:name="T117" style:family="text">
      <style:text-properties officeooo:rsid="16242253"/>
    </style:style>
    <style:style style:name="T118" style:family="text">
      <style:text-properties officeooo:rsid="1624a7f2"/>
    </style:style>
    <style:style style:name="T119" style:family="text">
      <style:text-properties officeooo:rsid="163bb91d"/>
    </style:style>
    <style:style style:name="T120" style:family="text">
      <style:text-properties officeooo:rsid="1660ad4d"/>
    </style:style>
    <style:style style:name="T121" style:family="text">
      <style:text-properties officeooo:rsid="16617cb7"/>
    </style:style>
    <style:style style:name="T122" style:family="text">
      <style:text-properties officeooo:rsid="16640aad"/>
    </style:style>
    <style:style style:name="T123" style:family="text">
      <style:text-properties officeooo:rsid="166a76f4"/>
    </style:style>
    <style:style style:name="T124" style:family="text">
      <style:text-properties officeooo:rsid="1689e897"/>
    </style:style>
    <style:style style:name="T125" style:family="text">
      <style:text-properties officeooo:rsid="13e72e49"/>
    </style:style>
    <style:style style:name="T126" style:family="text">
      <style:text-properties officeooo:rsid="1697be6d"/>
    </style:style>
    <style:style style:name="T127" style:family="text">
      <style:text-properties fo:font-style="normal" style:font-style-asian="normal" style:font-style-complex="normal"/>
    </style:style>
    <style:style style:name="T128" style:family="text">
      <style:text-properties fo:font-style="normal" officeooo:rsid="14afd348" style:font-style-asian="normal" style:font-style-complex="normal"/>
    </style:style>
    <style:style style:name="T129" style:family="text">
      <style:text-properties fo:font-style="normal" officeooo:rsid="1404d84e" style:font-style-asian="normal" style:font-style-complex="normal"/>
    </style:style>
    <style:style style:name="T130" style:family="text">
      <style:text-properties fo:font-style="normal" officeooo:rsid="1793c1f9" style:font-style-asian="normal" style:font-style-complex="normal"/>
    </style:style>
    <style:style style:name="T131" style:family="text">
      <style:text-properties fo:font-style="normal" officeooo:rsid="1678c867" style:font-style-asian="normal" style:font-style-complex="normal"/>
    </style:style>
    <style:style style:name="T132" style:family="text">
      <style:text-properties fo:font-style="normal" officeooo:rsid="17dd539a" style:font-style-asian="normal" style:font-style-complex="normal"/>
    </style:style>
    <style:style style:name="T133" style:family="text">
      <style:text-properties fo:font-style="normal" officeooo:rsid="17dd91a4" style:font-style-asian="normal" style:font-style-complex="normal"/>
    </style:style>
    <style:style style:name="T134" style:family="text">
      <style:text-properties fo:font-style="normal" officeooo:rsid="17dfcd0e" style:font-style-asian="normal" style:font-style-complex="normal"/>
    </style:style>
    <style:style style:name="T135" style:family="text">
      <style:text-properties fo:font-style="normal" officeooo:rsid="17e1baac" style:font-style-asian="normal" style:font-style-complex="normal"/>
    </style:style>
    <style:style style:name="T136" style:family="text">
      <style:text-properties fo:font-style="normal" officeooo:rsid="17e1f17a" style:font-style-asian="normal" style:font-style-complex="normal"/>
    </style:style>
    <style:style style:name="T137" style:family="text">
      <style:text-properties fo:font-style="normal" officeooo:rsid="17e29f28" style:font-style-asian="normal" style:font-style-complex="normal"/>
    </style:style>
    <style:style style:name="T138" style:family="text">
      <style:text-properties fo:font-style="normal" officeooo:rsid="17e4e207" style:font-style-asian="normal" style:font-style-complex="normal"/>
    </style:style>
    <style:style style:name="T139" style:family="text">
      <style:text-properties fo:font-style="normal" officeooo:rsid="17e63a2d" style:font-style-asian="normal" style:font-style-complex="normal"/>
    </style:style>
    <style:style style:name="T140" style:family="text">
      <style:text-properties fo:font-style="normal" officeooo:rsid="17e7bfae" style:font-style-asian="normal" style:font-style-complex="normal"/>
    </style:style>
    <style:style style:name="T141" style:family="text">
      <style:text-properties fo:font-style="normal" officeooo:rsid="17e93b2f" style:font-style-asian="normal" style:font-style-complex="normal"/>
    </style:style>
    <style:style style:name="T142" style:family="text">
      <style:text-properties officeooo:rsid="13930e0f"/>
    </style:style>
    <style:style style:name="T143" style:family="text">
      <style:text-properties officeooo:rsid="13a95eb9"/>
    </style:style>
    <style:style style:name="T144" style:family="text">
      <style:text-properties officeooo:rsid="13a96633"/>
    </style:style>
    <style:style style:name="T145" style:family="text">
      <style:text-properties officeooo:rsid="1395a6ba"/>
    </style:style>
    <style:style style:name="T146" style:family="text">
      <style:text-properties officeooo:rsid="13a059bc"/>
    </style:style>
    <style:style style:name="T147" style:family="text">
      <style:text-properties officeooo:rsid="139833c5"/>
    </style:style>
    <style:style style:name="T148" style:family="text">
      <style:text-properties officeooo:rsid="1399ebe1"/>
    </style:style>
    <style:style style:name="T149" style:family="text">
      <style:text-properties officeooo:rsid="139d1ae4"/>
    </style:style>
    <style:style style:name="T150" style:family="text">
      <style:text-properties officeooo:rsid="13abdba5"/>
    </style:style>
    <style:style style:name="T151" style:family="text">
      <style:text-properties officeooo:rsid="16b980e5"/>
    </style:style>
    <style:style style:name="T152" style:family="text">
      <style:text-properties officeooo:rsid="154ffcc2"/>
    </style:style>
    <style:style style:name="T153" style:family="text">
      <style:text-properties officeooo:rsid="16bf210b"/>
    </style:style>
    <style:style style:name="T154" style:family="text">
      <style:text-properties officeooo:rsid="16d46c53"/>
    </style:style>
    <style:style style:name="T155" style:family="text">
      <style:text-properties officeooo:rsid="14c82869"/>
    </style:style>
    <style:style style:name="T156" style:family="text">
      <style:text-properties officeooo:rsid="14be5aef"/>
    </style:style>
    <style:style style:name="T157" style:family="text">
      <style:text-properties officeooo:rsid="14c19582"/>
    </style:style>
    <style:style style:name="T158" style:family="text">
      <style:text-properties officeooo:rsid="14c2d4f8"/>
    </style:style>
    <style:style style:name="T159" style:family="text">
      <style:text-properties fo:font-weight="normal" officeooo:rsid="14c35791" style:font-weight-asian="normal" style:font-weight-complex="normal"/>
    </style:style>
    <style:style style:name="T160" style:family="text">
      <style:text-properties fo:font-weight="normal" officeooo:rsid="14c9b170" style:font-weight-asian="normal" style:font-weight-complex="normal"/>
    </style:style>
    <style:style style:name="T161" style:family="text">
      <style:text-properties fo:font-weight="normal" officeooo:rsid="14cb69df" style:font-weight-asian="normal" style:font-weight-complex="normal"/>
    </style:style>
    <style:style style:name="T162" style:family="text">
      <style:text-properties fo:font-weight="normal" officeooo:rsid="14bd3906" style:font-weight-asian="normal" style:font-weight-complex="normal"/>
    </style:style>
    <style:style style:name="T163" style:family="text">
      <style:text-properties fo:font-weight="normal" officeooo:rsid="14c82869" style:font-weight-asian="normal" style:font-weight-complex="normal"/>
    </style:style>
    <style:style style:name="T164" style:family="text">
      <style:text-properties fo:font-weight="normal" officeooo:rsid="14be5aef" style:font-weight-asian="normal" style:font-weight-complex="normal"/>
    </style:style>
    <style:style style:name="T165" style:family="text">
      <style:text-properties officeooo:rsid="14abd71e"/>
    </style:style>
    <style:style style:name="T166" style:family="text">
      <style:text-properties officeooo:rsid="16d9d8f6"/>
    </style:style>
    <style:style style:name="T167" style:family="text">
      <style:text-properties officeooo:rsid="16db208d"/>
    </style:style>
    <style:style style:name="T168" style:family="text">
      <style:text-properties officeooo:rsid="15304a67"/>
    </style:style>
    <style:style style:name="T169" style:family="text">
      <style:text-properties officeooo:rsid="1420cd40"/>
    </style:style>
    <style:style style:name="T170" style:family="text">
      <style:text-properties officeooo:rsid="142306b1"/>
    </style:style>
    <style:style style:name="T171" style:family="text">
      <style:text-properties officeooo:rsid="16e3a81d"/>
    </style:style>
    <style:style style:name="T172" style:family="text">
      <style:text-properties officeooo:rsid="14286676"/>
    </style:style>
    <style:style style:name="T173" style:family="text">
      <style:text-properties officeooo:rsid="14284b25"/>
    </style:style>
    <style:style style:name="T174" style:family="text">
      <style:text-properties officeooo:rsid="1429949b"/>
    </style:style>
    <style:style style:name="T175" style:family="text">
      <style:text-properties officeooo:rsid="141008ae"/>
    </style:style>
    <style:style style:name="T176" style:family="text">
      <style:text-properties officeooo:rsid="140fb68a"/>
    </style:style>
    <style:style style:name="T177" style:family="text">
      <style:text-properties officeooo:rsid="14190521"/>
    </style:style>
    <style:style style:name="T178" style:family="text">
      <style:text-properties officeooo:rsid="141f0e18"/>
    </style:style>
    <style:style style:name="T179" style:family="text">
      <style:text-properties officeooo:rsid="16e8b799"/>
    </style:style>
    <style:style style:name="T180" style:family="text">
      <style:text-properties officeooo:rsid="16ebd2ee"/>
    </style:style>
    <style:style style:name="T181" style:family="text">
      <style:text-properties officeooo:rsid="16ecade7"/>
    </style:style>
    <style:style style:name="T182" style:family="text">
      <style:text-properties officeooo:rsid="16f049a9"/>
    </style:style>
    <style:style style:name="T183" style:family="text">
      <style:text-properties officeooo:rsid="16f53f63"/>
    </style:style>
    <style:style style:name="T184" style:family="text">
      <style:text-properties officeooo:rsid="1793c1f9"/>
    </style:style>
    <style:style style:name="T185" style:family="text">
      <style:text-properties officeooo:rsid="17959b48"/>
    </style:style>
    <style:style style:name="T186" style:family="text">
      <style:text-properties officeooo:rsid="17a15db3"/>
    </style:style>
    <style:style style:name="T187" style:family="text">
      <style:text-properties officeooo:rsid="17a25aee"/>
    </style:style>
    <style:style style:name="T188" style:family="text">
      <style:text-properties officeooo:rsid="17a387e9"/>
    </style:style>
    <style:style style:name="T189" style:family="text">
      <style:text-properties officeooo:rsid="17a4c03e"/>
    </style:style>
    <style:style style:name="T190" style:family="text">
      <style:text-properties officeooo:rsid="17bb55a0"/>
    </style:style>
    <style:style style:name="T191" style:family="text">
      <style:text-properties officeooo:rsid="17d75604"/>
    </style:style>
    <style:style style:name="T192" style:family="text">
      <style:text-properties officeooo:rsid="16285c05"/>
    </style:style>
    <style:style style:name="T193" style:family="text">
      <style:text-properties officeooo:rsid="17ed513f"/>
    </style:style>
    <style:style style:name="T194" style:family="text">
      <style:text-properties officeooo:rsid="17ef2956"/>
    </style:style>
    <style:style style:name="T195" style:family="text">
      <style:text-properties officeooo:rsid="17f2b269"/>
    </style:style>
    <style:style style:name="T196" style:family="text">
      <style:text-properties officeooo:rsid="17f3e879"/>
    </style:style>
    <style:style style:name="T197" style:family="text">
      <style:text-properties officeooo:rsid="17f719bd"/>
    </style:style>
    <style:style style:name="T198" style:family="text">
      <style:text-properties officeooo:rsid="17f96a8c"/>
    </style:style>
    <style:style style:name="T199" style:family="text">
      <style:text-properties officeooo:rsid="17fa38f6"/>
    </style:style>
    <style:style style:name="T200" style:family="text">
      <style:text-properties officeooo:rsid="180c4c36"/>
    </style:style>
    <style:style style:name="T201" style:family="text">
      <style:text-properties officeooo:rsid="1811a456"/>
    </style:style>
    <style:style style:name="T202" style:family="text">
      <style:text-properties officeooo:rsid="1816c665"/>
    </style:style>
    <style:style style:name="T203" style:family="text">
      <style:text-properties officeooo:rsid="182ac025"/>
    </style:style>
    <style:style style:name="T204" style:family="text">
      <style:text-properties officeooo:rsid="183721c7"/>
    </style:style>
    <style:style style:name="T205" style:family="text">
      <style:text-properties officeooo:rsid="184a4ed9"/>
    </style:style>
    <style:style style:name="T206" style:family="text">
      <style:text-properties officeooo:rsid="184bc2d6"/>
    </style:style>
    <style:style style:name="T207" style:family="text">
      <style:text-properties officeooo:rsid="184f4abc"/>
    </style:style>
    <style:style style:name="T208" style:family="text">
      <style:text-properties officeooo:rsid="1859b565"/>
    </style:style>
    <style:style style:name="T209" style:family="text">
      <style:text-properties officeooo:rsid="185f4798"/>
    </style:style>
    <style:style style:name="T210" style:family="text">
      <style:text-properties officeooo:rsid="1862470c"/>
    </style:style>
    <style:style style:name="T211" style:family="text">
      <style:text-properties officeooo:rsid="186383c0"/>
    </style:style>
    <style:style style:name="T212" style:family="text">
      <style:text-properties officeooo:rsid="18681533"/>
    </style:style>
    <style:style style:name="T213" style:family="text">
      <style:text-properties officeooo:rsid="186bd5fd"/>
    </style:style>
    <style:style style:name="T214" style:family="text">
      <style:text-properties officeooo:rsid="188bbd42"/>
    </style:style>
    <style:style style:name="T215" style:family="text">
      <style:text-properties officeooo:rsid="18935c8c"/>
    </style:style>
    <style:style style:name="T216" style:family="text">
      <style:text-properties officeooo:rsid="189d3f74"/>
    </style:style>
    <style:style style:name="T217" style:family="text">
      <style:text-properties officeooo:rsid="189e3551"/>
    </style:style>
    <style:style style:name="T218" style:family="text">
      <style:text-properties officeooo:rsid="18a57833"/>
    </style:style>
    <style:style style:name="T219" style:family="text">
      <style:text-properties officeooo:rsid="18a7a4de"/>
    </style:style>
    <style:style style:name="T220" style:family="text">
      <style:text-properties officeooo:rsid="18abbf6b"/>
    </style:style>
    <style:style style:name="T221" style:family="text">
      <style:text-properties officeooo:rsid="18ae0f16"/>
    </style:style>
    <style:style style:name="T222" style:family="text">
      <style:text-properties officeooo:rsid="18b1d3e4"/>
    </style:style>
    <style:style style:name="T223" style:family="text">
      <style:text-properties officeooo:rsid="18b58488"/>
    </style:style>
    <style:style style:name="T224" style:family="text">
      <style:text-properties officeooo:rsid="18b95b4f"/>
    </style:style>
    <style:style style:name="T225" style:family="text">
      <style:text-properties officeooo:rsid="18b9b3bd"/>
    </style:style>
    <style:style style:name="T226" style:family="text">
      <style:text-properties officeooo:rsid="18bc0b86"/>
    </style:style>
    <style:style style:name="T227" style:family="text">
      <style:text-properties officeooo:rsid="18bf6a2a"/>
    </style:style>
    <style:style style:name="T228" style:family="text">
      <style:text-properties officeooo:rsid="18c2c216"/>
    </style:style>
    <style:style style:name="T229" style:family="text">
      <style:text-properties officeooo:rsid="18c748d3"/>
    </style:style>
    <style:style style:name="T230" style:family="text">
      <style:text-properties officeooo:rsid="18cadb0d"/>
    </style:style>
    <style:style style:name="T231" style:family="text">
      <style:text-properties officeooo:rsid="18d14e1d"/>
    </style:style>
    <style:style style:name="T232" style:family="text">
      <style:text-properties officeooo:rsid="18d26e16"/>
    </style:style>
    <style:style style:name="T233" style:family="text">
      <style:text-properties officeooo:rsid="18d5f17d"/>
    </style:style>
    <style:style style:name="T234" style:family="text">
      <style:text-properties officeooo:rsid="18d7ef40"/>
    </style:style>
    <style:style style:name="Sect1" style:family="section">
      <style:section-properties text:dont-balance-text-columns="false" style:editable="false">
        <style:columns fo:column-count="2" fo:column-gap="0.399cm">
          <style:column style:rel-width="32767*" fo:start-indent="0cm" fo:end-indent="0.199cm"/>
          <style:column style:rel-width="32768*" fo:start-indent="0.1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ODO: Někteří goblini by mohli mít tetování (a vyšší staty). TODO: Rozmyslet si symboliku (měl by to být symbol jednoho z goblinských bohů –<text:span text:style-name="T233"> Nergal, bůh války, takže 2 sekery</text:span>).</text:p>
      <text:p text:style-name="P44">TODO: Někde by měla být elfská svatyně (<text:span text:style-name="T232">centrální svatyně </text:span>zasvěcená Astře, <text:span text:style-name="T232">v komnatách velmistra by ještě mohla být socha Mirvy, bohyně magie</text:span>)</text:p>
      <text:p text:style-name="P44">- <text:span text:style-name="T231">v Laborce Spagyrie by mohla být socha Raiy (bohyně léčitelství).</text:span></text:p>
      <text:p text:style-name="P45">Astra: Čelenka z hvězd<text:line-break/>Mirva: Hůl a otevřená kniha<text:line-break/>Raia: Obvaz</text:p>
      <text:p text:style-name="P291">TODO: K čemu patří netopýři?<text:line-break/><text:span text:style-name="T234">- k Orokvě (bohyně temnoty)</text:span></text:p>
      <text:p text:style-name="P292">TODO: Goblini s viděním po tmě (asi s netopýříma ušima?).</text:p>
      <text:h text:style-name="P293" text:outline-level="2">Opozice</text:h>
      <text:p text:style-name="P40">G1: Skupina tří gobliních lovců a stopařů</text:p>
      <text:p text:style-name="P40">G2: Skupina tří gobliních lovců a stopařů</text:p>
      <text:p text:style-name="P42"><text:span text:style-name="T2">Kořist:</text:span> Pyt<text:span text:style-name="T229">el</text:span> s <text:span text:style-name="T229">kořínky,</text:span> bobulemi a houbami (jedlými), zastřelený <text:span text:style-name="T230">zajíc</text:span>.</text:p>
      <text:h text:style-name="P294" text:outline-level="2">Věž a okolí</text:h>
      <text:h text:style-name="Heading_20_4" text:outline-level="4">Cesta lesem</text:h>
      <text:p text:style-name="P43">Vede vás těžko popsatelný pocit. Je to trochu jako hlad nebo žízeň. Není jasné, jak jej zahnat, táhne vás ale všechny stejným směrem. Ať už to je cokoliv, cítíte, že se k tomu blížíte.</text:p>
      <text:list xml:id="list691144686" text:style-name="L1">
        <text:list-item>
          <text:p text:style-name="P48">Procházíte hustým, neudržovaným březovým lesem. Terén mírně stoupá.</text:p>
        </text:list-item>
      </text:list>
      <text:p text:style-name="P41"><text:span text:style-name="T2">Ve dne:</text:span><text:span text:style-name="T127"> </text:span><text:span text:style-name="T219">Po cestě je šance 1 z 6, že postavy narazí na skupinu tří gobliních lovců a sběračů (G1 nebo G2). Pokud se zde postavy rozhodnou tábořit, goblini si jich všimnou určitě.</text:span></text:p>
      <text:list xml:id="list280678516" text:style-name="L2">
        <text:list-item>
          <text:p text:style-name="P49">Goblini zaútočí pouze v případě, že narazí na jednu <text:span text:style-name="T220">samotnou</text:span> postavu.</text:p>
        </text:list-item>
        <text:list-item>
          <text:p text:style-name="P49">V opačném případě budou skupinu pouze chvíli sledovat, aby zjistili, kolik postav je a jak jsou vyzbrojené a následně poběží k věži předat o tom zprávu.</text:p>
          <text:list>
            <text:list-item>
              <text:p text:style-name="P50">Postavy si mohou goblinů všimnout <text:span text:style-name="T221">(</text:span>ház<text:span text:style-name="T222">í se</text:span> <text:span text:style-name="T221">Finesou proti Finese)</text:span>.</text:p>
            </text:list-item>
            <text:list-item>
              <text:p text:style-name="P51">Když goblini ve věži dostanou zprávu o blížící se skupině, rychle sklidí vše, co zrovna mají venku před věží a připraví obranu (viz <text:span text:style-name="T9">Ruina věže</text:span>).</text:p>
            </text:list-item>
          </text:list>
        </text:list-item>
      </text:list>
      <text:h text:style-name="P295" text:outline-level="4">Les <text:span text:style-name="T223">kolem věže</text:span></text:h>
      <text:p text:style-name="Text_20_body">Březový <text:span text:style-name="T226">les</text:span> se postupně mění v buky a habry. <text:span text:style-name="T217">Místy tu jsou stezky vyšlapané zvěří, po pár metrech ale vždy končí.</text:span></text:p>
      <text:list xml:id="list3277970149" text:style-name="L3">
        <text:list-item>
          <text:p text:style-name="P52"><text:span text:style-name="T228">Země kolem kmenů</text:span> stromů <text:span text:style-name="T227">je pokryta ptačím trusem</text:span> (ve skutečnosti netopýří<text:span text:style-name="T228">m</text:span>).</text:p>
          <text:p text:style-name="P53">Ve dne:</text:p>
          <text:list>
            <text:list-item>
              <text:p text:style-name="P52">V korunách str<text:span text:style-name="T216">o</text:span>mů jsou hlavou dolů zavěšeny desítky netopýrů.</text:p>
            </text:list-item>
          </text:list>
          <text:p text:style-name="P53">V noci:</text:p>
          <text:list text:continue-numbering="true">
            <text:list-item>
              <text:p text:style-name="P52">Nad vámi poletují desítky netopýrů.</text:p>
            </text:list-item>
          </text:list>
        </text:list-item>
      </text:list>
      <text:p text:style-name="P41"><text:span text:style-name="T2">Ve dne:</text:span> <text:span text:style-name="T224">Poblíž věže je vyšší šance to, že postavy narazí na jednu ze skupin tří gobliních lovců a sběračů (G1 nebo G2).</text:span></text:p>
      <text:list xml:id="list3498238907" text:style-name="L4">
        <text:list-item>
          <text:list>
            <text:list-item>
              <text:p text:style-name="P59"><text:span text:style-name="T225">Šance je 3 z 6 k</text:span>až<text:span text:style-name="T218">d</text:span>ou hodinu, kterou postavy stráví v lese <text:span text:style-name="T225">kolem věže.</text:span></text:p>
            </text:list-item>
          </text:list>
        </text:list-item>
      </text:list>
      <text:h text:style-name="P296" text:outline-level="4">Mýtina s věží</text:h>
      <text:p text:style-name="P31">Goblini</text:p>
      <text:list xml:id="list2070858069" text:style-name="L5">
        <text:list-item>
          <text:p text:style-name="P60"><text:soft-page-break/>Přes den v okolním lese sbírají dřevo a jídlo (houby, bobule…).</text:p>
        </text:list-item>
        <text:list-item>
          <text:p text:style-name="P61">Většina goblinů (včetně náčelníka <text:span text:style-name="T124">a šamana</text:span>) je teď na lovecké výpravě. Vrátí se za 2 dny.</text:p>
        </text:list-item>
      </text:list>
      <text:p text:style-name="P32">Netopýři</text:p>
      <text:list xml:id="list1280444855" text:style-name="L6">
        <text:list-item>
          <text:p text:style-name="P62">Přes den spí zavěšeni na okolních stromech, v noci poletují kolem.</text:p>
        </text:list-item>
      </text:list>
      <text:p text:style-name="P37">Pasti</text:p>
      <text:list xml:id="list653741709" text:style-name="L7">
        <text:list-item>
          <text:list>
            <text:list-item>
              <text:p text:style-name="P63">Kolem jsou gobliní pasti – dva metry hluboké jámy pokryté roštem a zamaskované jako okolní terén. Dole jsou ostré dřevěné bodce. Na některých místech jsou rošty podepřené kládou – goblini vědí, kudy po nich mají chodit.</text:p>
              <text:p text:style-name="P54">Po cestě k věži je cítit zápach hnijícího masa (hnije dole v jámě).</text:p>
              <text:list>
                <text:list-item>
                  <text:p text:style-name="P65">Past <text:span text:style-name="T175">proti Finese</text:span> 1k4 + <text:span text:style-name="T176">4</text:span>/1.</text:p>
                </text:list-item>
                <text:list-item>
                  <text:p text:style-name="P66"><text:span text:style-name="T177">Vyšplhat nahoru bez pomoci má obtížnost 5</text:span>.</text:p>
                </text:list-item>
              </text:list>
            </text:list-item>
            <text:list-item>
              <text:p text:style-name="P67">Jámy dole spojují vykopané tunely.</text:p>
              <text:list>
                <text:list-item>
                  <text:p text:style-name="P67">Jsou tak úzké, že jimi prolezou jen goblini <text:span text:style-name="T178">a</text:span> kudúci, <text:span text:style-name="T178">nebo</text:span> možná hodně štíhlý elf.</text:p>
                </text:list-item>
                <text:list-item>
                  <text:p text:style-name="P68">Tunely vedou k několika zamaskovaným východům, odkud mohou goblini vyběhnout nebo střílet postavám do zad.</text:p>
                </text:list-item>
                <text:list-item>
                  <text:p text:style-name="P69">Dole jsou <text:span text:style-name="T172">tunely</text:span> prokopané až do prvního pod<text:span text:style-name="T173">z</text:span>emního patra pod věží, kde goblini bydlí. Když hlídka <text:span text:style-name="T174">na věži</text:span> zapíská na poplach, polezou tudy nahoru.</text:p>
                </text:list-item>
              </text:list>
            </text:list-item>
          </text:list>
        </text:list-item>
      </text:list>
      <text:p text:style-name="P34">Díra v zemi na jihovýchod od věže</text:p>
      <text:list xml:id="list662578836" text:style-name="L8">
        <text:list-item>
          <text:p text:style-name="P70"><text:span text:style-name="T187">D</text:span>íra v zemi <text:span text:style-name="T187">má</text:span> asi metr v průměru.</text:p>
          <text:list>
            <text:list-header>
              <text:p text:style-name="P70"><text:span text:style-name="T188">(P</text:span>ropadl <text:span text:style-name="T187">se tu</text:span> strop nad zatopenou knihovnou.<text:span text:style-name="T188">)</text:span></text:p>
            </text:list-header>
            <text:list-item>
              <text:p text:style-name="P70">Dole se leskne hladina vody <text:span text:style-name="T186">(asi 8 metrů pod terénem).</text:span></text:p>
            </text:list-item>
          </text:list>
        </text:list-item>
      </text:list>
      <text:h text:style-name="P297" text:outline-level="4">Ruina věže</text:h>
      <text:p text:style-name="P38"><text:span text:style-name="T120">G</text:span>oblini <text:span text:style-name="T120">ruinu věže zastřešili pomocí</text:span> silné kůže <text:span text:style-name="T120">a </text:span>tenkých kmenů a větví. <text:span text:style-name="T121">Přes den žijí (a vaří) tady, aby nemuseli svítit.</text:span></text:p>
      <text:list xml:id="list2841366004" text:style-name="L9">
        <text:list-item>
          <text:p text:style-name="P71">Přes den jde z vrcholku věže kouř.</text:p>
        </text:list-item>
      </text:list>
      <text:list xml:id="list4053935807" text:style-name="L10">
        <text:list-item>
          <text:p text:style-name="P72">V ruinách je možné najít kusy železné konstrukce, která podpírala výtah (zohýbané železné tyče, která vrůstají přímo do kamene – nejsou rezavé).</text:p>
          <text:p text:style-name="P55">Loot:</text:p>
        </text:list-item>
        <text:list-item>
          <text:p text:style-name="P73">Když je někdo prohrabe opravdu důkladně, najde <text:span text:style-name="T2">zvětšovací sklo</text:span> (věž kdysi sloužila jako astronomická observatoř s dalekohledem).</text:p>
        </text:list-item>
        <text:list-item>
          <text:p text:style-name="P74">U ohně na vaření je:</text:p>
          <text:list>
            <text:list-item>
              <text:p text:style-name="P75"><text:span text:style-name="T191">e</text:span>lfské nádobí (hrnce, pánve) z kuchyně.</text:p>
            </text:list-item>
            <text:list-item>
              <text:p text:style-name="P76">Elfí kosti (používané jako vařečka a tak).</text:p>
            </text:list-item>
            <text:list-item>
              <text:p text:style-name="P74">poškozená elfská helma (goblini <text:span text:style-name="T190">ji</text:span> používali jako kotlík).</text:p>
            </text:list-item>
          </text:list>
        </text:list-item>
      </text:list>
      <text:p text:style-name="P33">Jeden goblin hlídkuje nahoře v ruině věže</text:p>
      <text:list xml:id="list180924807991646" text:continue-numbering="true" text:style-name="L10">
        <text:list-item>
          <text:p text:style-name="P77">Má Nápadnost 4 + k4 (2 za Finesu, 2 za velkou výhodu za úkryt nahoře na věži).</text:p>
        </text:list-item>
        <text:list-item>
          <text:p text:style-name="P64">Původní <text:span text:style-name="T169">točité schodiště uprostřed věže je zhroucené (vede jen směrem dolů)</text:span>. Goblini tam místo toho mají provazy, po kterých jde vyšplhat nahoru. Hlídka sedí přímo na zdi. <text:span text:style-name="T170">Varovný signál (když hlídka zpozoruje nebezpečí) je hlasité zapískání na prsty.</text:span></text:p>
        </text:list-item>
      </text:list>
      <text:p text:style-name="P36">Uvnitř věže je šachta <text:span text:style-name="T171">dolů</text:span>, kolem ní <text:span text:style-name="T121">pobořené</text:span> točité schodiště.</text:p>
      <text:list xml:id="list3212075670" text:style-name="L11">
        <text:list-item>
          <text:p text:style-name="P78">Po zbytcích schodiště <text:span text:style-name="T122">jde</text:span> celkem <text:span text:style-name="T122">snadno</text:span> sešplhat dolů.</text:p>
        </text:list-item>
      </text:list>
      <text:list xml:id="list1766039572" text:style-name="L12">
        <text:list-item>
          <text:p text:style-name="P79">Goblini t<text:span text:style-name="T123">u</text:span> mají dřevěný rumpál.</text:p>
        </text:list-item>
      </text:list>
      <text:p text:style-name="P35"><text:soft-page-break/>Na dně šachty je výtahová klec. Shora to vypadá jako střecha nějakého altánu<text:span text:style-name="T116">. Není tam žádné lano, klec stoupala díky kouzlu.</text:span></text:p>
      <text:list xml:id="list1596186935" text:style-name="L13">
        <text:list-item>
          <text:p text:style-name="P80">Střecha klece je z poměrně tenkého, měděného plechu. <text:span text:style-name="T123">To ovšem není shora poznat, protože je pokrytý silnou vrstvou prachu a suti.</text:span></text:p>
          <text:list>
            <text:list-item>
              <text:p text:style-name="P81">Je různě prohýbaný, na několika místech proražený.</text:p>
            </text:list-item>
            <text:list-item>
              <text:p text:style-name="P81">S vhodnými nástroji se půjde probourat dovnitř.</text:p>
            </text:list-item>
            <text:list-item>
              <text:p text:style-name="P81">Měď je možné <text:span text:style-name="T117">odnést</text:span> a prodat – celkově má střecha klece cenu <text:span text:style-name="T118">2 zl.</text:span></text:p>
            </text:list-item>
          </text:list>
        </text:list-item>
        <text:list-item>
          <text:p text:style-name="P82">Na stěnách klece i šachty jdou najít linie stříbrných run.</text:p>
        </text:list-item>
        <text:list-item>
          <text:p text:style-name="P82">Uvnitř klece jsou dva nápisy ve staroelfštině: „Nahoru“ a „Dolů“.</text:p>
          <text:list>
            <text:list-item>
              <text:p text:style-name="P82">Jsou to zaklínací formule. U téhle klece nefungují (mohla by se ale trochu zatřást). <text:span text:style-name="T119">Pokud je rozbitý power crystal, tak už se nestane nic (viz místnost XY).</text:span></text:p>
            </text:list-item>
          </text:list>
        </text:list-item>
      </text:list>
      <text:p text:style-name="P39">Loot u goblinů:</text:p>
      <text:list xml:id="list4261408167" text:style-name="L14">
        <text:list-item>
          <text:p text:style-name="P83">Rozkradené nástroje z dílen (kamenická dláta apod.)</text:p>
        </text:list-item>
      </text:list>
      <text:h text:style-name="Heading_20_2" text:outline-level="2">Prvn<text:span text:style-name="T10">í podzemní patro</text:span></text:h>
      <text:section text:style-name="Sect1" text:name="Sekce2">
        <text:list xml:id="list166802712" text:style-name="L15">
          <text:list-item>
            <text:p text:style-name="P84">Scrying bowls</text:p>
            <text:list>
              <text:list-item>
                <text:p text:style-name="P84">Mísy v kabinetech masterů. Jsou prázdné (vyschly), vedle je vždycky džbán (taky prázdný). <text:span text:style-name="T142">Po naplnění vodou (stačí obyčejná) a přečtení formule vyryté z venku do stěny mísy (připoutání přes Duši)</text:span> se na hladině ukáže obraz <text:span text:style-name="T143">vnitřku</text:span> laborky/zkouškové místnosti <text:span text:style-name="T144">(jako v kulovitém zrcadle)</text:span>.</text:p>
                <text:list>
                  <text:list-item>
                    <text:p text:style-name="P85">Mísu je možné odnést, pořád bude ale ukazovat tu samou místnost.</text:p>
                  </text:list-item>
                </text:list>
              </text:list-item>
            </text:list>
          </text:list-item>
        </text:list>
        <text:h text:style-name="Heading_20_4" text:outline-level="4">Místnost s portálem</text:h>
        <text:p text:style-name="P16">Portál je pokryt stříbrnými magickými symboly a runami, které v pravidelných intervalech <text:span text:style-name="T155">vždy</text:span> na chvilku <text:span text:style-name="T156">zažhnou</text:span> modrým svitem.</text:p>
        <text:list xml:id="list267841868" text:style-name="L16">
          <text:list-item>
            <text:p text:style-name="P180"><text:span text:style-name="T128">J</text:span><text:span text:style-name="T129">eden portál se čtyřmi </text:span><text:span text:style-name="T128">destinacemi</text:span><text:span text:style-name="T129">.</text:span></text:p>
            <text:list>
              <text:list-item>
                <text:p text:style-name="P182">Nahoře je symbol téhle věže.</text:p>
              </text:list-item>
              <text:list-item>
                <text:p text:style-name="P181"><text:span text:style-name="T43">Po stranách jsou čtyři aktivační panely </text:span><text:span text:style-name="T44">(do nich se vkládá klíč k příslušné lokaci)</text:span></text:p>
              </text:list-item>
            </text:list>
          </text:list-item>
          <text:list-item>
            <text:p text:style-name="P86">Pozůstatky celkem 7 elfů</text:p>
            <text:list>
              <text:list-item>
                <text:p text:style-name="P217"><text:span text:style-name="T44">N</text:span><text:span text:style-name="T39">ejsou kompletní, goblini dost kostí odnesli.</text:span></text:p>
              </text:list-item>
              <text:list-item>
                <text:p text:style-name="P218"><text:span text:style-name="T61">Jedna k</text:span><text:span text:style-name="T39">ostra (dost vysok</text:span><text:span text:style-name="T62">á</text:span><text:span text:style-name="T39">) </text:span><text:span text:style-name="T61">je</text:span><text:span text:style-name="T39"> ve zbroji (ale bez helmy)</text:span></text:p>
                <text:list>
                  <text:list-item>
                    <text:p text:style-name="P87">Nemá zbraně</text:p>
                  </text:list-item>
                  <text:list-item>
                    <text:p text:style-name="P87">U opasku má léčivý lektvar</text:p>
                  </text:list-item>
                </text:list>
              </text:list-item>
            </text:list>
          </text:list-item>
        </text:list>
        <text:h text:style-name="Heading_20_4" text:outline-level="4">Údržbářský byt a dílny</text:h>
        <text:list xml:id="list3064445554" text:style-name="L17">
          <text:list-item>
            <text:p text:style-name="P219">Všude tu jsou obyčejné, vyrazitelné dveře (obtížnost 3) s jednoduchými vnitřními zámky (obtížnost otevření šperhákem 3).</text:p>
            <text:list>
              <text:list-item>
                <text:p text:style-name="P220">Dveře do recepce a dílen se neodemykají univerzálním klíčem ale speciálním klíčem, který u sebe má údržbář.</text:p>
              </text:list-item>
            </text:list>
          </text:list-item>
          <text:list-item>
            <text:p text:style-name="P221">Dveře do recepce jsou normálně na kliku a otevřené.</text:p>
          </text:list-item>
          <text:list-item>
            <text:p text:style-name="P222">V dílnách se možná goblini zabarikádují (zvednou tím obtížnost vyražení až o 2) <text:span text:style-name="T197">a vypáčení zámku nepomůže – dveře budou pořád zašprajcované</text:span>.</text:p>
          </text:list-item>
        </text:list>
        <text:p text:style-name="P29">Recepce (2)</text:p>
        <text:list xml:id="list4259932862" text:style-name="L18">
          <text:list-item>
            <text:p text:style-name="P223">Na stěně je svazek se <text:span text:style-name="T198">pěti</text:span> klíči</text:p>
            <text:list>
              <text:list-item>
                <text:p text:style-name="P223"><text:span text:style-name="T198">čtyři z nich jsou</text:span> klíče od laborek</text:p>
              </text:list-item>
              <text:list-item>
                <text:p text:style-name="P224">pátý je univerzál od všeho možného kolem (<text:span text:style-name="T199">recepce, </text:span>jídelna, kucyně a všechny další obyč dveře)</text:p>
              </text:list-item>
            </text:list>
          </text:list-item>
        </text:list>
        <text:p text:style-name="Text_20_body">Údržbářský sklad</text:p>
        <text:list xml:id="list2433098273" text:style-name="L19">
          <text:list-item>
            <text:p text:style-name="P225"><text:span text:style-name="T10">Vyskládané mramorové desky, kovové závěsy na dveře a petlice, nástroje (kamenické, zámečnické), </text:span><text:span text:style-name="T24">kladivo,</text:span><text:span text:style-name="T10"> </text:span><text:span text:style-name="T23">kleště, </text:span><text:span text:style-name="T25">nýty,</text:span><text:span text:style-name="T10"> celý nepoužitý zámek.</text:span></text:p>
          </text:list-item>
        </text:list>
        <text:p text:style-name="Text_20_body"><text:span text:style-name="T26">Kamenická a kovote</text:span><text:span text:style-name="T10">pecká </text:span><text:span text:style-name="T27">dílna</text:span></text:p>
        <text:list xml:id="list1436121641" text:style-name="L20">
          <text:list-item>
            <text:p text:style-name="P104">Nástroje na vyrábění stříbrných run a jejich zatesávání do mramoru</text:p>
            <text:list>
              <text:list-item>
                <text:p text:style-name="P104">Některé z nástrojů rozkradli goblini</text:p>
              </text:list-item>
            </text:list>
          </text:list-item>
          <text:list-item>
            <text:p text:style-name="P105">Vzorky toho, co se tu dělá – mramorová deska s runovým vlysem.</text:p>
          </text:list-item>
          <text:list-item>
            <text:p text:style-name="P104">V trezoru je klubko tenkého stříbrného drátu (není to úplně čisté stříbro) <text:span text:style-name="T181">v celkové ceně 6 zl</text:span>.</text:p>
            <text:list>
              <text:list-item>
                <text:p text:style-name="P106">Na dveřích trezoru jsou stopy poškození, goblinům se je ale vypáčit nepovedlo (neměli na to nástroje a trpělivost).</text:p>
              </text:list-item>
            </text:list>
          </text:list-item>
        </text:list>
        <text:h text:style-name="P298" text:outline-level="4">Jídelna</text:h>
        <text:list xml:id="list4140918146" text:style-name="L21">
          <text:list-item>
            <text:p text:style-name="P226">Propadlý strop a sesuv v jihovýchodním rohu</text:p>
            <text:list>
              <text:list-item>
                <text:p text:style-name="P226"><text:soft-page-break/>Goblini sem napojili jeden z tunelů propojujících pasti na povrchu, takže se tudy mohou dostat dovnitř nebo ven.</text:p>
              </text:list-item>
            </text:list>
          </text:list-item>
        </text:list>
        <text:h text:style-name="Heading_20_4" text:outline-level="4">Velmistr<text:span text:style-name="T154">ova sekce</text:span></text:h>
        <text:p text:style-name="P1"><text:span text:style-name="T10"><text:tab/>„</text:span><text:span text:style-name="T28">Velmistr</text:span><text:span text:style-name="T10">“</text:span></text:p>
        <text:list xml:id="list1571294500" text:style-name="L22">
          <text:list-item>
            <text:p text:style-name="P107">Místnost pro kancelářku</text:p>
            <text:list>
              <text:list-item>
                <text:p text:style-name="P111">Spousta polic</text:p>
              </text:list-item>
              <text:list-item>
                <text:p text:style-name="P111">Psací stůl a psací potřeby (inkoust vyschlý, samozřejmě).</text:p>
              </text:list-item>
              <text:list-item>
                <text:p text:style-name="P112">Žádné knihy ani papíry</text:p>
                <text:list>
                  <text:list-item>
                    <text:p text:style-name="P112"><text:span text:style-name="T202">V</text:span>šechno sebrali goblini, když jim došel papír v knihovně.</text:p>
                  </text:list-item>
                </text:list>
              </text:list-item>
            </text:list>
          </text:list-item>
          <text:list-item>
            <text:p text:style-name="P107">Pracovna velmistra</text:p>
            <text:list>
              <text:list-item>
                <text:p text:style-name="P113">Velký pracovní stůl</text:p>
                <text:list>
                  <text:list-item>
                    <text:p text:style-name="P113">Na něm nějaká lejstra, na kterých velmistr zrovna pracoval</text:p>
                  </text:list-item>
                  <text:list-item>
                    <text:p text:style-name="P113">V šuplíku svitek s kouzlem <text:span text:style-name="T2">telekinetický úder.</text:span></text:p>
                  </text:list-item>
                </text:list>
              </text:list-item>
              <text:list-item>
                <text:p text:style-name="P113">Tapisérie</text:p>
              </text:list-item>
              <text:list-item>
                <text:p text:style-name="P211">Scrying bowl</text:p>
                <text:list>
                  <text:list-item>
                    <text:p text:style-name="P102">Ukazuje strážného démona Urgragora</text:p>
                  </text:list-item>
                </text:list>
              </text:list-item>
              <text:list-item>
                <text:p text:style-name="P107">Trezor</text:p>
                <text:list>
                  <text:list-item>
                    <text:p text:style-name="P114">Za <text:span text:style-name="T200">tapisérií (dá se odklopit jako dveře)</text:span>.</text:p>
                    <text:p text:style-name="P115">Výjev: Obléhání elfského města armádou orků.</text:p>
                  </text:list-item>
                  <text:list-item>
                    <text:p text:style-name="P117">Trezor vypadá jako dlaždice <text:span text:style-name="T215">s držátkem</text:span>, která úplně přesně nezapadá do stěny. Pod ním je úzká vodorovná štěrbina dlouhá asi 10 centimetrů a hluboká asi 6 (z ní vylétnou magické střely.</text:p>
                  </text:list-item>
                  <text:list-item>
                    <text:p text:style-name="P118">Past – magická, nějaké kouzlo <text:span text:style-name="T214">(TODO).</text:span></text:p>
                    <text:list>
                      <text:list-item>
                        <text:p text:style-name="P119">Pět ohnivých střel vějířovitě po celé místnosti (vodorovně ve výši břicha člověka).</text:p>
                      </text:list-item>
                      <text:list-item>
                        <text:p text:style-name="P120">Past se deaktivuje magickou formulí, kterou postavy nemají jak zjistit.</text:p>
                      </text:list-item>
                    </text:list>
                  </text:list-item>
                </text:list>
                <text:p text:style-name="P121">Loot:</text:p>
                <text:list text:continue-numbering="true">
                  <text:list-item>
                    <text:p text:style-name="P122">amulet ochrany před Urgragorem</text:p>
                  </text:list-item>
                  <text:list-item>
                    <text:p text:style-name="P88">klíč k tajnému vchodu o kus vedle.</text:p>
                  </text:list-item>
                </text:list>
              </text:list-item>
              <text:list-item>
                <text:p text:style-name="P124"><text:span text:style-name="T151">T</text:span>ajný v<text:span text:style-name="T151">ýchod</text:span></text:p>
                <text:list>
                  <text:list-item>
                    <text:p text:style-name="P125">Klíč je v trezoru hned vedle.</text:p>
                  </text:list-item>
                  <text:list-item>
                    <text:p text:style-name="P126">Za další odklápěcí tapisérií.</text:p>
                    <text:p text:style-name="P116">Výjev: <text:span text:style-name="T207">Souboj elfího rytíře s orkským náčelníkem</text:span>.</text:p>
                  </text:list-item>
                  <text:list-item>
                    <text:p text:style-name="P127">Za ním schody dolů</text:p>
                  </text:list-item>
                </text:list>
              </text:list-item>
            </text:list>
          </text:list-item>
          <text:list-item>
            <text:p text:style-name="P107">Obývák velmistra</text:p>
          </text:list-item>
        </text:list>
        <text:h text:style-name="Heading_20_4" text:outline-level="4">Knihovna</text:h>
        <text:p text:style-name="P28"><text:span text:style-name="T30">S</text:span><text:span text:style-name="T10">tudentská šatna před knihovnou</text:span></text:p>
        <text:list xml:id="list750333123" text:style-name="L23">
          <text:list-item>
            <text:p text:style-name="P128">Zbytky dřevěných skříněk</text:p>
          </text:list-item>
        </text:list>
        <text:p text:style-name="P24"><text:span text:style-name="T30">Š</text:span><text:span text:style-name="T10">atna mistra zaklínadel</text:span></text:p>
        <text:list xml:id="list2200974535" text:style-name="L24">
          <text:list-item>
            <text:p text:style-name="P227"><text:span text:style-name="T10">Rozpadlé zbytky po oblečen</text:span><text:span text:style-name="T90">í</text:span></text:p>
          </text:list-item>
          <text:list-item>
            <text:p text:style-name="P228"><text:span text:style-name="T90">P</text:span><text:span text:style-name="T10">ouzdro na svitky</text:span></text:p>
            <text:list>
              <text:list-item>
                <text:p text:style-name="P130">Hojivý rituál</text:p>
              </text:list-item>
            </text:list>
          </text:list-item>
        </text:list>
        <text:p text:style-name="P23"><text:span text:style-name="T30">K</text:span><text:span text:style-name="T10">abinet mistra zaklínadel</text:span></text:p>
        <text:list xml:id="list3395948502" text:style-name="L25">
          <text:list-header>
            <text:p text:style-name="P229"><text:span text:style-name="T86">Nápis nade dveřmi </text:span><text:span text:style-name="T30">„</text:span><text:span text:style-name="T29">Mistr zaklínadel</text:span><text:span text:style-name="T30">“</text:span></text:p>
          </text:list-header>
          <text:list-item>
            <text:p text:style-name="P131">Trezor</text:p>
            <text:list>
              <text:list-item>
                <text:p text:style-name="P232"><text:span text:style-name="T10">Svitek s kouzlem </text:span><text:span text:style-name="T11">výboj</text:span></text:p>
              </text:list-item>
              <text:list-item>
                <text:p text:style-name="P183"><text:span text:style-name="T93">Zlatý prsten</text:span><text:span text:style-name="T10"> (</text:span><text:span text:style-name="T92">5 zl</text:span><text:span text:style-name="T10">)</text:span></text:p>
                <text:list>
                  <text:list-item>
                    <text:p text:style-name="P89">Nemagický</text:p>
                  </text:list-item>
                  <text:list-item>
                    <text:p text:style-name="P89">Hladký <text:span text:style-name="T206">tenký</text:span> kroužek bez kamene</text:p>
                  </text:list-item>
                </text:list>
              </text:list-item>
            </text:list>
          </text:list-item>
        </text:list>
        <text:p text:style-name="P6">Zatopená knihovna</text:p>
        <text:list xml:id="list915295439" text:style-name="L26">
          <text:list-item>
            <text:p text:style-name="P132">Ve vodě číhá Vodní had</text:p>
          </text:list-item>
        </text:list>
        <text:list xml:id="list474073449" text:style-name="L27">
          <text:list-item>
            <text:p text:style-name="P133">Strop je probořený</text:p>
            <text:list>
              <text:list-item>
                <text:p text:style-name="P133">je v něm díra ven zhruba metr v průměru zhruba uprostřed místnosti.</text:p>
              </text:list-item>
            </text:list>
          </text:list-item>
          <text:list-item>
            <text:p text:style-name="P134">Točitá schodiště jsou kamenná a funkční. Noří se do vody.</text:p>
          </text:list-item>
          <text:list-item>
            <text:p text:style-name="P135">Regály <text:span text:style-name="T189">na ochozu</text:span> jsou prázdné</text:p>
          </text:list-item>
          <text:list-item>
            <text:p text:style-name="P233"><text:span text:style-name="T10">Na zemi na ochozu je jsou poházené desky knih, ze kterých goblini vytrhali stránky. </text:span><text:span text:style-name="T96">Spoustu jich také naházeli do vody </text:span><text:span text:style-name="T97">(jsou na dně)</text:span><text:span text:style-name="T96">.</text:span></text:p>
            <text:list>
              <text:list-item>
                <text:p text:style-name="P234"><text:span text:style-name="T10">Důkladné prohledání (15 minut) </text:span><text:span text:style-name="T95">odhalí:</text:span></text:p>
                <text:list>
                  <text:list-item>
                    <text:p text:style-name="P129"><text:span text:style-name="T184">svitek s kouzlem </text:span><text:span text:style-name="T8">Mlha</text:span></text:p>
                  </text:list-item>
                  <text:list-item>
                    <text:p text:style-name="P136"><text:span text:style-name="T130">Přetržený svitek na přivolání </text:span><text:span text:style-name="T131">dvouhlavého psa</text:span><text:span text:style-name="T130"> </text:span><text:span text:style-name="T8">Mogrora.</text:span></text:p>
                  </text:list-item>
                </text:list>
              </text:list-item>
            </text:list>
          </text:list-item>
        </text:list>
        <text:list xml:id="list1179345768" text:style-name="L28">
          <text:list-item>
            <text:p text:style-name="P137">Goblini zatopenou knihovnu používají jako latrínu.</text:p>
            <text:list>
              <text:list-item>
                <text:p text:style-name="P138">Kupodivu to tu ani tak moc nesmrdí – je to díky tomu, že je knihovna zatopená.</text:p>
              </text:list-item>
              <text:list-item>
                <text:p text:style-name="P139">Celá hladina je zarostlá zeleným žabincem.</text:p>
              </text:list-item>
              <text:list-item>
                <text:p text:style-name="P139">Na něm jsou poházené kusy papíru.</text:p>
              </text:list-item>
            </text:list>
          </text:list-item>
        </text:list>
        <text:list xml:id="list1499331076" text:style-name="L29">
          <text:list-item>
            <text:p text:style-name="P140">Na dně:</text:p>
            <text:list>
              <text:list-item>
                <text:p text:style-name="P141"><text:soft-page-break/>Regály ve spodním patře jsou kompletně zatopené, knihy, které v nich byly, jsou zničené.</text:p>
              </text:list-item>
              <text:list-item>
                <text:p text:style-name="P142">Vrstva hnoje, v ní zapadané desky knih</text:p>
              </text:list-item>
              <text:list-item>
                <text:p text:style-name="P143"><text:span text:style-name="T185">F</text:span>ontána</text:p>
              </text:list-item>
              <text:list-item>
                <text:p text:style-name="P140">Mramorové psací stoly (se zešikmenou deskou).</text:p>
              </text:list-item>
            </text:list>
          </text:list-item>
        </text:list>
        <text:list xml:id="list180925447654540" text:continue-list="list3395948502" text:style-name="L25">
          <text:list-item>
            <text:list>
              <text:list-item>
                <text:p text:style-name="P235"><text:span text:style-name="T70">S</text:span><text:span text:style-name="T10">ocha s </text:span><text:span text:style-name="T71">bronzovým</text:span><text:span text:style-name="T10"> kopím </text:span><text:span text:style-name="T72">(</text:span><text:span text:style-name="T74">improvizovaná těžká zbraň: 1</text:span><text:span text:style-name="T73">/</text:span><text:span text:style-name="T74">+3</text:span><text:span text:style-name="T72">)</text:span><text:span text:style-name="T10"> a </text:span><text:span text:style-name="T91">bronzovým</text:span><text:span text:style-name="T10"> štítem (dá </text:span><text:span text:style-name="T91">se z něj</text:span><text:span text:style-name="T10"> vyrobit </text:span><text:span text:style-name="T11">sluneční štít</text:span><text:span text:style-name="T10">).</text:span></text:p>
              </text:list-item>
            </text:list>
          </text:list-item>
        </text:list>
        <text:p text:style-name="P7">Zatopený archiv</text:p>
        <text:list xml:id="list1697784859" text:style-name="L30">
          <text:list-item>
            <text:p text:style-name="P144">Je tam tma a je třeba se potopit</text:p>
          </text:list-item>
          <text:list-item>
            <text:p text:style-name="P236"><text:span text:style-name="T10">Strop je klenutý a pod ním je bublina vzduchu. Dá se tam i zapálit světlo </text:span><text:span text:style-name="T87">(svíčka by mohla přežít vymáchání ve vodě).</text:span></text:p>
          </text:list-item>
          <text:list-item>
            <text:p text:style-name="P237"><text:span text:style-name="T87">D</text:span><text:span text:style-name="T10">ole mezi regály:</text:span></text:p>
            <text:list>
              <text:list-item>
                <text:p text:style-name="P145">3 kostry elfů</text:p>
                <text:p text:style-name="P145">Jedna z nich má:</text:p>
                <text:list>
                  <text:list-item>
                    <text:p text:style-name="P145">klíč k trezoru v kabinetu mistra zaklínadel</text:p>
                  </text:list-item>
                </text:list>
              </text:list-item>
            </text:list>
          </text:list-item>
        </text:list>
        <text:h text:style-name="Heading_20_3" text:outline-level="3">Laboratoře</text:h>
        <text:p text:style-name="P46">Laborky obecně:</text:p>
        <text:list xml:id="list2863275347" text:style-name="L31">
          <text:list-item>
            <text:p text:style-name="P300">vlastní laboratoř</text:p>
          </text:list-item>
          <text:list-item>
            <text:p text:style-name="P300">kabinet mistra</text:p>
            <text:list>
              <text:list-item>
                <text:p text:style-name="P300">trezor</text:p>
              </text:list-item>
            </text:list>
          </text:list-item>
          <text:list-item>
            <text:p text:style-name="P300">šatna</text:p>
          </text:list-item>
          <text:list-item>
            <text:p text:style-name="P300">wc (někde poblíž)</text:p>
          </text:list-item>
          <text:list-item>
            <text:p text:style-name="P300">schody dolů k celám/testovacím místnostem (tajné ideálně?)</text:p>
          </text:list-item>
        </text:list>
        <text:p text:style-name="P19">Dveře do laboratoří</text:p>
        <text:list xml:id="list1923024656" text:style-name="L32">
          <text:list-item>
            <text:list>
              <text:list-item>
                <text:p text:style-name="P184">Žádné z těchto dveří nejsou zamčené <text:span text:style-name="T194">(v laborkách se pracovalo)</text:span>, ale kliku mají jen zevnitř z laborky, <text:span text:style-name="T194">takže zvenku je potřeba klíč.</text:span></text:p>
              </text:list-item>
              <text:list-item>
                <text:p text:style-name="P185">Dveře do démonologické laborky jsou vypáčené</text:p>
                <text:list>
                  <text:list-item>
                    <text:p text:style-name="P185"><text:span text:style-name="T196">U</text:span>dělali to goblini (použili na to nástroje z <text:span text:style-name="T195">údržbářské</text:span> dílny, <text:span text:style-name="T195">ty se tu teď válej – dláto je ještě zaseknuté do dveří</text:span>).</text:p>
                  </text:list-item>
                  <text:list-item>
                    <text:p text:style-name="P186">Ostatní dveře do laborek goblini nechali být poté, co pád z nich dole roztrhal dvouhlavý pes.</text:p>
                  </text:list-item>
                </text:list>
              </text:list-item>
            </text:list>
            <text:p text:style-name="P187">Bytelné dubové dveře</text:p>
            <text:list text:continue-numbering="true">
              <text:list-item>
                <text:p text:style-name="P238"><text:span text:style-name="T137">J</text:span><text:span text:style-name="T134">dou</text:span><text:span text:style-name="T132"> rozbít </text:span><text:span text:style-name="T134">sekerou nebo jiným vhodným nástrojem.</text:span></text:p>
              </text:list-item>
            </text:list>
          </text:list-item>
        </text:list>
        <text:list xml:id="list4161970247" text:style-name="L33">
          <text:list-header>
            <text:p text:style-name="P189">Obyčejný vnitřní zámek</text:p>
            <text:list>
              <text:list-item>
                <text:p text:style-name="P239"><text:span text:style-name="T136">J</text:span><text:span text:style-name="T135">de vypáčit.</text:span></text:p>
              </text:list-item>
              <text:list-item>
                <text:p text:style-name="P240"><text:span text:style-name="T136">S</text:span><text:span text:style-name="T133"> dovedností </text:span><text:span text:style-name="T135">jde</text:span><text:span text:style-name="T132"> odemknout paklíčem.</text:span></text:p>
              </text:list-item>
              <text:list-item>
                <text:p text:style-name="P190">Klíče visej v recepci na háčku.</text:p>
              </text:list-item>
            </text:list>
          </text:list-header>
        </text:list>
        <text:p text:style-name="P20">Dveře do kabinetů mistrů (jak z laboratoře tak přes šatnu)</text:p>
        <text:list xml:id="list3642819149" text:style-name="L34">
          <text:list-header>
            <text:p text:style-name="P188">Bytelné dubové dveře</text:p>
            <text:list>
              <text:list-item>
                <text:p text:style-name="P241"><text:span text:style-name="T137">Jdou</text:span><text:span text:style-name="T132"> rozbít </text:span><text:span text:style-name="T134">sekerou nebo jiným vhodným nástrojem.</text:span></text:p>
              </text:list-item>
            </text:list>
          </text:list-header>
        </text:list>
        <text:list xml:id="list689699514" text:style-name="L35">
          <text:list-header>
            <text:p text:style-name="P191">Mistrovský vnitřní zámek</text:p>
            <text:list>
              <text:list-item>
                <text:p text:style-name="P242"><text:span text:style-name="T138">Obtížnost </text:span><text:span text:style-name="T141">6</text:span><text:span text:style-name="T138"> na odemknutí paklíčem </text:span><text:span text:style-name="T139">(</text:span><text:span text:style-name="T140">jen </text:span><text:span text:style-name="T139">s dovedností)</text:span></text:p>
              </text:list-item>
            </text:list>
          </text:list-header>
        </text:list>
        <text:p text:style-name="P18">Výtahové šachty</text:p>
        <text:list xml:id="list1436527085" text:style-name="L36">
          <text:list-item>
            <text:p text:style-name="P108">Šachty mají výtahové odšoupávací dveře – bez zámků, ale dají se vypáčit (nebo třeba probourat sekerou).</text:p>
            <text:list>
              <text:list-item>
                <text:p text:style-name="P146"><text:span text:style-name="T192">O</text:span>btížnost vyr<text:span text:style-name="T193">a</text:span>žení bez nástrojů je 4</text:p>
              </text:list-item>
            </text:list>
          </text:list-item>
        </text:list>
        <text:h text:style-name="Heading_20_4" text:outline-level="4"><text:span text:style-name="T30">L</text:span><text:span text:style-name="T10">aboratoř očarování</text:span></text:h>
        <text:p text:style-name="P8">Laboratoř</text:p>
        <text:list xml:id="list473856396" text:style-name="L37">
          <text:list-item>
            <text:p text:style-name="P147">Mramorové police u zdí</text:p>
          </text:list-item>
        </text:list>
        <text:list xml:id="list1049871333" text:style-name="L38">
          <text:list-item>
            <text:list>
              <text:list-item>
                <text:p text:style-name="P192"><text:span text:style-name="T78">pixla s </text:span><text:span text:style-name="T10">bronzový</text:span><text:span text:style-name="T78">m</text:span><text:span text:style-name="T10"> prach </text:span><text:span text:style-name="T78">(zhruba z půli plná, zbývá 10 hrstí – cena </text:span><text:span text:style-name="T79">dohromady</text:span><text:span text:style-name="T78"> zhruba 1 st)</text:span></text:p>
              </text:list-item>
              <text:list-item>
                <text:p text:style-name="P193"><text:span text:style-name="T78">r</text:span><text:span text:style-name="T10">ozteklé zbytky svíček (ze včelího vosku)</text:span></text:p>
                <text:list>
                  <text:list-item>
                    <text:p text:style-name="P90">Vosk jde přetavit a svíčky znovu vyrobit</text:p>
                    <text:list>
                      <text:list-item>
                        <text:p text:style-name="P92">jsou potřeba nové knoty</text:p>
                      </text:list-item>
                      <text:list-item>
                        <text:p text:style-name="P90">celkem vystačí na 12 svic</text:p>
                      </text:list-item>
                    </text:list>
                  </text:list-item>
                </text:list>
              </text:list-item>
            </text:list>
          </text:list-item>
          <text:list-item>
            <text:p text:style-name="P243"><text:span text:style-name="T78">Pracovní st</text:span><text:span text:style-name="T80">oly</text:span></text:p>
          </text:list-item>
        </text:list>
        <text:list xml:id="list180923906227886" text:continue-list="list180925447654540" text:style-name="L25">
          <text:list-item>
            <text:list>
              <text:list-item>
                <text:p text:style-name="P244"><text:span text:style-name="T10">Kostra elfa na židli u pracovního stolu. V ruce mu </text:span><text:span text:style-name="T75">zůstalo</text:span><text:span text:style-name="T10"> rydlo. Na stole před ním je rozpracovaná </text:span><text:span text:style-name="T11">scrying bowl</text:span><text:span text:style-name="T39"> – zrovna do ní ryl zaklínací formuli.</text:span></text:p>
              </text:list-item>
              <text:list-item>
                <text:p text:style-name="P94">Další kostroň pracoval na elfím lanu</text:p>
                <text:list>
                  <text:list-item>
                    <text:p text:style-name="P245"><text:span text:style-name="T39">na stole je recept </text:span><text:span text:style-name="T47">na očarování elfího lana,</text:span><text:span text:style-name="T39"> 20 metrů lana, </text:span><text:span text:style-name="T49">jehla</text:span><text:span text:style-name="T39"> </text:span><text:span text:style-name="T48">a špulka stříbrné niti </text:span><text:span text:style-name="T51">(skoro celá spotřebovaná –</text:span><text:span text:style-name="T55"> dá se prodat za </text:span><text:span text:style-name="T58">1</text:span><text:span text:style-name="T55"> st</text:span><text:span text:style-name="T51">)</text:span><text:span text:style-name="T39">.</text:span></text:p>
                    <text:list>
                      <text:list-item>
                        <text:p text:style-name="P246"><text:span text:style-name="T39">Je na tom dobře vidět, jak elf do lana stříbrnou nití vyšíval magické symboly. </text:span><text:span text:style-name="T50">Lano je pošité celé – po části, kterou nestihl pošít, zbyl na stole jen prach.</text:span></text:p>
                      </text:list-item>
                    </text:list>
                  </text:list-item>
                </text:list>
              </text:list-item>
              <text:list-item>
                <text:p text:style-name="P247"><text:span text:style-name="T50">D</text:span><text:span text:style-name="T39">alší kostroň pracoval na elfích botách</text:span></text:p>
                <text:list>
                  <text:list-item>
                    <text:p text:style-name="P247"><text:span text:style-name="T39">na stole je recept na očarování elfích bot, jehla a špulka stříbrné niti </text:span><text:span text:style-name="T52">(z půlky spotřebovaná –</text:span><text:span text:style-name="T56"> dá se prodat za </text:span><text:span text:style-name="T57">4</text:span><text:span text:style-name="T56"> </text:span><text:span text:style-name="T57">st</text:span><text:span text:style-name="T52">)</text:span><text:span text:style-name="T39">.</text:span></text:p>
                    <text:list>
                      <text:list-item>
                        <text:p text:style-name="P247"><text:span text:style-name="T39">Boty jsou ce</text:span><text:span text:style-name="T53">lé po</text:span><text:span text:style-name="T54">kryté magickými symboly vyšitým stříbrnou nití</text:span><text:span text:style-name="T53">.</text:span></text:p>
                      </text:list-item>
                    </text:list>
                  </text:list-item>
                </text:list>
              </text:list-item>
              <text:list-item>
                <text:p text:style-name="P95">Kostra elfa pracujícího na očarování slunečního štítu</text:p>
                <text:list>
                  <text:list-item>
                    <text:p text:style-name="P248"><text:span text:style-name="T39">TODO: Pozná</text:span><text:span text:style-name="T60">m</text:span><text:span text:style-name="T39">ky k výzkumu </text:span><text:span text:style-name="T45">(že je třeba lapit bludičku)</text:span></text:p>
                  </text:list-item>
                  <text:list-item>
                    <text:p text:style-name="P248"><text:soft-page-break/><text:span text:style-name="T59">na sto</text:span><text:span text:style-name="T39">le je </text:span><text:span text:style-name="T12">lapač duší</text:span><text:span text:style-name="T46">.</text:span></text:p>
                  </text:list-item>
                </text:list>
              </text:list-item>
            </text:list>
          </text:list-item>
        </text:list>
        <text:p text:style-name="P10"><text:span text:style-name="T213">Zpráva od</text:span> Laiary:</text:p>
        <text:list xml:id="list3387518607" text:style-name="L39">
          <text:list-header>
            <text:p text:style-name="P249"><text:span text:style-name="T17">Spouštím</text:span><text:span text:style-name="T12"> další </text:span><text:span text:style-name="T15">fázi</text:span><text:span text:style-name="T12"> experiment</text:span><text:span text:style-name="T16">u</text:span><text:span text:style-name="T12">. </text:span><text:span text:style-name="T17">N</text:span><text:span text:style-name="T14">ezapomeňte </text:span><text:span text:style-name="T17">zítra</text:span><text:span text:style-name="T12"> obnovit vázací kruh, posílený neviděný by jinak mohl uniknout.</text:span></text:p>
            <text:p text:style-name="P250"><text:span text:style-name="T12">L</text:span><text:span text:style-name="T11">aiara</text:span></text:p>
          </text:list-header>
        </text:list>
        <text:p text:style-name="P9">Pracovna mistra očarování</text:p>
        <text:list xml:id="list180925481617444" text:continue-list="list180923906227886" text:style-name="L25">
          <text:list-header>
            <text:p text:style-name="P251"><text:span text:style-name="T81">Nade dveřma nápis </text:span><text:span text:style-name="T30">„</text:span><text:span text:style-name="T29">Mistr </text:span><text:span text:style-name="T10">očarování</text:span><text:span text:style-name="T30">“</text:span></text:p>
          </text:list-header>
          <text:list-item>
            <text:p text:style-name="P255"><text:span text:style-name="T101">Tuto pracovnu</text:span><text:span text:style-name="T30"> postavy nemají jak otevřít. Může to udělat jen Laiara svým kouzlem. </text:span><text:span text:style-name="T88">Klíč v tomto podzemí </text:span><text:span text:style-name="T89">není</text:span><text:span text:style-name="T88">.</text:span></text:p>
          </text:list-item>
          <text:list-item>
            <text:p text:style-name="P256"><text:span text:style-name="T30">Tr</text:span><text:span text:style-name="T10">ezor</text:span></text:p>
            <text:list>
              <text:list-item>
                <text:p text:style-name="P148">Uvnitř je Laiařin klíč k portálu.</text:p>
              </text:list-item>
              <text:list-item>
                <text:p text:style-name="P149">A 2 špulky stříbrné niti.</text:p>
              </text:list-item>
            </text:list>
          </text:list-item>
        </text:list>
        <text:h text:style-name="Heading_20_4" text:outline-level="4"><text:span text:style-name="T30">L</text:span><text:span text:style-name="T10">aboratoř </text:span><text:span text:style-name="T66">spagyrie</text:span></text:h>
        <text:p text:style-name="P26"><text:span text:style-name="T30">P</text:span><text:span text:style-name="T10">racovna mistra spagyrie</text:span></text:p>
        <text:list xml:id="list180924414503119" text:continue-numbering="true" text:style-name="L25">
          <text:list-header>
            <text:p text:style-name="P252"><text:span text:style-name="T94">Nápis nade dveřmi: </text:span><text:span text:style-name="T30">„</text:span><text:span text:style-name="T29">Mistr </text:span><text:span text:style-name="T66">spagyrie</text:span><text:span text:style-name="T30">“</text:span></text:p>
          </text:list-header>
          <text:list-item>
            <text:p text:style-name="P257"><text:span text:style-name="T30">T</text:span><text:span text:style-name="T10">rezor</text:span></text:p>
            <text:list>
              <text:list-item>
                <text:list>
                  <text:list-item>
                    <text:p text:style-name="P258"><text:span text:style-name="T10">Trezor vypadá jako mramorová deska, která úplně přesně nezapadá do stěny. </text:span><text:span text:style-name="T102">V rozích jsou dírky, asi tak na jehlu.</text:span></text:p>
                  </text:list-item>
                  <text:list-item>
                    <text:p text:style-name="P261"><text:span text:style-name="T102">O</text:span><text:span text:style-name="T10">tevírá se </text:span><text:span text:style-name="T111">(bez spuštění pasti)</text:span><text:span text:style-name="T10"> zmáčknutím čudlíku ve vedlejší stěně (ve stejné výšce jako trezor).</text:span></text:p>
                  </text:list-item>
                </text:list>
              </text:list-item>
              <text:list-item>
                <text:p text:style-name="P150">Šipková past</text:p>
                <text:list>
                  <text:list-item>
                    <text:p text:style-name="P259"><text:span text:style-name="T10">Když na </text:span><text:span text:style-name="T102">desku</text:span><text:span text:style-name="T10"> někdo zatlačí, </text:span><text:span text:style-name="T102">z</text:span><text:span text:style-name="T105">e všech čtyřech</text:span><text:span text:style-name="T102"> rohů vystřelí otrávené šipky.</text:span></text:p>
                    <text:list>
                      <text:list-item>
                        <text:p text:style-name="P263"><text:span text:style-name="T112">P</text:span><text:span text:style-name="T10">ast má útok </text:span><text:span text:style-name="T114">k6 +</text:span><text:span text:style-name="T10"> </text:span><text:span text:style-name="T115">3</text:span><text:span text:style-name="T10">/0.</text:span></text:p>
                      </text:list-item>
                      <text:list-item>
                        <text:p text:style-name="P301"><text:span text:style-name="T104">Zmijí jed</text:span><text:span text:style-name="T102"><text:line-break/>Latence: </text:span><text:span text:style-name="T103">1-2</text:span><text:span text:style-name="T102"> minut</text:span><text:span text:style-name="T103">y<text:line-break/></text:span><text:span text:style-name="T102">Působení: </text:span><text:span text:style-name="T103">1-</text:span><text:span text:style-name="T102">2 dny<text:line-break/>Zranění: 8 + k8, 8 + k8</text:span></text:p>
                      </text:list-item>
                      <text:list-item>
                        <text:p text:style-name="P265"><text:span text:style-name="T18">P</text:span><text:span text:style-name="T11">říznaky:</text:span><text:span text:style-name="T10"> </text:span><text:span text:style-name="T109">bolest v místě vpichu, později v lymfatických uzlinách. Otok, který se rozšíří po celé končetině. </text:span><text:span text:style-name="T110">Zvracení, bolest hlavy, průjem.</text:span></text:p>
                      </text:list-item>
                    </text:list>
                  </text:list-item>
                </text:list>
              </text:list-item>
              <text:list-item>
                <text:p text:style-name="P152">Uvnitř trezoru je:</text:p>
                <text:list>
                  <text:list-item>
                    <text:p text:style-name="P257"><text:span text:style-name="T10">Svitek s kouzlem </text:span><text:span text:style-name="T11">Uzdrav lehká zranění</text:span></text:p>
                  </text:list-item>
                  <text:list-item>
                    <text:p text:style-name="P195"><text:span text:style-name="T107">3 f</text:span><text:span text:style-name="T10">lakón</text:span><text:span text:style-name="T107">y</text:span><text:span text:style-name="T10"> se sérem proti zmijímu jedu </text:span><text:span text:style-name="T106">(</text:span><text:span text:style-name="T107">každý obsahuje jednu dávku</text:span><text:span text:style-name="T106">).</text:span></text:p>
                    <text:list>
                      <text:list-item>
                        <text:p text:style-name="P196"><text:span text:style-name="T106">Š</text:span><text:span text:style-name="T10">títek „sérum“ (ve staroelfštině).</text:span></text:p>
                      </text:list-item>
                      <text:list-item>
                        <text:p text:style-name="P195"><text:span text:style-name="T10">Sníží zranění zmijím jedem o 6 </text:span><text:span text:style-name="T108">(účinkuje jen jednou)</text:span><text:span text:style-name="T10">.</text:span></text:p>
                      </text:list-item>
                    </text:list>
                  </text:list-item>
                </text:list>
              </text:list-item>
            </text:list>
          </text:list-item>
        </text:list>
        <text:p text:style-name="P27">Laborka</text:p>
        <text:list xml:id="list2566449311" text:style-name="L40">
          <text:list-item>
            <text:p text:style-name="P266">Jedna z koster byl mistr spagyrie.</text:p>
            <text:list>
              <text:list-item>
                <text:p text:style-name="P266">Má u sebe klíč ke kabinetu</text:p>
                <text:list>
                  <text:list-item>
                    <text:p text:style-name="P266">(asi 15 centimetrů dlouhá černá tyčka se zlatým pruhem na jednom konci).</text:p>
                  </text:list-item>
                </text:list>
              </text:list-item>
            </text:list>
          </text:list-item>
        </text:list>
        <text:list xml:id="list180925845526545" text:continue-list="list180924414503119" text:style-name="L25">
          <text:list-item>
            <text:p text:style-name="P267">Na stole je připravených několik flakónů a pět lahví s reagenty <text:span text:style-name="T145">(červená, zelená, modrá, čirá a černá)</text:span>.</text:p>
          </text:list-item>
          <text:list-item>
            <text:p text:style-name="P268">V červené, zelené a modré jsou tři dávky <text:span text:style-name="T146">(kolik je jedna dávka je popsané v poznámkách)</text:span>, vešly by se 4. Černá lahev je plná, obsahuje 4 dávky Čirá lahev je větší, vešlo by se tam 8 dávek. Zbývá tam ale jen 5.</text:p>
          </text:list-item>
          <text:list-item>
            <text:p text:style-name="P267">Vedle jsou poznámky (ve staroelfštině):</text:p>
            <text:list>
              <text:list-header>
                <text:p text:style-name="P56">Mistře, reagenty jsou připraveny podle vašeho návodu. Provedl jsem zatím první várku testů – potvrdil se <text:span text:style-name="T147">stabilizační efekt čirého</text:span> reagent<text:span text:style-name="T147">u, všechny tři smysluplné kombinace vedly k</text:span> pozitivnímu efektu bez vedlejších účinků. <text:span text:style-name="T147">V dalších zkouškách budeme pokračovat zítra.</text:span></text:p>
                <text:list>
                  <text:list-item>
                    <text:list>
                      <text:list-item>
                        <text:list>
                          <text:list-item>
                            <text:list>
                              <text:list-item>
                                <text:list>
                                  <text:list-header>
                                    <text:p text:style-name="P57">Etilius, <text:span text:style-name="T148">adept třetího stupně</text:span>.</text:p>
                                  </text:list-header>
                                </text:list>
                              </text:list-item>
                            </text:list>
                          </text:list-item>
                        </text:list>
                      </text:list-item>
                    </text:list>
                  </text:list-item>
                </text:list>
              </text:list-header>
              <text:list-item>
                <text:p text:style-name="P269">Co dělají kombinace:</text:p>
                <text:list>
                  <text:list-item>
                    <text:p text:style-name="P269">červená + <text:span text:style-name="T149">čirá</text:span> = <text:span text:style-name="T2">Lektvar síly</text:span></text:p>
                    <text:list>
                      <text:list-item>
                        <text:p text:style-name="P58">+1 Síla</text:p>
                      </text:list-item>
                    </text:list>
                  </text:list-item>
                  <text:list-item>
                    <text:p text:style-name="P197">zelená + <text:span text:style-name="T149">čirá</text:span> = <text:span text:style-name="T2">Lektvar šikovnosti</text:span></text:p>
                    <text:list>
                      <text:list-item>
                        <text:p text:style-name="P58">+1 Finesa</text:p>
                      </text:list-item>
                    </text:list>
                  </text:list-item>
                  <text:list-item>
                    <text:p text:style-name="P197">modrá + <text:span text:style-name="T149">čirá</text:span> = <text:span text:style-name="T2">Le</text:span><text:span text:style-name="T3">k</text:span><text:span text:style-name="T2">tvar duševní síly</text:span></text:p>
                    <text:list>
                      <text:list-item>
                        <text:p text:style-name="P58">+1 Duše</text:p>
                      </text:list-item>
                    </text:list>
                  </text:list-item>
                  <text:list-item>
                    <text:p text:style-name="P198">červená + čirá + černá = Lektvar obří síly</text:p>
                    <text:list>
                      <text:list-item>
                        <text:p text:style-name="P58">+2 Síla, -1 Finesa, -1 Duše</text:p>
                      </text:list-item>
                    </text:list>
                  </text:list-item>
                  <text:list-item>
                    <text:p text:style-name="P197">zelená + <text:span text:style-name="T149">čirá + černá</text:span> = <text:span text:style-name="T2">Lektvar </text:span><text:span text:style-name="T4">protřelosti</text:span></text:p>
                    <text:list>
                      <text:list-item>
                        <text:p text:style-name="P58">+2 Finesa, -1 Síla, -1 Duše</text:p>
                      </text:list-item>
                    </text:list>
                  </text:list-item>
                  <text:list-item>
                    <text:p text:style-name="P197">modrá + <text:span text:style-name="T149">čirá + černá</text:span> = <text:span text:style-name="T2">Letvar duševní </text:span><text:span text:style-name="T4">moci</text:span></text:p>
                    <text:list>
                      <text:list-item>
                        <text:p text:style-name="P58">+2 Duše, -1 Síla, -1 <text:s/>Finesa</text:p>
                      </text:list-item>
                    </text:list>
                  </text:list-item>
                  <text:list-item>
                    <text:p text:style-name="P199">modrá + zelená = <text:span text:style-name="T5">D</text:span><text:span text:style-name="T6">elírium</text:span></text:p>
                    <text:list>
                      <text:list-item>
                        <text:p text:style-name="P200"><text:span text:style-name="T150">ten, kdo lektvar požil,</text:span> sebou bude zmítat a vykřikovat nesmyslné věty.</text:p>
                      </text:list-item>
                    </text:list>
                  </text:list-item>
                  <text:list-item>
                    <text:p text:style-name="P201">modrá + červená = <text:span text:style-name="T2">Mutace hlasu</text:span></text:p>
                    <text:list>
                      <text:list-item>
                        <text:p text:style-name="P201">Pokud lektvar požil muž, bude po dobu trvání lektvaru mluvit vysokým, písklavým hláskem. Když je to žena, bude naopak mluvit hlubokým, dunivým hlasem.</text:p>
                      </text:list-item>
                    </text:list>
                  </text:list-item>
                  <text:list-item>
                    <text:p text:style-name="P201">zelená + červená = <text:span text:style-name="T7">Projímadlo</text:span></text:p>
                  </text:list-item>
                  <text:list-item>
                    <text:p text:style-name="P230"><text:span text:style-name="T40">Jakákoliv jiná kombinace</text:span><text:span text:style-name="T41"> </text:span><text:span text:style-name="T42">způsobí</text:span><text:span text:style-name="T41"> </text:span><text:span text:style-name="T42">explozi za 1k6 + 5/0 s dosahem 1 metr. Zasažení se brání Silou a od zranění si odečtou zbroj.</text:span></text:p>
                  </text:list-item>
                </text:list>
              </text:list-item>
            </text:list>
          </text:list-item>
        </text:list>
        <text:h text:style-name="Heading_20_4" text:outline-level="4"><text:soft-page-break/><text:span text:style-name="T30">L</text:span><text:span text:style-name="T10">aboratoř </text:span><text:span text:style-name="T31">démonologie</text:span></text:h>
        <text:p text:style-name="P25"><text:span text:style-name="T30">S</text:span><text:span text:style-name="T10">tudentská šatna před laborkou</text:span></text:p>
        <text:list xml:id="list2251603436" text:style-name="L41">
          <text:list-item>
            <text:p text:style-name="P153">Zchátralé dřevěné skříňky</text:p>
            <text:list>
              <text:list-item>
                <text:p text:style-name="P153">V jedné je pouzdro na svitky</text:p>
                <text:list>
                  <text:list-item>
                    <text:p text:style-name="P270"><text:span text:style-name="T10">Uvnitř je svitek s kouzlem </text:span><text:span text:style-name="T13">Roz</text:span><text:span text:style-name="T11">hlížení</text:span></text:p>
                  </text:list-item>
                </text:list>
              </text:list-item>
            </text:list>
          </text:list-item>
        </text:list>
        <text:p text:style-name="P21"><text:span text:style-name="T30">L</text:span><text:span text:style-name="T10">aboratoř</text:span></text:p>
        <text:list xml:id="list180923876245640" text:continue-list="list180925845526545" text:style-name="L25">
          <text:list-item>
            <text:p text:style-name="P96">Mramorové police u zdí</text:p>
            <text:list>
              <text:list-item>
                <text:p text:style-name="P97">Kýbl s uhelným prachem</text:p>
                <text:list>
                  <text:list-item>
                    <text:p text:style-name="P97">zbývá 20 hrstí</text:p>
                  </text:list-item>
                </text:list>
              </text:list-item>
              <text:list-item>
                <text:p text:style-name="P98">Pixla se sírou</text:p>
                <text:list>
                  <text:list-item>
                    <text:p text:style-name="P202"><text:span text:style-name="T10">zbývá 8 hrstí (</text:span><text:span text:style-name="T85">4 st za hrst</text:span><text:span text:style-name="T10">)</text:span></text:p>
                  </text:list-item>
                </text:list>
              </text:list-item>
              <text:list-item>
                <text:p text:style-name="P203"><text:span text:style-name="T10">Dvě pixly s kadidlem </text:span><text:span text:style-name="T84">(1 zl za hrst)</text:span></text:p>
                <text:list>
                  <text:list-item>
                    <text:p text:style-name="P99">v jedné zbývá 5 hrstí</text:p>
                  </text:list-item>
                  <text:list-item>
                    <text:p text:style-name="P99">ve druhé 9 hrstí</text:p>
                  </text:list-item>
                </text:list>
              </text:list-item>
              <text:list-item>
                <text:p text:style-name="P194"><text:span text:style-name="T78">r</text:span><text:span text:style-name="T10">ozteklé zbytky svíček (ze včelího vosku)</text:span></text:p>
                <text:list>
                  <text:list-item>
                    <text:p text:style-name="P91">Vosk jde přetavit a svíčky znovu vyrobit</text:p>
                    <text:list>
                      <text:list-item>
                        <text:p text:style-name="P93">jsou potřeba nové knoty</text:p>
                      </text:list-item>
                      <text:list-item>
                        <text:p text:style-name="P100">celkem vystačí na 12 svic</text:p>
                        <text:list>
                          <text:list-item>
                            <text:p text:style-name="P101">Vosk na 1 svíčku se dá prodat za 2 st</text:p>
                          </text:list-item>
                        </text:list>
                      </text:list-item>
                    </text:list>
                  </text:list-item>
                </text:list>
              </text:list-item>
            </text:list>
          </text:list-item>
          <text:list-item>
            <text:p text:style-name="P231"><text:span text:style-name="T30">D</text:span><text:span text:style-name="T82">va přivolávací pentagramy v ochranných kruzích</text:span></text:p>
            <text:list>
              <text:list-item>
                <text:p text:style-name="P271">Kruh je ze stejných stříbrných run, jako vázací kruh dole před pokladnicí <text:span text:style-name="T126">(místnost XY)</text:span>. Stejně pulsujou a jsou taky napájeny power crystalem.</text:p>
              </text:list-item>
              <text:list-item>
                <text:p text:style-name="P272">Démon vyvolaný uvnitř kruhu nemůže ven (dokud funguje power crystal).</text:p>
              </text:list-item>
            </text:list>
          </text:list-item>
          <text:list-item>
            <text:p text:style-name="P273">Možnost přivolat diblíka Achrata</text:p>
          </text:list-item>
        </text:list>
        <text:list xml:id="list983920438" text:style-name="L42">
          <text:list-item>
            <text:p text:style-name="P274">diblík si pamatuje, kdo ho vyvolal před tím a co po něm chtěl – úklid laboratoří a tak?, takže může například vědět, kde jsou některé tajné chodby</text:p>
          </text:list-item>
        </text:list>
        <text:p text:style-name="P22">Pracovna mistra démonologie</text:p>
        <text:list xml:id="list180924486389153" text:continue-list="list180923876245640" text:style-name="L25">
          <text:list-header>
            <text:p text:style-name="P253"><text:span text:style-name="T83">Nade dveřmi: </text:span><text:span text:style-name="T30">„</text:span><text:span text:style-name="T29">Mistr </text:span><text:span text:style-name="T31">démonologie</text:span><text:span text:style-name="T30">“</text:span></text:p>
          </text:list-header>
          <text:list-item>
            <text:p text:style-name="P109">Trezor</text:p>
            <text:list>
              <text:list-item>
                <text:p text:style-name="P151">Trezor vypadá jako mramorová deska, která úplně přesně nezapadá do stěny.</text:p>
                <text:list>
                  <text:list-item>
                    <text:p text:style-name="P154">Po zatlačení desky je na odkryté vnitřní stěně trezoru možné spatřit několik dírek a čudlík.</text:p>
                  </text:list-item>
                  <text:list-item>
                    <text:p text:style-name="P262"><text:span text:style-name="T102">O</text:span><text:span text:style-name="T10">tevírá se </text:span><text:span text:style-name="T112">zatlačením na desku a následně zmáčknutím čudlíku, který se objeví na boku díky zasunutí přední desky</text:span><text:span text:style-name="T10">.</text:span></text:p>
                  </text:list-item>
                </text:list>
              </text:list-item>
              <text:list-item>
                <text:p text:style-name="P154">Jehlicová past</text:p>
                <text:list>
                  <text:list-item>
                    <text:p text:style-name="P260"><text:span text:style-name="T30">Když </text:span><text:span text:style-name="T112">někdo přejede rukou</text:span><text:span text:style-name="T102"> </text:span><text:span text:style-name="T112">po vnitřní stěně trezoru, která se objeví po zasunutí přední desky, spustí tím jehlicovou past </text:span><text:span text:style-name="T113">otrávenou </text:span><text:span text:style-name="T19">zmijím jedem</text:span><text:span text:style-name="T112">.</text:span></text:p>
                    <text:list>
                      <text:list-item>
                        <text:p text:style-name="P264"><text:span text:style-name="T112">P</text:span><text:span text:style-name="T10">ast má útok </text:span><text:span text:style-name="T114">k6 +</text:span><text:span text:style-name="T10"> </text:span><text:span text:style-name="T115">3</text:span><text:span text:style-name="T10">/0.</text:span></text:p>
                      </text:list-item>
                    </text:list>
                  </text:list-item>
                </text:list>
              </text:list-item>
              <text:list-item>
                <text:p text:style-name="P204"><text:span text:style-name="T67">Svitek s rituálem </text:span><text:span text:style-name="T21">p</text:span><text:span text:style-name="T22">řivolání</text:span><text:span text:style-name="T20"> Urgragora</text:span></text:p>
              </text:list-item>
            </text:list>
          </text:list-item>
        </text:list>
        <text:h text:style-name="Heading_20_4" text:outline-level="4"><text:span text:style-name="T30">L</text:span><text:span text:style-name="T10">aboratoř </text:span><text:span text:style-name="T32">iluzí</text:span></text:h>
        <text:list xml:id="list180925194317353" text:continue-numbering="true" text:style-name="L25">
          <text:list-header>
            <text:p text:style-name="P254"><text:span text:style-name="T30">„</text:span><text:span text:style-name="T29">Mistr </text:span><text:span text:style-name="T32">iluzí</text:span><text:span text:style-name="T30">“</text:span></text:p>
          </text:list-header>
          <text:list-item>
            <text:p text:style-name="P275"><text:span text:style-name="T30">T</text:span><text:span text:style-name="T10">rezor</text:span></text:p>
            <text:list>
              <text:list-item>
                <text:p text:style-name="P110">Trezor je skrytý iluzí. Dá se normálně nahmatat a otevřít za držátko. Není tu žádná past.</text:p>
              </text:list-item>
            </text:list>
          </text:list-item>
        </text:list>
      </text:section>
      <text:h text:style-name="Heading_20_2" text:outline-level="2"><text:span text:style-name="T34">Druhé</text:span><text:span text:style-name="T33"> podzemní patro</text:span></text:h>
      <text:section text:style-name="Sect1" text:name="Sekce3">
        <text:h text:style-name="Heading_20_4" text:outline-level="4">Místnost s power crystalem</text:h>
        <text:list xml:id="list18042829" text:style-name="L43">
          <text:list-item>
            <text:p text:style-name="P155">Měla by bejt chráněná pastma a zamčená.</text:p>
          </text:list-item>
          <text:list-item>
            <text:p text:style-name="P276"><text:span text:style-name="T35">A</text:span><text:span text:style-name="T10">si by neměla bejt přímo propojená s pokladnicí – ta je v tajné části podzemí, zatímco k power crystalu se musí dostat údržbář.</text:span></text:p>
          </text:list-item>
        </text:list>
        <text:p text:style-name="P11">Power crystal</text:p>
        <text:list xml:id="list1981681961" text:style-name="L44">
          <text:list-item>
            <text:p text:style-name="P212">Na podstavci s krystalem jsou magické symboly a elfí runy. V podlaze jsou stříbrné „žíly“ vycházející z podstavce. Krystal pravidelně pulsuje modrým světlem – po každém pulsu přes symboly na podstavci a přes žíly v podlaze projede světelná „vlna“ směrem od krystalu pryč.</text:p>
          </text:list-item>
        </text:list>
        <text:list xml:id="list2019280971" text:style-name="L45">
          <text:list-item>
            <text:p text:style-name="P213">Zničení krystalu <text:span text:style-name="T157">vyřadí</text:span> i portál – Laiara si s tím poradí, <text:span text:style-name="T158">dokáže ho </text:span>aktiv<text:span text:style-name="T158">ovat </text:span>sama.</text:p>
          </text:list-item>
          <text:list-item>
            <text:p text:style-name="P103">Pokud už postavy byly u portálu nebo v pokladnici, tak hráčům řekni, že symboly (a pulzující žíly) na krystalu a v okolní podlaze jsou stejné.</text:p>
          </text:list-item>
        </text:list>
        <text:h text:style-name="Heading_20_4" text:outline-level="4">Místnost se strážným démonem</text:h>
        <text:p text:style-name="P17"><text:span text:style-name="T159">Kruhová místnost. Kolem stěn je na podlaze asi 10 centimetů široký pás z jemných stříbrných run a symbolů. Stejn</text:span><text:span text:style-name="T160">ě je ozdobený</text:span><text:span text:style-name="T159"> rám dveří naproti. </text:span><text:span text:style-name="T161">Všechny stříbrné s</text:span><text:span text:style-name="T160">ymboly </text:span><text:span text:style-name="T162">v pravidelných intervalech </text:span><text:span text:style-name="T163">vždy</text:span><text:span text:style-name="T162"> na chvilku </text:span><text:span text:style-name="T164">zažhnou</text:span><text:span text:style-name="T162"> modrým svitem.</text:span></text:p>
        <text:list xml:id="list727300147" text:style-name="L46">
          <text:list-item>
            <text:p text:style-name="P214">Urgrador nemůže překročit ochranný kruh.</text:p>
          </text:list-item>
          <text:list-item>
            <text:p text:style-name="P214"><text:span text:style-name="T153">Kruh </text:span>lze <text:span text:style-name="T153">rozbít</text:span> dvěma způsoby:</text:p>
            <text:list>
              <text:list-item>
                <text:p text:style-name="P215">Buď prostě fyzicky rozbít runy a kruh tím přerušit.</text:p>
              </text:list-item>
              <text:list-item>
                <text:p text:style-name="P215">Nebo rozbít power crystal, <text:span text:style-name="T152">na který je napojen i portál</text:span>.</text:p>
              </text:list-item>
              <text:list-item>
                <text:p text:style-name="P277"><text:soft-page-break/>3 způsoby, jak si poradit se str<text:span text:style-name="T165">á</text:span>žným démonem:</text:p>
                <text:list>
                  <text:list-item>
                    <text:p text:style-name="P205"><text:span text:style-name="T166">Ohranným</text:span> amuletem z velmistrova trezoru.</text:p>
                  </text:list-item>
                  <text:list-item>
                    <text:p text:style-name="P206">Rozbít power crystal, který napájí celou laborku. Tím se prolomí vázací kruh a démon může utéct.</text:p>
                  </text:list-item>
                  <text:list-item>
                    <text:p text:style-name="P207">Přerušit kruh (démon může utéct).</text:p>
                  </text:list-item>
                  <text:list-item>
                    <text:p text:style-name="P278">Najít v démonologické laborce rituál, kterým lze Urgragora propustit (zmizí).</text:p>
                    <text:p text:style-name="P216"><text:span text:style-name="T1">/* </text:span><text:span text:style-name="T167">Tohle nejde. Přivolávací rituál sice existuje, ale postavy nejspíš nebudou mít dost síly na to, aby ho mohly provést. */</text:span></text:p>
                  </text:list-item>
                </text:list>
              </text:list-item>
            </text:list>
          </text:list-item>
        </text:list>
        <text:h text:style-name="Heading_20_4" text:outline-level="4">Pokladnice</text:h>
        <text:p text:style-name="P15">Loot</text:p>
        <text:list xml:id="list3885811989" text:style-name="L47">
          <text:list-item>
            <text:p text:style-name="P208">Knowledge crystal (+1 xp)</text:p>
          </text:list-item>
          <text:list-item>
            <text:p text:style-name="P209">Nějaké kameny (možná léčivé, možná na výrobu wandek a staffek –<text:span text:style-name="T168"> dají se v zásadě i prodat</text:span>).</text:p>
          </text:list-item>
          <text:list-item>
            <text:p text:style-name="P210">2 stříbrné ingoty (každý za <text:span text:style-name="T182">5</text:span> zl)</text:p>
          </text:list-item>
        </text:list>
        <text:h text:style-name="Heading_20_4" text:outline-level="4">Cely s time stopem</text:h>
        <text:p text:style-name="P5">Strážní místnost před celami s time stopem</text:p>
        <text:list xml:id="list1043461659" text:style-name="L48">
          <text:list-item>
            <text:p text:style-name="P156">2 kostry elfů</text:p>
            <text:list>
              <text:list-item>
                <text:p text:style-name="P156">hůlka ohně</text:p>
              </text:list-item>
            </text:list>
          </text:list-item>
        </text:list>
        <text:p text:style-name="P12">Kruková místnost před celami s time stopem</text:p>
        <text:list xml:id="list3579454867" text:style-name="L49">
          <text:list-item>
            <text:p text:style-name="P157">Strážní zvonek</text:p>
          </text:list-item>
        </text:list>
        <text:p text:style-name="P4">Time stop</text:p>
        <text:list xml:id="list2126231741" text:style-name="L50">
          <text:list-item>
            <text:p text:style-name="P159">Cely <text:span text:style-name="T179">jsou</text:span> zavřené mříží, dveřmi s <text:span text:style-name="T179">průhledem</text:span> (aby bylo vidět, že je uvnitř stopnutý čas).</text:p>
            <text:list>
              <text:list-item>
                <text:p text:style-name="P160">Otevření dveří čas <text:span text:style-name="T180">v místnosti zase spustí</text:span>.</text:p>
                <text:list>
                  <text:list-item>
                    <text:p text:style-name="P161">Znovuzavření ho ale nezastaví, na to je potřeba zaklínadlo.</text:p>
                  </text:list-item>
                </text:list>
              </text:list-item>
            </text:list>
          </text:list-item>
        </text:list>
        <text:list xml:id="list610437912" text:style-name="L51">
          <text:list-item>
            <text:p text:style-name="P279"><text:span text:style-name="T76">Time stop </text:span><text:span text:style-name="T77">taky</text:span><text:span text:style-name="T76"> skončí </text:span><text:span text:style-name="T77">(všude najednou)</text:span><text:span text:style-name="T76">, buď když bude zničen power crystal, nebo když někdo fyzicky „překope“ žíly.</text:span></text:p>
          </text:list-item>
        </text:list>
        <text:p text:style-name="P4">Místnosti:</text:p>
        <text:list xml:id="list2176772315" text:style-name="L52">
          <text:list-item>
            <text:p text:style-name="P162">Laiara</text:p>
            <text:list>
              <text:list-item>
                <text:p text:style-name="P164">Před místností je mrtvola elfího vojáka</text:p>
                <text:list>
                  <text:list-item>
                    <text:p text:style-name="P164"><text:span text:style-name="T203">Tasený m</text:span>eč, dýka <text:span text:style-name="T203">v pochvě</text:span>, střední zbroj <text:span text:style-name="T203">na sobě</text:span>, léčivý lektvar <text:span text:style-name="T203">na opasku</text:span>.</text:p>
                  </text:list-item>
                </text:list>
              </text:list-item>
            </text:list>
          </text:list-item>
          <text:list-item>
            <text:p text:style-name="P280">Salamandři</text:p>
          </text:list-item>
          <text:list-item>
            <text:p text:style-name="P163">Skleník (biosféra)</text:p>
            <text:list>
              <text:list-item>
                <text:p text:style-name="P163">Masožravá liána a vážky</text:p>
              </text:list-item>
            </text:list>
          </text:list-item>
        </text:list>
        <text:h text:style-name="P299" text:outline-level="4"><text:span text:style-name="T98">Cely </text:span><text:span text:style-name="T10">pro démony</text:span></text:h>
        <text:p text:style-name="P13"><text:span text:style-name="T10">V této části se volně pohybuje dvouhlavý pes </text:span><text:span text:style-name="T64">Mogror. </text:span><text:span text:style-name="T65">Nemůže utéct, protože na jedné straně je výtah a na druhé bytelné dveře do místnosti s power krystalem.</text:span></text:p>
        <text:list xml:id="list3198419405" text:style-name="L53">
          <text:list-item>
            <text:p text:style-name="P281"><text:span text:style-name="T10">Jeden z kruhů je násilím porušený –</text:span><text:span text:style-name="T63"> na zemi jsou stopy po ranách nějakým těžkým nástrojem</text:span><text:span text:style-name="T10">.</text:span></text:p>
            <text:list>
              <text:list-item>
                <text:p text:style-name="P165">Před ním jsou vyschlé zbytky několika roztrhaných goblinů – jsou mrtví několik desítek let.</text:p>
              </text:list-item>
            </text:list>
          </text:list-item>
          <text:list-item>
            <text:p text:style-name="P166">Taky je tu mrtvola mistra démonologie</text:p>
            <text:list>
              <text:list-item>
                <text:p text:style-name="P166"><text:span text:style-name="T205">K</text:span>líč ke kabinetu démonologie.</text:p>
                <text:list>
                  <text:list-item>
                    <text:p text:style-name="P167">Asi tak patnáct centimetrů dlouhá černá hůlka se zlatým <text:span text:style-name="T204">p</text:span>roužk<text:span text:style-name="T201">em</text:span> na konci.</text:p>
                  </text:list-item>
                </text:list>
              </text:list-item>
              <text:list-item>
                <text:p text:style-name="P170">Svitek s rituálem <text:span text:style-name="T2">přivolání Achrata</text:span>.</text:p>
              </text:list-item>
            </text:list>
          </text:list-item>
        </text:list>
        <text:h text:style-name="Heading_20_4" text:outline-level="4"><text:span text:style-name="T98">Cely</text:span><text:span text:style-name="T37"> </text:span><text:span text:style-name="T69">pro</text:span><text:span text:style-name="T37"> nehmotné bytosti</text:span></text:h>
        <text:p text:style-name="P3">Před východem z cely s porušeným kruhem:</text:p>
        <text:list xml:id="list180924652746581" text:continue-list="list2176772315" text:style-name="L52">
          <text:list-item>
            <text:list>
              <text:list-item>
                <text:p text:style-name="P171">Dvě mrtvoly (jedna z nich byl velmistr, druhá adept, který ho sem přivedl)</text:p>
                <text:list>
                  <text:list-header>
                    <text:p text:style-name="P123">Loot</text:p>
                  </text:list-header>
                  <text:list-item>
                    <text:p text:style-name="P172">Klíč od trezoru v pracovně velmistra (XY).</text:p>
                    <text:list>
                      <text:list-item>
                        <text:p text:style-name="P173">Klíč je magický předmět – po připoutání umožní prohlédnout iluzi skrývající trezor. A taky ho odemknout.</text:p>
                      </text:list-item>
                      <text:list-item>
                        <text:p text:style-name="P168">Asi tak patnáct centimetrů dlouhá černá hůlka se dvěma zlatými kroužky na konci.</text:p>
                      </text:list-item>
                    </text:list>
                  </text:list-item>
                  <text:list-item>
                    <text:p text:style-name="P174"><text:span text:style-name="T183">Hůl ohně (zbývá 1 charge)</text:span><text:span text:style-name="T33">.</text:span></text:p>
                  </text:list-item>
                </text:list>
              </text:list-item>
            </text:list>
          </text:list-item>
        </text:list>
        <text:p text:style-name="P2">Vlastní cely</text:p>
        <text:list xml:id="list1797338511" text:style-name="L54">
          <text:list-item>
            <text:p text:style-name="P175">Bludička</text:p>
          </text:list-item>
          <text:list-item>
            <text:p text:style-name="P176">Nevidění</text:p>
            <text:list>
              <text:list-item>
                <text:p text:style-name="P282"><text:span text:style-name="T36">T</text:span><text:span text:style-name="T10">ak přece jen tu jeden zb</text:span><text:span text:style-name="T68">yl</text:span><text:span text:style-name="T10"> – ať je v dungeonu něco potenciálně smrtelného.</text:span></text:p>
              </text:list-item>
            </text:list>
          </text:list-item>
        </text:list>
        <text:p text:style-name="P14"><text:span text:style-name="T38">L</text:span><text:span text:style-name="T10">oot</text:span></text:p>
        <text:list xml:id="list180924770748537" text:continue-list="list3579454867" text:style-name="L49">
          <text:list-item>
            <text:p text:style-name="P158">TODO</text:p>
            <text:list>
              <text:list-item>
                <text:p text:style-name="P283"><text:span text:style-name="T10">Lapená bludička (možná by tu mohl být </text:span><text:span text:style-name="T11">lapač duší</text:span><text:span text:style-name="T10">)</text:span></text:p>
              </text:list-item>
            </text:list>
          </text:list-item>
        </text:list>
        <text:h text:style-name="Heading_20_4" text:outline-level="4">Iluzionistické experimenty</text:h>
        <text:list xml:id="list229608164" text:style-name="L55">
          <text:list-item>
            <text:p text:style-name="P284">Chodba směrem od laborky je přehrazena iluzorní zdí, takže to vypadá, že je to Tčko.</text:p>
          </text:list-item>
          <text:list-item>
            <text:p text:style-name="P285">Iluzí zamaskovan<text:span text:style-name="T209">0</text:span> propadl<text:span text:style-name="T209">o</text:span></text:p>
            <text:list>
              <text:list-item>
                <text:p text:style-name="P285"><text:span text:style-name="T209">nepříliš hlubok0 a dole vyměkčen</text:span><text:span text:style-name="T99">é, ale pro ostatní postavy to vypadá jako pád do hluboké šachty.</text:span></text:p>
              </text:list-item>
            </text:list>
          </text:list-item>
          <text:list-item>
            <text:p text:style-name="P286">DRAK (v malé, uzavřené místnosti, samozřejmě!). <text:span text:style-name="T100">Přesněji varan.</text:span></text:p>
            <text:list>
              <text:list-item>
                <text:p text:style-name="P177">Varana vidí jen postavy v místnosti – jakmile z ní odejdou, zmizí. Nejde ho tudíž ustřílet z dálky.</text:p>
              </text:list-item>
            </text:list>
          </text:list-item>
          <text:list-item>
            <text:p text:style-name="P287"><text:soft-page-break/><text:span text:style-name="T210">Velká kulatá místnost</text:span> s prostorovou iluzí (poušť).</text:p>
            <text:list>
              <text:list-item>
                <text:list>
                  <text:list-item>
                    <text:p text:style-name="P288">Z chodby je vidět obyčejná místnost, až po vstupu postava vnímá iluzi. Ti, kdo zůstanou v chodbě, uvidí normálně postavu v místnosti.</text:p>
                  </text:list-item>
                  <text:list-item>
                    <text:p text:style-name="P289"><text:span text:style-name="T211">Když se postava uvnitř místnosti přiblíží ke stěně (kterou nevidí), začne se propadat do tekutého písku (vynutí se je past na Finesu s obtížností 4)</text:span>.</text:p>
                  </text:list-item>
                  <text:list-item>
                    <text:p text:style-name="P289">„<text:span text:style-name="T125">Smrt“ v tekutém písku nebo v lávě postavu vyřadí do bezvědomí (aniž by byla zraněna). Fyzicky stále leží v místnosti, je možné ji něčím vytáhnout.</text:span></text:p>
                  </text:list-item>
                  <text:list-item>
                    <text:p text:style-name="P178">Dostat se pryč <text:span text:style-name="T212">z pouště</text:span> lze <text:span text:style-name="T212">jen skrz východy z reálné místnosti</text:span>.</text:p>
                  </text:list-item>
                </text:list>
              </text:list-item>
            </text:list>
          </text:list-item>
        </text:list>
        <text:p text:style-name="P30">Někde v komplexu je mrtvola mistra iluzí <text:span text:style-name="T208">(Třeba na poušti? Zavátá pískem?)</text:span>.</text:p>
        <text:list xml:id="list1515502485" text:style-name="L56">
          <text:list-item>
            <text:p text:style-name="P290">Má u sebe klíč ke svému kabinetu.</text:p>
          </text:list-item>
        </text:list>
        <text:list xml:id="list2746002994" text:style-name="L57">
          <text:list-item>
            <text:list>
              <text:list-item>
                <text:p text:style-name="P169">Asi tak patnáct centimetrů dlouhá černá hůlka se zlatým <text:span text:style-name="T204">p</text:span>roužk<text:span text:style-name="T201">em</text:span> na konci.</text:p>
              </text:list-item>
            </text:list>
          </text:list-item>
          <text:list-item>
            <text:p text:style-name="P179">Má u sebe <text:span text:style-name="T2">hůlku iluzorní zdi</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writing-mode="lr-tb">
        <style:tab-stops>
          <style:tab-stop style:position="0.499cm"/>
        </style:tab-stops>
      </style:paragraph-properties>
      <style:text-properties style:font-name="Georgia" fo:font-family="Georgia" style:font-style-name="Regular" style:font-family-generic="roman" style:font-pitch="variable" fo:font-size="8pt" fo:letter-spacing="0.004cm" fo:language="cs" fo:country="CZ" officeooo:rsid="189e355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1-08T18:09:23.178000000</dc:date>
    <meta:print-date>2113-01-01T00:00:00</meta:print-date>
    <meta:editing-cycles>11253</meta:editing-cycles>
    <meta:editing-duration>P32DT3H15M10S</meta:editing-duration>
    <meta:generator>LibreOffice/5.3.2.2$Windows_X86_64 LibreOffice_project/6cd4f1ef626f15116896b1d8e1398b56da0d0ee1</meta:generator>
    <meta:document-statistic meta:table-count="0" meta:image-count="0" meta:object-count="0" meta:page-count="9" meta:paragraph-count="397" meta:word-count="3773" meta:character-count="21353" meta:non-whitespace-character-count="18263"/>
  </office:meta>
</office:document-meta>
</file>